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1cm"/>
    </style:style>
    <style:style style:name="co2" style:family="table-column">
      <style:table-column-properties fo:break-before="auto" style:column-width="5.749cm"/>
    </style:style>
    <style:style style:name="co3" style:family="table-column">
      <style:table-column-properties fo:break-before="auto" style:column-width="14.263cm"/>
    </style:style>
    <style:style style:name="co4" style:family="table-column">
      <style:table-column-properties fo:break-before="auto" style:column-width="6.992cm"/>
    </style:style>
    <style:style style:name="co5" style:family="table-column">
      <style:table-column-properties fo:break-before="auto" style:column-width="7.685cm"/>
    </style:style>
    <style:style style:name="co6" style:family="table-column">
      <style:table-column-properties fo:break-before="auto" style:column-width="8.19cm"/>
    </style:style>
    <style:style style:name="co7" style:family="table-column">
      <style:table-column-properties fo:break-before="auto" style:column-width="6.025cm"/>
    </style:style>
    <style:style style:name="co8" style:family="table-column">
      <style:table-column-properties fo:break-before="auto" style:column-width="17.542cm"/>
    </style:style>
    <style:style style:name="co9" style:family="table-column">
      <style:table-column-properties fo:break-before="auto" style:column-width="2.267cm"/>
    </style:style>
    <style:style style:name="ro1" style:family="table-row">
      <style:table-row-properties style:row-height="0.473cm" fo:break-before="auto" style:use-optimal-row-height="true"/>
    </style:style>
    <style:style style:name="ro2" style:family="table-row">
      <style:table-row-properties style:row-height="6.791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5.95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2.579cm" fo:break-before="auto" style:use-optimal-row-height="true"/>
    </style:style>
    <style:style style:name="ro7" style:family="table-row">
      <style:table-row-properties style:row-height="7.634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3cm" fo:break-before="auto" style:use-optimal-row-height="true"/>
    </style:style>
    <style:style style:name="ro10" style:family="table-row">
      <style:table-row-properties style:row-height="10.58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3.844cm" fo:break-before="auto" style:use-optimal-row-height="true"/>
    </style:style>
    <style:style style:name="ro13" style:family="table-row">
      <style:table-row-properties style:row-height="4.263cm" fo:break-before="auto" style:use-optimal-row-height="true"/>
    </style:style>
    <style:style style:name="ro14" style:family="table-row">
      <style:table-row-properties style:row-height="7.213cm" fo:break-before="auto" style:use-optimal-row-height="true"/>
    </style:style>
    <style:style style:name="ro15" style:family="table-row">
      <style:table-row-properties style:row-height="5.528cm" fo:break-before="auto" style:use-optimal-row-height="true"/>
    </style:style>
    <style:style style:name="ro16" style:family="table-row">
      <style:table-row-properties style:row-height="6.369cm" fo:break-before="auto" style:use-optimal-row-height="true"/>
    </style:style>
    <style:style style:name="ro17" style:family="table-row">
      <style:table-row-properties style:row-height="0.894cm" fo:break-before="auto" style:use-optimal-row-height="true"/>
    </style:style>
    <style:style style:name="ro18" style:family="table-row">
      <style:table-row-properties style:row-height="4.685cm" fo:break-before="auto" style:use-optimal-row-height="true"/>
    </style:style>
    <style:style style:name="ro19" style:family="table-row">
      <style:table-row-properties style:row-height="8.475cm" fo:break-before="auto" style:use-optimal-row-height="true"/>
    </style:style>
    <style:style style:name="ro20" style:family="table-row">
      <style:table-row-properties style:row-height="10.162cm" fo:break-before="auto" style:use-optimal-row-height="true"/>
    </style:style>
    <style:style style:name="ro21" style:family="table-row">
      <style:table-row-properties style:row-height="5.106cm" fo:break-before="auto" style:use-optimal-row-height="true"/>
    </style:style>
    <style:style style:name="ro22" style:family="table-row">
      <style:table-row-properties style:row-height="8.056cm" fo:break-before="auto" style:use-optimal-row-height="true"/>
    </style:style>
    <style:style style:name="ro23" style:family="table-row">
      <style:table-row-properties style:row-height="8.89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background-color="#ff3333" style:vertical-align="top"/>
      <style:text-properties style:use-window-font-color="true"/>
    </style:style>
    <style:style style:name="ce3" style:family="table-cell" style:parent-style-name="Default">
      <style:table-cell-properties fo:background-color="#ff3333" style:vertical-align="top"/>
    </style:style>
    <style:style style:name="ce4" style:family="table-cell" style:parent-style-name="Default">
      <style:table-cell-properties fo:background-color="#00ff66" style:vertical-align="top"/>
    </style:style>
    <style:style style:name="ce5" style:family="table-cell" style:parent-style-name="Default">
      <style:table-cell-properties fo:background-color="#ff9900" style:vertical-align="top"/>
    </style:style>
    <style:style style:name="ce6" style:family="table-cell" style:parent-style-name="Default">
      <style:table-cell-properties fo:wrap-option="wrap" style:vertical-align="top"/>
    </style:style>
    <style:style style:name="ce7" style:family="table-cell" style:parent-style-name="Default">
      <style:table-cell-properties fo:background-color="#ff3333" fo:wrap-option="wrap" style:vertical-align="top"/>
      <style:text-properties style:use-window-font-color="true"/>
    </style:style>
    <style:style style:name="ce8" style:family="table-cell" style:parent-style-name="Default">
      <style:table-cell-properties fo:background-color="#ff3333" fo:wrap-option="wrap" style:vertical-align="top"/>
    </style:style>
    <style:style style:name="ce9" style:family="table-cell" style:parent-style-name="Default">
      <style:table-cell-properties fo:background-color="#00ff66" fo:wrap-option="wrap" style:vertical-align="top"/>
    </style:style>
    <style:style style:name="ce10" style:family="table-cell" style:parent-style-name="Default">
      <style:table-cell-properties fo:background-color="#ff9900" fo:wrap-option="wrap" style:vertical-align="top"/>
    </style:style>
    <style:style style:name="ce11" style:family="table-cell" style:parent-style-name="Default">
      <style:table-cell-properties fo:background-color="#ff3333"/>
    </style:style>
  </office:automatic-styles>
  <office:body>
    <office:spreadsheet>
      <table:table table:name="labels" table:style-name="ta1">
        <table:table-column table:style-name="co1" table:default-cell-style-name="ce1"/>
        <table:table-column table:style-name="co2" table:default-cell-style-name="ce1"/>
        <table:table-column table:style-name="co3" table:default-cell-style-name="ce6"/>
        <table:table-column table:style-name="co4" table:default-cell-style-name="ce6"/>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5" table:default-cell-style-name="ce1"/>
        <table:table-column table:style-name="co9" table:default-cell-style-name="Default"/>
        <table:table-row table:style-name="ro1">
          <table:table-cell office:value-type="string">
            <text:p>ra_id</text:p>
          </table:table-cell>
          <table:table-cell office:value-type="string">
            <text:p>label_name</text:p>
          </table:table-cell>
          <table:table-cell office:value-type="string">
            <text:p>label_descr</text:p>
          </table:table-cell>
          <table:table-cell office:value-type="string">
            <text:p>location</text:p>
          </table:table-cell>
          <table:table-cell office:value-type="string">
            <text:p>soundcloud</text:p>
          </table:table-cell>
          <table:table-cell office:value-type="string">
            <text:p>website</text:p>
          </table:table-cell>
          <table:table-cell office:value-type="string">
            <text:p>email</text:p>
          </table:table-cell>
          <table:table-cell office:value-type="string">
            <text:p>facebook</text:p>
          </table:table-cell>
          <table:table-cell table:number-columns-repeated="1016"/>
        </table:table-row>
        <table:table-row table:style-name="ro2">
          <table:table-cell table:style-name="ce2" office:value-type="float" office:value="12453">
            <text:p>12453</text:p>
          </table:table-cell>
          <table:table-cell table:style-name="ce2" office:value-type="string">
            <text:p>Stellar Remnant</text:p>
          </table:table-cell>
          <table:table-cell table:style-name="ce7" office:value-type="string">
            <text:p>Stellar Remnant is a Record a Label and an Online Record shop heavily curated by Ed Vertov of Pro-Tez records/Kompakt Family and Lena Deen - the recording artist for Prologue music record label . It is based in LA and is set to release exclusive Vinyl only series of records and represent several Exclusive Labels for Distribution Worldwide . Having experience in the record industry for about 10 years Ed Vertov has worked in the records shops since 2005 .Starting at Virgin Megastore, then moving on to Amoeba Hollywood and eventually landing at Mount Analog in 2012 as on of the buyers and curators until march 2015. Stellar Remnant is a new record label that will reflect the fascination with Techno,Ambient, Experimental music and will be curated by Ed and Lena . Lena has been producing music for several years and her music could be found on Germany's leading techno label Prologue. Stellar Remnant record shop will have new releases and also classics and records that are played in Dj sets/podcasts by Ed and Lena as EVLD outfit and of small amount pf out of print and hard to find records. Eventually the goal of SR is to grow in to a store front which will include Analog Modular Gear and a Small Vinyl Distribution company. View all charted tracks on Stellar Remnant</text:p>
          </table:table-cell>
          <table:table-cell table:style-name="ce7" office:value-type="string">
            <text:p>Los Angeles, USA</text:p>
          </table:table-cell>
          <table:table-cell table:style-name="ce2" office:value-type="string">
            <text:p>http://www.soundcloud.com/stellaremnant</text:p>
          </table:table-cell>
          <table:table-cell table:style-name="ce2" office:value-type="string">
            <text:p>http://www.stellaremnant.com/</text:p>
          </table:table-cell>
          <table:table-cell table:style-name="ce2" office:value-type="string">
            <text:p>info@stellaremnant.com</text:p>
          </table:table-cell>
          <table:table-cell table:style-name="ce2" office:value-type="string">
            <text:p>http://www.facebook.com/pages/Stellar-Remnant/741332559317439</text:p>
          </table:table-cell>
          <table:table-cell table:style-name="ce2" table:number-columns-repeated="1015"/>
          <table:table-cell/>
        </table:table-row>
        <table:table-row table:style-name="ro3">
          <table:table-cell table:style-name="ce3" office:value-type="float" office:value="12437">
            <text:p>12437</text:p>
          </table:table-cell>
          <table:table-cell table:style-name="ce3" office:value-type="string">
            <text:p>Safer At Night</text:p>
          </table:table-cell>
          <table:table-cell table:style-name="ce8" office:value-type="string">
            <text:p>Safer At Night is a late-night music collective and label based in New York City. The label is owned and operated by Curses, Cranks, and Total Fitness. Gotham City. Techno. House. Ambient. After-hours and beyond. View all charted tracks on Safer At Night</text:p>
          </table:table-cell>
          <table:table-cell table:style-name="ce8" office:value-type="string">
            <text:p>New York, USA</text:p>
          </table:table-cell>
          <table:table-cell table:style-name="ce3" office:value-type="string">
            <text:p>http://www.soundcloud.com/saferatnight</text:p>
          </table:table-cell>
          <table:table-cell table:style-name="ce3" office:value-type="string">
            <text:p>http://saferatnight.com</text:p>
          </table:table-cell>
          <table:table-cell table:style-name="ce3" office:value-type="string">
            <text:p>pressATsaferatnight.com</text:p>
          </table:table-cell>
          <table:table-cell table:style-name="ce3" office:value-type="string">
            <text:p>http://www.facebook.com/saferatnight</text:p>
          </table:table-cell>
          <table:table-cell table:style-name="ce3" table:number-columns-repeated="1015"/>
          <table:table-cell/>
        </table:table-row>
        <table:table-row table:style-name="ro4">
          <table:table-cell table:style-name="ce3" office:value-type="float" office:value="12379">
            <text:p>12379</text:p>
          </table:table-cell>
          <table:table-cell table:style-name="ce3" office:value-type="string">
            <text:p>Dysfunction Recordings</text:p>
          </table:table-cell>
          <table:table-cell table:style-name="ce8" office:value-type="string">
            <text:p>Dysfunction Recordings is a fresh new label created by the DJ &amp; Producer Simon Raw,which is based on the magic island and electronic music mekka Ibiza.Focused on representing and supporting of artist in the international electronic scene with a creativ unique sound.Particularly from the music direction : Techno, Electronic, Experimental and Ambient. he message is "Be different,be yourself and live your passion". In one kind you can see techno also as a dysfunction.Because for a non techno loving persons it sound like a huge dysfunction of sounds and thats the difference to us. The dysfunction of unexplainable love and feeling to this music even more like a addiction.Lost in dancing tones,sounds,lights and frequencies over night and day and that the point.We are all different.We are all just a Dysfunction of the life what we choose but nobody can understand the point of view ,when he is not a part of it.So what to say more than "Just be your own Dysfunction and get lost in Techno“. Artist´s: Simon Raw JustJ ohsen 742D Rowsky Senal Analogica Send demo´s please to: info@dysfunctionrecordings.com View all charted tracks on Dysfunction Recordings</text:p>
          </table:table-cell>
          <table:table-cell table:style-name="ce8" office:value-type="string">
            <text:p>Ibiza</text:p>
          </table:table-cell>
          <table:table-cell table:style-name="ce3" office:value-type="string">
            <text:p>http://www.soundcloud.com/dysfunction-recordings</text:p>
          </table:table-cell>
          <table:table-cell table:style-name="ce3" office:value-type="string">
            <text:p>http://www.dysfunctionrecordings.com</text:p>
          </table:table-cell>
          <table:table-cell table:style-name="ce3" office:value-type="string">
            <text:p>info@dysfunctionrecordings,com</text:p>
          </table:table-cell>
          <table:table-cell table:style-name="ce3" office:value-type="string">
            <text:p>http://www.facebook.com/dysfunction.recordings</text:p>
          </table:table-cell>
          <table:table-cell table:style-name="ce3" table:number-columns-repeated="1015"/>
          <table:table-cell/>
        </table:table-row>
        <table:table-row table:style-name="ro5">
          <table:table-cell table:style-name="ce3" office:value-type="float" office:value="12309">
            <text:p>12309</text:p>
          </table:table-cell>
          <table:table-cell table:style-name="ce3" office:value-type="string">
            <text:p>Circles Digital</text:p>
          </table:table-cell>
          <table:table-cell table:style-name="ce8" office:value-type="string">
            <text:p>We are the music makers, And we are the dreamers of dreams... dj organisation, after two decades evolved in music label... You can find our music on: Beatport, ITunes, Juno Download, Traxsource, Trackitdown, DJtunes etc... Main genres are techno, minimal, electronica, deep house, ambient and chill out.... View all charted tracks on Circles Digital</text:p>
          </table:table-cell>
          <table:table-cell table:style-name="ce8" office:value-type="string">
            <text:p>Serbia</text:p>
          </table:table-cell>
          <table:table-cell table:style-name="ce3" office:value-type="string">
            <text:p>http://www.soundcloud.com/circles-digital-records</text:p>
          </table:table-cell>
          <table:table-cell table:style-name="ce3" office:value-type="string">
            <text:p>http://circlesdigital.wordpress.com/</text:p>
          </table:table-cell>
          <table:table-cell table:style-name="ce3" office:value-type="string">
            <text:p>circlesdigital@gmail.com</text:p>
          </table:table-cell>
          <table:table-cell table:style-name="ce3" office:value-type="string">
            <text:p>http://www.facebook.com/pages/Circles-Digital/607520699274769?ref=hl</text:p>
          </table:table-cell>
          <table:table-cell table:style-name="ce3" table:number-columns-repeated="1015"/>
          <table:table-cell/>
        </table:table-row>
        <table:table-row table:style-name="ro5">
          <table:table-cell office:value-type="float" office:value="12185">
            <text:p>12185</text:p>
          </table:table-cell>
          <table:table-cell office:value-type="string">
            <text:p>Hypnotic Landscapes Records</text:p>
          </table:table-cell>
          <table:table-cell office:value-type="string">
            <text:p>Electronic digital label founded by the Polish artist Tawbaq in year 2015. Created to explore beautiful hypnotics sound from ambient,dub,deep and mysterious techno to the darker side of this landscapes. It is a new label for people who like to experiment with the parameters of Techno sound and beautiful abandoned landscapes. View all charted tracks on Hypnotic Landscapes Records</text:p>
          </table:table-cell>
          <table:table-cell office:value-type="string">
            <text:p>Poland</text:p>
          </table:table-cell>
          <table:table-cell office:value-type="string">
            <text:p>http://www.soundcloud.com/hypnotic-landscapes</text:p>
          </table:table-cell>
          <table:table-cell office:value-type="string">
            <text:p>NULL</text:p>
          </table:table-cell>
          <table:table-cell office:value-type="string">
            <text:p>hypnotic.landscapes@gmail.com</text:p>
          </table:table-cell>
          <table:table-cell office:value-type="string">
            <text:p>http://www.facebook.com/HypnoticLandscapesRecords</text:p>
          </table:table-cell>
          <table:table-cell table:number-columns-repeated="1016"/>
        </table:table-row>
        <table:table-row table:style-name="ro5">
          <table:table-cell table:style-name="ce3" office:value-type="float" office:value="12130">
            <text:p>12130</text:p>
          </table:table-cell>
          <table:table-cell table:style-name="ce3" office:value-type="string">
            <text:p>made of CONCRETE</text:p>
          </table:table-cell>
          <table:table-cell table:style-name="ce8" office:value-type="string">
            <text:p>"made of CONCRETE" is a record label run by the Berlin- and Dresden-based DJ's fumée grise and Andreas Pionty. "made of CONCRETE" is a platform for records shaped by the aesthetic of Techno, House, Ambient and Experimental music. BOOKING: booking@made-of-concrete.com made of CONCRETE releases have been charted by Okain and 19 others. View all charted tracks on made of CONCRETE</text:p>
          </table:table-cell>
          <table:table-cell table:style-name="ce8" office:value-type="string">
            <text:p>Berlin, Germany</text:p>
          </table:table-cell>
          <table:table-cell table:style-name="ce3" office:value-type="string">
            <text:p>http://www.soundcloud.com/made-of-concrete</text:p>
          </table:table-cell>
          <table:table-cell table:style-name="ce3" office:value-type="string">
            <text:p>http://www.made-of-concrete.com</text:p>
          </table:table-cell>
          <table:table-cell table:style-name="ce3" office:value-type="string">
            <text:p>contact@made-of-concrete.com</text:p>
          </table:table-cell>
          <table:table-cell table:style-name="ce3" office:value-type="string">
            <text:p>http://www.facebook.com/madeofconcrete</text:p>
          </table:table-cell>
          <table:table-cell table:style-name="ce3" table:number-columns-repeated="1015"/>
          <table:table-cell/>
        </table:table-row>
        <table:table-row table:style-name="ro6">
          <table:table-cell table:style-name="ce3" office:value-type="float" office:value="12038">
            <text:p>12038</text:p>
          </table:table-cell>
          <table:table-cell table:style-name="ce3" office:value-type="string">
            <text:p>SZE</text:p>
          </table:table-cell>
          <table:table-cell table:style-name="ce8" office:value-type="string">
            <text:p>SZE is a new London based label emanating from the secretsundaze camp. Born from the age old adage of hearing music from friends and artists that didnâ€™t fit with the latterâ€™s more refined sound, SZE will serve as a more open platform for other forms of dance music be that techno, breakbeat, bass heavy or ambient sounds. SZE releases have been charted by Ryan Elliott and 6 others. View all charted tracks on SZE</text:p>
          </table:table-cell>
          <table:table-cell table:style-name="ce8" office:value-type="string">
            <text:p>London, United Kingdom</text:p>
          </table:table-cell>
          <table:table-cell table:number-columns-repeated="4" table:style-name="ce3" office:value-type="string">
            <text:p>NULL</text:p>
          </table:table-cell>
          <table:table-cell table:style-name="ce3" table:number-columns-repeated="1015"/>
          <table:table-cell/>
        </table:table-row>
        <table:table-row table:style-name="ro6">
          <table:table-cell table:style-name="ce3" office:value-type="float" office:value="11924">
            <text:p>11924</text:p>
          </table:table-cell>
          <table:table-cell table:style-name="ce3" office:value-type="string">
            <text:p>WAXX TRAX</text:p>
          </table:table-cell>
          <table:table-cell table:style-name="ce8" office:value-type="string">
            <text:p>WAXX TRAX™ is a record label from Belgrade, Serbia. It represents everything deep, acid, old school, garage, dub, minimal, techno, ambient, club oriented or not! WAXX TRAX is a platform for your concept! We are accepting demos/promos for DJ use and promotion, as well as release. Send your demos, we listen to every track and answer to every message. We are in constant search for new music, so fire away! :) Demos / Bookings: waxxtrax88@gmail.com View all charted tracks on WAXX TRAX</text:p>
          </table:table-cell>
          <table:table-cell table:style-name="ce8" office:value-type="string">
            <text:p>11000 Belgrade</text:p>
          </table:table-cell>
          <table:table-cell table:style-name="ce3" office:value-type="string">
            <text:p>http://www.soundcloud.com/waxx-trax</text:p>
          </table:table-cell>
          <table:table-cell table:style-name="ce3" office:value-type="string">
            <text:p>http://taktika.me</text:p>
          </table:table-cell>
          <table:table-cell table:style-name="ce3" office:value-type="string">
            <text:p>waxxtrax88@gmail.com</text:p>
          </table:table-cell>
          <table:table-cell table:style-name="ce3" office:value-type="string">
            <text:p>http://www.facebook.com/waxxtrax</text:p>
          </table:table-cell>
          <table:table-cell table:style-name="ce3" table:number-columns-repeated="1015"/>
          <table:table-cell/>
        </table:table-row>
        <table:table-row table:style-name="ro6">
          <table:table-cell table:style-name="ce3" office:value-type="float" office:value="11871">
            <text:p>11871</text:p>
          </table:table-cell>
          <table:table-cell table:style-name="ce3" office:value-type="string">
            <text:p>Truth or Consequences</text:p>
          </table:table-cell>
          <table:table-cell table:style-name="ce8" office:value-type="string">
            <text:p>Truth or Consequences is an independent music label based between London and Rome. Truth or Consequences is a new venture aimed to creating a collective of artists and musicians who work together with much passion and love of music. From ambient to dub, from minimal to techno, Truth or Consequences is a platform where is possible to express yourself, under the aegis of unique music. View all charted tracks on Truth or Consequences</text:p>
          </table:table-cell>
          <table:table-cell table:style-name="ce8" office:value-type="string">
            <text:p>Central, Italy</text:p>
          </table:table-cell>
          <table:table-cell table:style-name="ce3" office:value-type="string">
            <text:p>http://www.soundcloud.com/truth-or-consequences</text:p>
          </table:table-cell>
          <table:table-cell table:style-name="ce3" office:value-type="string">
            <text:p>http://www.truthorconsequences.co.uk</text:p>
          </table:table-cell>
          <table:table-cell table:style-name="ce3" office:value-type="string">
            <text:p>info@truthorconsequences.co.uk</text:p>
          </table:table-cell>
          <table:table-cell table:style-name="ce3" office:value-type="string">
            <text:p>http://www.facebook.com/truthorconsequencesrecordings</text:p>
          </table:table-cell>
          <table:table-cell table:style-name="ce3" table:number-columns-repeated="1015"/>
          <table:table-cell/>
        </table:table-row>
        <table:table-row table:style-name="ro6">
          <table:table-cell table:style-name="ce3" office:value-type="float" office:value="11667">
            <text:p>11667</text:p>
          </table:table-cell>
          <table:table-cell table:style-name="ce3" office:value-type="string">
            <text:p>SK Recordings</text:p>
          </table:table-cell>
          <table:table-cell table:style-name="ce8" office:value-type="string">
            <text:p>Sk Recordings is a new label given to the production of electronic, minimal and techno music. Established by Antonio Raffaele Lananna a.k.a. Skizzo, in 2006. Label's concept is to give space to emerging producers and despite the reference style is Techno, the characteristic of the label is to create outputs with sounds that go from Ambient to Dub, through the echoing beat or Break the Drum 'n' Bass, up to the more traditional House. View all charted tracks on SK Recordings</text:p>
          </table:table-cell>
          <table:table-cell table:style-name="ce8" office:value-type="string">
            <text:p>South, Italy</text:p>
          </table:table-cell>
          <table:table-cell table:style-name="ce3" office:value-type="string">
            <text:p>http://www.soundcloud.com/sk-recordings</text:p>
          </table:table-cell>
          <table:table-cell table:style-name="ce3" office:value-type="string">
            <text:p>http://skrecordings.com</text:p>
          </table:table-cell>
          <table:table-cell table:style-name="ce3" office:value-type="string">
            <text:p>demo@skrecordings.com</text:p>
          </table:table-cell>
          <table:table-cell table:style-name="ce3" office:value-type="string">
            <text:p>http://www.facebook.com/pages/Sk-Recordings/624178697599630?fref=ts</text:p>
          </table:table-cell>
          <table:table-cell table:style-name="ce3" table:number-columns-repeated="1015"/>
          <table:table-cell/>
        </table:table-row>
        <table:table-row table:style-name="ro6">
          <table:table-cell table:style-name="ce3" office:value-type="float" office:value="11513">
            <text:p>11513</text:p>
          </table:table-cell>
          <table:table-cell table:style-name="ce3" office:value-type="string">
            <text:p>Talahachi</text:p>
          </table:table-cell>
          <table:table-cell table:style-name="ce8" office:value-type="string">
            <text:p>Talahachi is a record label for rhythmic electronic music, operating from the science department of North Middlesex Technical College. We like music made with synthesizers, step sequencers and arpeggiators, chord memory and the filters on vintage samplers. We like melodic techno, deep house and delicate acid tracks, but weâ€™re also interested in music closer to synth pop and cold wave, or ambient tracks with a pulse. View all charted tracks on Talahachi</text:p>
          </table:table-cell>
          <table:table-cell table:style-name="ce8" office:value-type="string">
            <text:p>South + East, United Kingdom</text:p>
          </table:table-cell>
          <table:table-cell table:style-name="ce3" office:value-type="string">
            <text:p>http://www.soundcloud.com/talahachi</text:p>
          </table:table-cell>
          <table:table-cell table:style-name="ce3" office:value-type="string">
            <text:p>http://talahachi.com</text:p>
          </table:table-cell>
          <table:table-cell table:number-columns-repeated="2" table:style-name="ce3" office:value-type="string">
            <text:p>NULL</text:p>
          </table:table-cell>
          <table:table-cell table:style-name="ce3" table:number-columns-repeated="1015"/>
          <table:table-cell/>
        </table:table-row>
        <table:table-row table:style-name="ro6">
          <table:table-cell table:style-name="ce4" office:value-type="float" office:value="11148">
            <text:p>11148</text:p>
          </table:table-cell>
          <table:table-cell table:style-name="ce4" office:value-type="string">
            <text:p>Midgar</text:p>
          </table:table-cell>
          <table:table-cell table:style-name="ce9" office:value-type="string">
            <text:p>Midgar is a Berlin based label that aims to bring innovative features into modern techno, and to deliver a new and meaningful sound loaded with positive energy. Leaving the trends behind, Midgar has a wide range of interests spanning from Deep Techno to Ambient, Acid and Downtempo. A sound that tells stories as people dance. Midgar releases have been charted by Inigo Kennedy, Eric Cloutier and 40 others. View all charted tracks on Midgar</text:p>
          </table:table-cell>
          <table:table-cell table:style-name="ce9" office:value-type="string">
            <text:p>Berlin, Germany</text:p>
          </table:table-cell>
          <table:table-cell table:style-name="ce4" office:value-type="string">
            <text:p>http://www.soundcloud.com/midgar_records</text:p>
          </table:table-cell>
          <table:table-cell table:style-name="ce4" office:value-type="string">
            <text:p>http://www.midgar-records.com</text:p>
          </table:table-cell>
          <table:table-cell table:style-name="ce4" office:value-type="string">
            <text:p>NULL</text:p>
          </table:table-cell>
          <table:table-cell table:style-name="ce4" office:value-type="string">
            <text:p>http://www.facebook.com/midgar.records?fref=ts</text:p>
          </table:table-cell>
          <table:table-cell table:style-name="ce4" table:number-columns-repeated="1015"/>
          <table:table-cell/>
        </table:table-row>
        <table:table-row table:style-name="ro7">
          <table:table-cell office:value-type="float" office:value="11136">
            <text:p>11136</text:p>
          </table:table-cell>
          <table:table-cell office:value-type="string">
            <text:p>Redpoint Alert</text:p>
          </table:table-cell>
          <table:table-cell office:value-type="string">
            <text:p>RedÂ Point Alert RecordsÂ  es un sello de mÃºsica electrÃ³nica creado porÂ RodellarÂ y gestionado junto a Â RazeedÂ  con la intenciÃ³n de sumar y consolidar a la escena electrÃ³nica un nuevo altavoz desde donde poder mostrar al mundo la cultura de la mÃºsica de baile , fuera de losÂ clichÃ©sÂ y las modas actualmente establecidas , un altavoz donde dar a conocer nuevos proyectos y proyectos ya consolidados . Cuenta con dos series diferenciadas tanto en formato como en intenciÃ³n, por un lado esta la serie digital , que sigue una linea mas oscura y sucia , con la idea de enseÃ±ar productores nuevos , que estÃ¡n creando una escena que serÃ¡ la base del futuro. Por otro lado esta la serie V , recogida en formato fÃ­sico deÂ Vinilo, donde seÂ darÃ¡nÂ cabida a proyectos tanto nuevos como consolidados ,donde el estilo musical gira entorno a variantes Â TechnoÂ yÂ HouseÂ , dentro de sus facetas mas mentales y profundas. como de otros estilos de corte mental y espiritual RedÂ Point AlertÂ no es un sello en busca del dorado ni con las pretensiones de que su mÃºsica se convierta en la radio formula del futuro , RedÂ Point AlertÂ busca ante todo compartir una cultura una pasiÃ³n y una comuniÃ³n de razas y personas aÂ travesÂ de la mÃºsica electrÃ³nica y lo ritmos tribales de nuestrasÂ raÃ­cesÂ , RedÂ Point AlertÂ esÂ TechnoÂ esÂ HouseÂ esÂ AMbientÂ es Industrial es mÃºsica View all charted tracks on Redpoint Alert</text:p>
          </table:table-cell>
          <table:table-cell office:value-type="string">
            <text:p>Gerona 12</text:p>
          </table:table-cell>
          <table:table-cell office:value-type="string">
            <text:p>http://www.soundcloud.com/redpointalert-records</text:p>
          </table:table-cell>
          <table:table-cell office:value-type="string">
            <text:p>http://redpointalert.com</text:p>
          </table:table-cell>
          <table:table-cell office:value-type="string">
            <text:p>sr.trankilo@gmail.com</text:p>
          </table:table-cell>
          <table:table-cell office:value-type="string">
            <text:p>http://www.facebook.com/REDPOINTBOOKING</text:p>
          </table:table-cell>
          <table:table-cell table:number-columns-repeated="1016"/>
        </table:table-row>
        <table:table-row table:style-name="ro7">
          <table:table-cell table:style-name="ce3" office:value-type="float" office:value="11032">
            <text:p>11032</text:p>
          </table:table-cell>
          <table:table-cell table:style-name="ce3" office:value-type="string">
            <text:p>Climactic Records</text:p>
          </table:table-cell>
          <table:table-cell table:style-name="ce8" office:value-type="string">
            <text:p>www.climactic-records.com Description Climactic Records are an independent and international record label founded in December 2010. The label prides itself on its unique mixture of Progressive Psytrance, Darkpsy/Psycore , Drum and Bass, House, Down Tempo, Electronica, Ambient, Dubstep and Techno. A truly mixed record label but in all the right ways. We spoke to Paul Psr Ryder, manager of the label and he tells us they offer digital distribution for all of their artists. The label works in as a kind of collective, helping both our live performers and DJs achieve distribution, gigs and the recognition they deserve. We also have a lot of changes so come so keep checking on us. For a full list of all the artists on the label checkout their website here www.climactic-records.com You can also find climatic records at the following online stores: Beatport, iTunes, Juno, BlackMarketRecords, Audiojelly, Amazon mp3, Spotify, Shazam, Rhapsody, juno, Pulselocker &amp; many more ARTISTS A - Z Audioscope, Audiotronik-Trip, Cryptonym, Digital Skunk, Dj JammyD, Dj Shelley, Dj Yogi/ Jogyvinyl, Gaea Knight, Gingold X, Illian, Ipomoea Psycolor, Logic Frequencies, Mark Black, Math Dealer, Nebulist, paul psr ryder, Phal:Anx, Psylatino, Rimedag, Sean Inside Out, Synchrosphere/ Continuum Mode, Zed Reactor Booking inquiries, please contact us through our page or email us at paul@climactic-records.com Have a demo? Contact us via email at: admin@climactic-records.com View all charted tracks on Climactic Records</text:p>
          </table:table-cell>
          <table:table-cell table:style-name="ce8" office:value-type="string">
            <text:p>Sittingbourne, Kent, UK</text:p>
          </table:table-cell>
          <table:table-cell table:style-name="ce3" office:value-type="string">
            <text:p>http://www.soundcloud.com/climacticrecords</text:p>
          </table:table-cell>
          <table:table-cell table:style-name="ce3" office:value-type="string">
            <text:p>http://www.climactic-records.com</text:p>
          </table:table-cell>
          <table:table-cell table:style-name="ce3" office:value-type="string">
            <text:p>admin@climactic-records.com</text:p>
          </table:table-cell>
          <table:table-cell table:style-name="ce3" office:value-type="string">
            <text:p>http://www.facebook.com/climacticrecords</text:p>
          </table:table-cell>
          <table:table-cell table:style-name="ce3" table:number-columns-repeated="1015"/>
          <table:table-cell/>
        </table:table-row>
        <table:table-row table:style-name="ro8">
          <table:table-cell table:style-name="ce2" office:value-type="float" office:value="11016">
            <text:p>11016</text:p>
          </table:table-cell>
          <table:table-cell table:style-name="ce2" office:value-type="string">
            <text:p>Koukotsu</text:p>
          </table:table-cell>
          <table:table-cell table:style-name="ce7" office:value-type="string">
            <text:p>Experimental electronic label since 2005, currently based in London. Releasing deep house, techno, industrial, electro pop, ambient and harsh Japanese noise. View all charted tracks on Koukotsu</text:p>
          </table:table-cell>
          <table:table-cell table:style-name="ce7" office:value-type="string">
            <text:p>London, United Kingdom</text:p>
          </table:table-cell>
          <table:table-cell table:style-name="ce2" office:value-type="string">
            <text:p>NULL</text:p>
          </table:table-cell>
          <table:table-cell table:style-name="ce2" office:value-type="string">
            <text:p>http://www.koukotsurecords.com</text:p>
          </table:table-cell>
          <table:table-cell table:style-name="ce2" office:value-type="string">
            <text:p>info@koukotsurecords.com</text:p>
          </table:table-cell>
          <table:table-cell table:style-name="ce2" office:value-type="string">
            <text:p>NULL</text:p>
          </table:table-cell>
          <table:table-cell table:style-name="ce2" table:number-columns-repeated="1015"/>
          <table:table-cell/>
        </table:table-row>
        <table:table-row table:style-name="ro9">
          <table:table-cell table:style-name="ce3" office:value-type="float" office:value="10999">
            <text:p>10999</text:p>
          </table:table-cell>
          <table:table-cell table:style-name="ce3" office:value-type="string">
            <text:p>Concealed Sounds</text:p>
          </table:table-cell>
          <table:table-cell table:style-name="ce8" office:value-type="string">
            <text:p>Concealed Sounds is an underground vinyl only label from Copenhagen, Denmark. Its run by the DJ &amp; Producer, Martinez, and is set up as a platform for the more deeper and experimental sides of Techno and House Music. Each release include a hidden sound, beat, groove or ambient piece. Concealed Sounds releases have been charted by Livio &amp; Roby, Alex Celler, Livio &amp; Roby, Martinez, Nima Gorji, Shlomi Aber, Martinez, Enzo Siragusa, Martinez, Nima Gorji, Martinez, Gregor Tresher and 72 others. View all charted tracks on Concealed Sounds</text:p>
          </table:table-cell>
          <table:table-cell table:style-name="ce8" office:value-type="string">
            <text:p>Copenhagen</text:p>
          </table:table-cell>
          <table:table-cell table:style-name="ce3" office:value-type="string">
            <text:p>http://www.soundcloud.com/martinswanstein</text:p>
          </table:table-cell>
          <table:table-cell table:style-name="ce3" office:value-type="string">
            <text:p>NULL</text:p>
          </table:table-cell>
          <table:table-cell table:style-name="ce3" office:value-type="string">
            <text:p>concealedsounds@gmail.com</text:p>
          </table:table-cell>
          <table:table-cell table:style-name="ce3" office:value-type="string">
            <text:p>http://www.facebook.com/concealedsounds</text:p>
          </table:table-cell>
          <table:table-cell table:style-name="ce3" table:number-columns-repeated="1015"/>
          <table:table-cell/>
        </table:table-row>
        <table:table-row table:style-name="ro8">
          <table:table-cell table:style-name="ce3" office:value-type="float" office:value="10844">
            <text:p>10844</text:p>
          </table:table-cell>
          <table:table-cell table:style-name="ce3" office:value-type="string">
            <text:p>Patagonia Label</text:p>
          </table:table-cell>
          <table:table-cell table:style-name="ce8" office:value-type="string">
            <text:p>Patagonia Label was started in February 2014 by Eban Krocher, releasing Ambient , Chill Out , Experimental , Minimal &amp; Dub Techno View all charted tracks on Patagonia Label</text:p>
          </table:table-cell>
          <table:table-cell table:style-name="ce8" office:value-type="string">
            <text:p>San Bernardo - Santiago de Chile</text:p>
          </table:table-cell>
          <table:table-cell table:style-name="ce3" office:value-type="string">
            <text:p>http://www.soundcloud.com/patagonia-label</text:p>
          </table:table-cell>
          <table:table-cell table:style-name="ce3" office:value-type="string">
            <text:p>NULL</text:p>
          </table:table-cell>
          <table:table-cell table:style-name="ce3" office:value-type="string">
            <text:p>Patagonia.label@gmail.com</text:p>
          </table:table-cell>
          <table:table-cell table:style-name="ce3" office:value-type="string">
            <text:p>http://www.facebook.com/pages/Patagonia-Label/745161892160971</text:p>
          </table:table-cell>
          <table:table-cell table:style-name="ce3" table:number-columns-repeated="1015"/>
          <table:table-cell/>
        </table:table-row>
        <table:table-row table:style-name="ro3">
          <table:table-cell table:style-name="ce3" office:value-type="float" office:value="10813">
            <text:p>10813</text:p>
          </table:table-cell>
          <table:table-cell table:style-name="ce3" office:value-type="string">
            <text:p>Shaded Explorations</text:p>
          </table:table-cell>
          <table:table-cell table:style-name="ce8" office:value-type="string">
            <text:p>Shaded Explorations is the intimate label of S/EXP (Shaded Explorer). You'll be surrounded by introspective explorations through sounds and soundscapes that will bring you in desolate lands or in deep blue cenotes. It's focused on ambient, field recordings and avant-garde techno. View all charted tracks on Shaded Explorations</text:p>
          </table:table-cell>
          <table:table-cell table:style-name="ce8" office:value-type="string">
            <text:p>Iceland</text:p>
          </table:table-cell>
          <table:table-cell table:style-name="ce3" office:value-type="string">
            <text:p>http://www.soundcloud.com/shaded-explorations</text:p>
          </table:table-cell>
          <table:table-cell table:style-name="ce3" office:value-type="string">
            <text:p>http://www.shadedexplorations.bandcamp.com</text:p>
          </table:table-cell>
          <table:table-cell table:style-name="ce3" office:value-type="string">
            <text:p>shadedexplorations@gmail.com</text:p>
          </table:table-cell>
          <table:table-cell table:style-name="ce3" office:value-type="string">
            <text:p>http://www.facebook.com/ShadedExplorations</text:p>
          </table:table-cell>
          <table:table-cell table:style-name="ce3" table:number-columns-repeated="1015"/>
          <table:table-cell/>
        </table:table-row>
        <table:table-row table:style-name="ro5">
          <table:table-cell table:style-name="ce3" office:value-type="float" office:value="10785">
            <text:p>10785</text:p>
          </table:table-cell>
          <table:table-cell table:style-name="ce3" office:value-type="string">
            <text:p>Abstract World Records</text:p>
          </table:table-cell>
          <table:table-cell table:style-name="ce8" office:value-type="string">
            <text:p>"Abstract World records" - independent Russian label, a platform to its creator. Label policy is a qualitative Raw Techno, Deep and Ambient sound. We never work on a pattern, the sound can be completely different and it does not matter whether it is suitable for the dance floor or not. Music itself is important for us but not its commercial benefit ! View all charted tracks on Abstract World Records</text:p>
          </table:table-cell>
          <table:table-cell table:style-name="ce8" office:value-type="string">
            <text:p>Saint Petersburg, Russia</text:p>
          </table:table-cell>
          <table:table-cell table:style-name="ce3" office:value-type="string">
            <text:p>http://www.soundcloud.com/abstractworldrecords</text:p>
          </table:table-cell>
          <table:table-cell table:style-name="ce3" office:value-type="string">
            <text:p>NULL</text:p>
          </table:table-cell>
          <table:table-cell table:style-name="ce3" office:value-type="string">
            <text:p>abstractworldrecords@gmail.com</text:p>
          </table:table-cell>
          <table:table-cell table:style-name="ce3" office:value-type="string">
            <text:p>http://www.facebook.com/AbstractWorldRec</text:p>
          </table:table-cell>
          <table:table-cell table:style-name="ce3" table:number-columns-repeated="1015"/>
          <table:table-cell/>
        </table:table-row>
        <table:table-row table:style-name="ro6">
          <table:table-cell table:style-name="ce3" office:value-type="float" office:value="10615">
            <text:p>10615</text:p>
          </table:table-cell>
          <table:table-cell table:style-name="ce3" office:value-type="string">
            <text:p>Amba Amba Records</text:p>
          </table:table-cell>
          <table:table-cell table:style-name="ce8" office:value-type="string">
            <text:p>Amba Amba Records started in the end of 2013, label created by Ambareesh as a platform to express his music without any limitations. A place also to explore different directions in music. There will be different genres on the label but the style and charachter will be maintained. The releases will be pressed on both physical and digital format. Amba Amba Records is influenced a lot by techno, but also ambient, electronica and house. View all charted tracks on Amba Amba Records</text:p>
          </table:table-cell>
          <table:table-cell table:style-name="ce8" office:value-type="string">
            <text:p>Lausanne</text:p>
          </table:table-cell>
          <table:table-cell table:style-name="ce3" office:value-type="string">
            <text:p>http://www.soundcloud.com/ambareesh-b</text:p>
          </table:table-cell>
          <table:table-cell table:style-name="ce3" office:value-type="string">
            <text:p>http://ambaambarecords.bandcamp.com/</text:p>
          </table:table-cell>
          <table:table-cell table:style-name="ce3" office:value-type="string">
            <text:p>amba.ambareesh@gmail.com</text:p>
          </table:table-cell>
          <table:table-cell table:style-name="ce3" office:value-type="string">
            <text:p>http://www.facebook.com/pages/Amba-Amba-Records/1439593149597320?fref=ts</text:p>
          </table:table-cell>
          <table:table-cell table:style-name="ce3" table:number-columns-repeated="1015"/>
          <table:table-cell/>
        </table:table-row>
        <table:table-row table:style-name="ro2">
          <table:table-cell table:style-name="ce3" office:value-type="float" office:value="10430">
            <text:p>10430</text:p>
          </table:table-cell>
          <table:table-cell table:style-name="ce3" office:value-type="string">
            <text:p>Advection Music</text:p>
          </table:table-cell>
          <table:table-cell table:style-name="ce8" office:value-type="string">
            <text:p>Resonating from the UK Underground is a fresh movement in drum 'n' bass/jungle music which pays homage to the "Intelligent drum 'n' bass" sounds of the early to mid 90s. Originally championed by the likes of LTJ Bukem. This new sound carries the same vibe and energy combined with 21st century cutting edge production techniques. Warm 808s deep subs, crisp rolling breakbeats with strong musicality from Ambient &amp; Techno electronic music. Delivered from 160 - 175bpm the soundscapes are packaged like an iron fist wrapped in a velvet glove of ambience. on the dancefloor. This music is designed for the mind &amp; body, creating that warm headspace feeling inside. Tidal is the owner of Advection Music (UK), a label based in the Midlands since 2005. Galaxi pushes the US Side of the label (Advection US). Together they have been pushing this future Artcore drum 'n' bass sound, with the Late Jay Le Roc (Bassdrive), Bass'Flo (Island / Universal), Iriann Joyce, MC Smilee, Galaxi, Ziyal, Soul Objective, Donic, Blok One / Rainforest, The Outerworld, Nemanoe &amp; Okee. Recently the label has joined forces with Ulrich Schnauss (Electronic Shoegaze Pioneer), Aural Imbalance (Cadence, Global Underground) and Kirsty Hawkshaw (Barefoot Audio) to represent this experience at the label club night Advection Music Live. View all charted tracks on Advection Music</text:p>
          </table:table-cell>
          <table:table-cell table:style-name="ce8" office:value-type="string">
            <text:p>Midlands, United Kingdom</text:p>
          </table:table-cell>
          <table:table-cell table:style-name="ce3" office:value-type="string">
            <text:p>http://www.soundcloud.com/advectionmusicgroup</text:p>
          </table:table-cell>
          <table:table-cell table:style-name="ce3" office:value-type="string">
            <text:p>http://www.advection.co.uk</text:p>
          </table:table-cell>
          <table:table-cell table:style-name="ce3" office:value-type="string">
            <text:p>info@advection.co.uk</text:p>
          </table:table-cell>
          <table:table-cell table:style-name="ce3" office:value-type="string">
            <text:p>http://www.facebook.com/advectionmusic</text:p>
          </table:table-cell>
          <table:table-cell table:style-name="ce3" table:number-columns-repeated="1015"/>
          <table:table-cell/>
        </table:table-row>
        <table:table-row table:style-name="ro10">
          <table:table-cell table:style-name="ce3" office:value-type="float" office:value="10338">
            <text:p>10338</text:p>
          </table:table-cell>
          <table:table-cell table:style-name="ce3" office:value-type="string">
            <text:p>Elements Records</text:p>
          </table:table-cell>
          <table:table-cell table:style-name="ce8" office:value-type="string">
            <text:p>Elements started it's activity in 2001, in the field of artist management and promotion of electronic music events. Since the begining, its events have come out highly distinguished due to the special attention given to details, a characteristic that has instantly left a deeply positive impression on the national electronic music scene, and even got nominated, during the course of the first halfÂ of the last decade, for countless awards of music-related magazines and webpages On its already long route, Elements had the pleasure of working with DJs such as The Advent (UK), Tiefschwarz (DE), Ivan Smagghe (FR), Dasha Rush (RU), Brett Johnson (USA), Lea Lisa (FR), Rui Vargas, Jiggy, A.Paul, TÃ³ Ricciardi, Jorge Caiado, among others, while simultaneously giving opportunities to young talents of the local and national DJing scene, some actually being managed by Elements, the possibility of performing side by side with established artists and enlightened audiences. In December of the year 2011, Elements starts worlwide in the publishing world, launching a weekly podcast that already is near to reach one hundred editions and governed by the motto "from internacional superstars to bedroom djs". From House to Techno, passing through the most leftfield electronica, E.podcast already published guests mixes from The Advent, A.Paul, ZÃ© Salvador, SÃ©rginho plus over a wide range of a nacional emerging new talents and some few bedroom djs.Â  In this moment Elements is currently preparing to go deeply into this shed of editorial, with the official launch of the Elements Records, in December of this current year it will release regularly House,Techno and Ambient Eps. Names like the experts, Pedro Goya, Fragoso, Calapez, Sphitzio, Joal, Quantic Spectroscopy and 2tan, Jonatan Ramonda, SGMNT or Luis Bravo are confirmed, along with other names not so experienced but already with an editorial curriculum like HedUbble, Xizesse, Element3, JÃ¶sson TÃµll, Augen and Anders Blickma View all charted tracks on Elements Records</text:p>
          </table:table-cell>
          <table:table-cell table:style-name="ce8" office:value-type="string">
            <text:p>Coimbra, Portugal</text:p>
          </table:table-cell>
          <table:table-cell table:style-name="ce3" office:value-type="string">
            <text:p>http://www.soundcloud.com/elementsrec</text:p>
          </table:table-cell>
          <table:table-cell table:style-name="ce3" office:value-type="string">
            <text:p>http://elementsnet.blogspot.pt/</text:p>
          </table:table-cell>
          <table:table-cell table:style-name="ce3" office:value-type="string">
            <text:p>elements.coimbra@gmail.com</text:p>
          </table:table-cell>
          <table:table-cell table:style-name="ce3" office:value-type="string">
            <text:p>http://www.facebook.com/electronicmusiconly</text:p>
          </table:table-cell>
          <table:table-cell table:style-name="ce3" table:number-columns-repeated="1015"/>
          <table:table-cell/>
        </table:table-row>
        <table:table-row table:style-name="ro4">
          <table:table-cell table:style-name="ce5" office:value-type="float" office:value="10289">
            <text:p>10289</text:p>
          </table:table-cell>
          <table:table-cell table:style-name="ce5" office:value-type="string">
            <text:p>Intellighenzia Electronica Records</text:p>
          </table:table-cell>
          <table:table-cell table:style-name="ce10" office:value-type="string">
            <text:p>Milan approaches the techno world with a movement that has supported electronic music through various events for years. Intellighenzia electronica, is an independent label, generated from this movement. Our goal is to bring together the best Italian and International producers of electronic music. Already in collaboration with some of the most important remixers in the techno scene, intellighenzia electronica aims to offer innovative and experimental electronic music. The label is divided into three series where each one is dedicated to a specific sound. •The RED SERIES is geared towards dancefloor music from techno to groovy and uplifting house music. •The GREEN SERIES is dedicate to a more introspective and old school sound like detroit techno, dub techno, deep house, and some kind of electro. •The XP SERIES, the freest of the series, is dedicated to all the other sides of electronic sound, from ambient to noise and drone. Intellighenzia Electronica Records releases have been charted by Jerome Sydenham, Nicole Moudaber and 23 others. View all charted tracks on Intellighenzia Electronica Records</text:p>
          </table:table-cell>
          <table:table-cell table:style-name="ce10" office:value-type="string">
            <text:p>Milano</text:p>
          </table:table-cell>
          <table:table-cell table:style-name="ce5" office:value-type="string">
            <text:p>http://www.soundcloud.com/intellighenzia_label</text:p>
          </table:table-cell>
          <table:table-cell table:style-name="ce5" office:value-type="string">
            <text:p>NULL</text:p>
          </table:table-cell>
          <table:table-cell table:style-name="ce5" office:value-type="string">
            <text:p>intellighenziarecords@gmail.com</text:p>
          </table:table-cell>
          <table:table-cell table:style-name="ce5" office:value-type="string">
            <text:p>http://www.facebook.com/intellighenziarecords</text:p>
          </table:table-cell>
          <table:table-cell table:style-name="ce5" table:number-columns-repeated="1015"/>
          <table:table-cell/>
        </table:table-row>
        <table:table-row table:style-name="ro3">
          <table:table-cell table:style-name="ce3" office:value-type="float" office:value="10269">
            <text:p>10269</text:p>
          </table:table-cell>
          <table:table-cell table:style-name="ce3" office:value-type="string">
            <text:p>Bakroom</text:p>
          </table:table-cell>
          <table:table-cell table:style-name="ce8" office:value-type="string">
            <text:p>Bakroom Music label run by Christian Boshell releasing Original electronic based music &amp; other eclectic works by Friends. Currently accepting submissions/demos in varying styles: electronica / techno / house / ambient / Indie Dance/ Glitch View all charted tracks on Bakroom</text:p>
          </table:table-cell>
          <table:table-cell table:style-name="ce8" office:value-type="string">
            <text:p>Ireland</text:p>
          </table:table-cell>
          <table:table-cell table:style-name="ce3" office:value-type="string">
            <text:p>http://www.soundcloud.com/bakroom</text:p>
          </table:table-cell>
          <table:table-cell table:style-name="ce3" office:value-type="string">
            <text:p>http://bakroom.com</text:p>
          </table:table-cell>
          <table:table-cell table:style-name="ce3" office:value-type="string">
            <text:p>web@bakroom.com</text:p>
          </table:table-cell>
          <table:table-cell table:style-name="ce3" office:value-type="string">
            <text:p>http://www.facebook.com/bakroomsocial</text:p>
          </table:table-cell>
          <table:table-cell table:style-name="ce3" table:number-columns-repeated="1015"/>
          <table:table-cell/>
        </table:table-row>
        <table:table-row table:style-name="ro3">
          <table:table-cell table:style-name="ce3" office:value-type="float" office:value="10142">
            <text:p>10142</text:p>
          </table:table-cell>
          <table:table-cell table:style-name="ce3" office:value-type="string">
            <text:p>Grey Parts</text:p>
          </table:table-cell>
          <table:table-cell table:style-name="ce8" office:value-type="string">
            <text:p>Label based in south of France, ambient, dub and techno. // Demos: Send us a mail with minimum 4 tracks (320kbps / mp3) via Wetransfer.com at greyparts.info@gmail.com (We'll reply if we are interested). View all charted tracks on Grey Parts</text:p>
          </table:table-cell>
          <table:table-cell table:style-name="ce8" office:value-type="string">
            <text:p>French Riviera, France</text:p>
          </table:table-cell>
          <table:table-cell table:style-name="ce3" office:value-type="string">
            <text:p>http://www.soundcloud.com/grey-parts</text:p>
          </table:table-cell>
          <table:table-cell table:style-name="ce3" office:value-type="string">
            <text:p>NULL</text:p>
          </table:table-cell>
          <table:table-cell table:style-name="ce3" office:value-type="string">
            <text:p>greyparts.info@gmail.com</text:p>
          </table:table-cell>
          <table:table-cell table:style-name="ce3" office:value-type="string">
            <text:p>http://www.facebook.com/greyparts</text:p>
          </table:table-cell>
          <table:table-cell table:style-name="ce3" table:number-columns-repeated="1015"/>
          <table:table-cell/>
        </table:table-row>
        <table:table-row table:style-name="ro1">
          <table:table-cell table:style-name="ce3" office:value-type="float" office:value="10140">
            <text:p>10140</text:p>
          </table:table-cell>
          <table:table-cell table:style-name="ce3" office:value-type="string">
            <text:p>Grey Series</text:p>
          </table:table-cell>
          <table:table-cell table:style-name="ce8" office:value-type="string">
            <text:p>Label based in south of France, ambient, dub and techno.</text:p>
          </table:table-cell>
          <table:table-cell table:style-name="ce8" office:value-type="string">
            <text:p>French Riviera, France</text:p>
          </table:table-cell>
          <table:table-cell table:style-name="ce3" office:value-type="string">
            <text:p>http://www.soundcloud.com/grey-series</text:p>
          </table:table-cell>
          <table:table-cell table:style-name="ce3" office:value-type="string">
            <text:p>NULL</text:p>
          </table:table-cell>
          <table:table-cell table:style-name="ce3" office:value-type="string">
            <text:p>greyseries.booking@gmail.com</text:p>
          </table:table-cell>
          <table:table-cell table:style-name="ce3" office:value-type="string">
            <text:p>http://www.facebook.com/greyserieslabel</text:p>
          </table:table-cell>
          <table:table-cell table:style-name="ce3" table:number-columns-repeated="1015"/>
          <table:table-cell/>
        </table:table-row>
        <table:table-row table:style-name="ro11">
          <table:table-cell table:style-name="ce3" office:value-type="float" office:value="9926">
            <text:p>9926</text:p>
          </table:table-cell>
          <table:table-cell table:style-name="ce3" office:value-type="string">
            <text:p>Cold Tear Records</text:p>
          </table:table-cell>
          <table:table-cell table:style-name="ce8" office:value-type="string">
            <text:p>The most productive Lithuanian label, and one of the most productive labels in Europe. It has established a good position in dub techno and ambient scenes. “Our ultimate goal is to provide you with quality, original, artistic and creative music, without caring about trends, tendencies and anything else.” Releases are available to buy through the internet wherever you are in the world, for a low price but high quality. Label is not specializing on any music style, but our criterias are quality, creativity, originality and we don’t want to hear any mainstream music. View all charted tracks on Cold Tear Records</text:p>
          </table:table-cell>
          <table:table-cell table:style-name="ce8" office:value-type="string">
            <text:p>Ventos 85-72, Mazeikiai, LT-89187</text:p>
          </table:table-cell>
          <table:table-cell table:style-name="ce3" office:value-type="string">
            <text:p>http://www.soundcloud.com/cold-tear-records</text:p>
          </table:table-cell>
          <table:table-cell table:style-name="ce3" office:value-type="string">
            <text:p>http://coldtear.com</text:p>
          </table:table-cell>
          <table:table-cell table:style-name="ce3" office:value-type="string">
            <text:p>coldtear@coldtear.com</text:p>
          </table:table-cell>
          <table:table-cell table:style-name="ce3" office:value-type="string">
            <text:p>http://www.facebook.com/coldtearrecords</text:p>
          </table:table-cell>
          <table:table-cell table:style-name="ce3" table:number-columns-repeated="1015"/>
          <table:table-cell/>
        </table:table-row>
        <table:table-row table:style-name="ro3">
          <table:table-cell table:style-name="ce3" office:value-type="float" office:value="9902">
            <text:p>9902</text:p>
          </table:table-cell>
          <table:table-cell table:style-name="ce3" office:value-type="string">
            <text:p>Mindbending</text:p>
          </table:table-cell>
          <table:table-cell table:style-name="ce8" office:value-type="string">
            <text:p>Mindbending is a music label set up in 2013 to release electronic dance music digitally, across genres breakbeat, techno, dubstep, drum &amp; bass and ambient. The label Mindbending was born out of the underground London, UK sound system of the same name dating back to 2001. View all charted tracks on Mindbending</text:p>
          </table:table-cell>
          <table:table-cell table:style-name="ce8" office:value-type="string">
            <text:p>London, United Kingdom</text:p>
          </table:table-cell>
          <table:table-cell table:style-name="ce3" office:value-type="string">
            <text:p>NULL</text:p>
          </table:table-cell>
          <table:table-cell table:style-name="ce3" office:value-type="string">
            <text:p>http://www.mindbending.co.uk</text:p>
          </table:table-cell>
          <table:table-cell table:style-name="ce3" office:value-type="string">
            <text:p>shakt@mindbending.co.uk</text:p>
          </table:table-cell>
          <table:table-cell table:style-name="ce3" office:value-type="string">
            <text:p>http://www.facebook.com/mindbendinguk</text:p>
          </table:table-cell>
          <table:table-cell table:style-name="ce3" table:number-columns-repeated="1015"/>
          <table:table-cell/>
        </table:table-row>
        <table:table-row table:style-name="ro12">
          <table:table-cell table:style-name="ce3" office:value-type="float" office:value="9851">
            <text:p>9851</text:p>
          </table:table-cell>
          <table:table-cell table:style-name="ce3" office:value-type="string">
            <text:p>Dark Matters</text:p>
          </table:table-cell>
          <table:table-cell table:style-name="ce8" office:value-type="string">
            <text:p>Dark Matters is a record label and visual project created by Amirali With the aim of releasing original material from live acts and Amirali’s own productions, the scope of Dark Matters is broad, ranging from techno to abstract pop and ambient. Dark Matters will also be hosting global events which will fuse live performances and visuals that express the dark and psychedelic concept behind the label. By the very definition of the term Dark Matters, the label aims to initiate a response from the listeners and partygoers. Dark Matters has a connection to galaxies, the mysteries of the universe, the beginning of a concept bigger than we can imagine. View all charted tracks on Dark Matters</text:p>
          </table:table-cell>
          <table:table-cell table:style-name="ce8" office:value-type="string">
            <text:p>London, United Kingdom</text:p>
          </table:table-cell>
          <table:table-cell table:style-name="ce3" office:value-type="string">
            <text:p>http://www.soundcloud.com/darkmattersofficial</text:p>
          </table:table-cell>
          <table:table-cell table:style-name="ce3" office:value-type="string">
            <text:p>http://darkmattersofficial.com</text:p>
          </table:table-cell>
          <table:table-cell table:style-name="ce3" office:value-type="string">
            <text:p>NULL</text:p>
          </table:table-cell>
          <table:table-cell table:style-name="ce3" office:value-type="string">
            <text:p>http://www.facebook.com/DarkMattersOfficial</text:p>
          </table:table-cell>
          <table:table-cell table:style-name="ce3" table:number-columns-repeated="1015"/>
          <table:table-cell/>
        </table:table-row>
        <table:table-row table:style-name="ro5">
          <table:table-cell table:style-name="ce3" office:value-type="float" office:value="9577">
            <text:p>9577</text:p>
          </table:table-cell>
          <table:table-cell table:style-name="ce3" office:value-type="string">
            <text:p>Gert Records</text:p>
          </table:table-cell>
          <table:table-cell table:style-name="ce8" office:value-type="string">
            <text:p>Gert Records is young, but very perspective label calculated on a special product. The main directions Ambient, Chillout, Ambient Dub, Deep Techno, Dark Progressive, Psybient, Neotrance, Uplifting Trance, Psy Trance, Psy-Progressive Trance (Experiments are welcomed). We are always open to cooperation with new talented people! View all charted tracks on Gert Records</text:p>
          </table:table-cell>
          <table:table-cell table:style-name="ce8" office:value-type="string">
            <text:p>Moscow</text:p>
          </table:table-cell>
          <table:table-cell table:style-name="ce3" office:value-type="string">
            <text:p>http://www.soundcloud.com/gertrecords</text:p>
          </table:table-cell>
          <table:table-cell table:style-name="ce3" office:value-type="string">
            <text:p>http://www.beatport.com/label/gert-records/26287</text:p>
          </table:table-cell>
          <table:table-cell table:style-name="ce3" office:value-type="string">
            <text:p>gertrecords@yandex.ru</text:p>
          </table:table-cell>
          <table:table-cell table:style-name="ce3" office:value-type="string">
            <text:p>http://www.facebook.com/pages/Gert-Records/331228933659533</text:p>
          </table:table-cell>
          <table:table-cell table:style-name="ce3" table:number-columns-repeated="1015"/>
          <table:table-cell/>
        </table:table-row>
        <table:table-row table:style-name="ro13">
          <table:table-cell table:style-name="ce3" office:value-type="float" office:value="9454">
            <text:p>9454</text:p>
          </table:table-cell>
          <table:table-cell table:style-name="ce3" office:value-type="string">
            <text:p>Channel Recordings</text:p>
          </table:table-cell>
          <table:table-cell table:style-name="ce8" office:value-type="string">
            <text:p>Founded In The First Half Of 2011, Channel Recordings Has Become A Platform For Musicians &amp; Media Artists (Designers) To Release Art. The musical and live experience of Channel Recordings has a unique way of bending and breaking the stylistic boundaries of House, Minimal, Ambient &amp; Techno often taking the listener to new outer limits of consciousness as much as into the warm depths of their inner selves. FOR THE ELECTRONIC LIVING &gt; Welcome to the Channel Channel Crew www.channel-recordings.de http://soundcloud.com/channelrecordings http://www.mixcloud.com/ChannelRecordings http://www.facebook.com/Channelrec https://twitter.com/ChannelRec Skype: channel.recordings Booking(at)channel-recordings.de View all charted tracks on Channel Recordings</text:p>
          </table:table-cell>
          <table:table-cell table:style-name="ce8" office:value-type="string">
            <text:p>Blücher str. 50</text:p>
          </table:table-cell>
          <table:table-cell table:style-name="ce3" office:value-type="string">
            <text:p>http://www.soundcloud.com/channelrecordings</text:p>
          </table:table-cell>
          <table:table-cell table:style-name="ce3" office:value-type="string">
            <text:p>http://www.channel-recordings.de</text:p>
          </table:table-cell>
          <table:table-cell table:style-name="ce3" office:value-type="string">
            <text:p>info(at)channel-recordings.de</text:p>
          </table:table-cell>
          <table:table-cell table:style-name="ce3" office:value-type="string">
            <text:p>http://www.facebook.com/Channelrec</text:p>
          </table:table-cell>
          <table:table-cell table:style-name="ce3" table:number-columns-repeated="1015"/>
          <table:table-cell/>
        </table:table-row>
        <table:table-row table:style-name="ro14">
          <table:table-cell table:style-name="ce3" office:value-type="float" office:value="9057">
            <text:p>9057</text:p>
          </table:table-cell>
          <table:table-cell table:style-name="ce3" office:value-type="string">
            <text:p>Plug &amp; Lay Records</text:p>
          </table:table-cell>
          <table:table-cell table:style-name="ce8" office:value-type="string">
            <text:p>Plug &amp; Lay was born as an audiovisual concept in Budapest, Hungary. A group of friends, DJs, producers and visual artists established a less dancefloor oriented electronic music scene in Budapest and have been organizing club nights since early 2009. Over the past 3 years Plug &amp; Lay fulfilled and continues to do so it’s mission of inviting famous and less recognized electronic musicians to perform live acts within professional settings. They have organized a number of events with over 60 live acts in various venues inviting the audience on an audiovisual journey through the sounds of ambient, IDM, electronica, dub techno and deep techno. After recognizing the vast opportunity in and the ever emerging need of organizing this electronic subculture into a more structured form, Plug &amp; Lay established a music label with it’s first compilation CD out in 2011. Plug &amp; Lay 2nd Anniversary Compilation CD: http://on.fb.me/t0oGrK ================= Dublicator - DIFFUSE GLOW EP - Plug &amp; Lay Records / PLR001 @ Decks Records 12" black vinyl Release date: December 2012 The 12" black vinyl is available now for preorder exclusively on Decks.de: http://www.decks.de/t/dublicator-diffuse_glow_ep/c0r-2o ================= Plug &amp; Lay Showcase @ RTS.FM: http://www.rts.fm/#dj/plug__lay Plug &amp; Lay Radio Show @ Tilos Radio: http://www.mixcloud.com/plugandlayradioshow</text:p>
          </table:table-cell>
          <table:table-cell table:style-name="ce8" office:value-type="string">
            <text:p>Budapest</text:p>
          </table:table-cell>
          <table:table-cell table:style-name="ce3" office:value-type="string">
            <text:p>http://www.soundcloud.com/plugandlay</text:p>
          </table:table-cell>
          <table:table-cell table:style-name="ce3" office:value-type="string">
            <text:p>http://www.facebook.com/plugandlay</text:p>
          </table:table-cell>
          <table:table-cell table:style-name="ce3" office:value-type="string">
            <text:p>plugandlay@gmail.com</text:p>
          </table:table-cell>
          <table:table-cell table:style-name="ce3" office:value-type="string">
            <text:p>http://www.facebook.com/plugandlay</text:p>
          </table:table-cell>
          <table:table-cell table:style-name="ce3" table:number-columns-repeated="1015"/>
          <table:table-cell/>
        </table:table-row>
        <table:table-row table:style-name="ro3">
          <table:table-cell table:style-name="ce3" office:value-type="float" office:value="8927">
            <text:p>8927</text:p>
          </table:table-cell>
          <table:table-cell table:style-name="ce3" office:value-type="string">
            <text:p>Dissident Habits Records</text:p>
          </table:table-cell>
          <table:table-cell table:style-name="ce8" office:value-type="string">
            <text:p>Dissident Habits is a techno music label from Rome. We are focused on new dark techno, ambient music and minimal sounds made by youngs talents and new artists from underground electronic music scene. View all charted tracks on Dissident Habits Records</text:p>
          </table:table-cell>
          <table:table-cell table:style-name="ce8" office:value-type="string">
            <text:p>Central, Italy</text:p>
          </table:table-cell>
          <table:table-cell table:style-name="ce3" office:value-type="string">
            <text:p>http://www.soundcloud.com/dissidenthabits</text:p>
          </table:table-cell>
          <table:table-cell table:style-name="ce3" office:value-type="string">
            <text:p>http://dissidenthabits.com</text:p>
          </table:table-cell>
          <table:table-cell table:style-name="ce3" office:value-type="string">
            <text:p>info@dissidenthabits.com</text:p>
          </table:table-cell>
          <table:table-cell table:style-name="ce3" office:value-type="string">
            <text:p>http://www.facebook.com/DissidentHabits/</text:p>
          </table:table-cell>
          <table:table-cell table:style-name="ce3" table:number-columns-repeated="1015"/>
          <table:table-cell/>
        </table:table-row>
        <table:table-row table:style-name="ro10">
          <table:table-cell table:style-name="ce3" office:value-type="float" office:value="8926">
            <text:p>8926</text:p>
          </table:table-cell>
          <table:table-cell table:style-name="ce3" office:value-type="string">
            <text:p>Grounded in Humanity</text:p>
          </table:table-cell>
          <table:table-cell table:style-name="ce8" office:value-type="string">
            <text:p>"Grounded In Humanity" claims to be an output for the most instinctive aspect of the Human Species, which is certainly the most creative one and also the responsible for chaining these creatures to their own existence, preventing them to evolve from a more rational perspective. This hypothetical development would probably bring equal opportunities for the vast majority of the collective and a greater progression indeed. However, the power of the individual is systematically given priority condemning this species to a mere and miserable existence. groundedinhumanity at gmail dot com Release GiH001 with various artists vinyl-only, 180 gram available on Decks: http://www.decks.de/t/various_artists-germ/c0y-ue GiH002 - with Havantepe. vinyl-only, 180 gram. Sold Out. GiH003 - with Stojche, vinyl-only, 180 gram, on Decks (and other shops. only few copies left): http://www.decks.de/t/stojche-assembly_line/c2m-7m GiH004 - with Brad P, Slowburn and Gene Hunt, vinyl-only, 180 gram. Will be out in July 2014. Order here: http://www.decks.de/t/brad_p-slowburn-gene_hunt-bonanza/c3k-el GiH005 - Dub-Tech VA with GRIT, Dubatech, David Hausdorf and Gblanco. Available on our Bandcamp and here: http://www.decks.de/t/various_artists-warnigs/c44-vt GiH006 - with Life Recorder, available on Juno (and other stores): http://www.juno.co.uk/products/life-recorder-uprising/561465-01/ GiH007 - with grad_u, forthcoming on Juno: http://www.juno.co.uk/products/grad-u-warfare/573526-01/ GiHCD001 - "DNA Sequence Vol.1" - Limited CD compilation (200 copies) / Ambient-Dub-Techno - available on Bandcamp GiHCD002 - "DNA Sequence Vol.2" - Limited CD compilation (200 copies) / Deephouse-Detroit-Chicago - available on Bandcamp (only few copies left) GiHALI001 - Various CD compilation as introduction to our new label Alienus....out now and available on our Bandcamp our Bandcamp page: http://groundedinhumanity.bandcamp.com/ View all charted tracks on Grounded in Humanity</text:p>
          </table:table-cell>
          <table:table-cell table:style-name="ce8" office:value-type="string">
            <text:p>Madrid</text:p>
          </table:table-cell>
          <table:table-cell table:style-name="ce3" office:value-type="string">
            <text:p>http://www.soundcloud.com/grounded-in-humanity</text:p>
          </table:table-cell>
          <table:table-cell table:style-name="ce3" office:value-type="string">
            <text:p>NULL</text:p>
          </table:table-cell>
          <table:table-cell table:style-name="ce3" office:value-type="string">
            <text:p>groundedinhumanity@gmail.com</text:p>
          </table:table-cell>
          <table:table-cell table:style-name="ce3" office:value-type="string">
            <text:p>http://www.facebook.com/pages/Grounded-In-Humanity/502310123139290</text:p>
          </table:table-cell>
          <table:table-cell table:style-name="ce3" table:number-columns-repeated="1015"/>
          <table:table-cell/>
        </table:table-row>
        <table:table-row table:style-name="ro9">
          <table:table-cell table:style-name="ce3" office:value-type="float" office:value="8768">
            <text:p>8768</text:p>
          </table:table-cell>
          <table:table-cell table:style-name="ce3" office:value-type="string">
            <text:p>WEFREC</text:p>
          </table:table-cell>
          <table:table-cell table:style-name="ce8" office:value-type="string">
            <text:p>WEFREC is a label for fans of technology and sound sensibility. We are looking for experiments. We have fun with archaic technology and futuristic instruments. Technology mixed with the love for sound. The play of light which opens the space. Noise and the music of the ambience. We do not know what segregation means. We mix genres. Ambient, I.D.M. Glitch do not mean anything. Images, events, photographs, journeys and meetings leave a sonic trace on our records. We publish things we love. View all charted tracks on WEFREC</text:p>
          </table:table-cell>
          <table:table-cell table:style-name="ce8" office:value-type="string">
            <text:p>Warsaw</text:p>
          </table:table-cell>
          <table:table-cell table:style-name="ce3" office:value-type="string">
            <text:p>http://www.soundcloud.com/wefrec</text:p>
          </table:table-cell>
          <table:table-cell table:style-name="ce3" office:value-type="string">
            <text:p>http://wefrec.com</text:p>
          </table:table-cell>
          <table:table-cell table:style-name="ce3" office:value-type="string">
            <text:p>label@wefrec.com</text:p>
          </table:table-cell>
          <table:table-cell table:style-name="ce3" office:value-type="string">
            <text:p>http://www.facebook.com/WEFREC</text:p>
          </table:table-cell>
          <table:table-cell table:style-name="ce3" table:number-columns-repeated="1015"/>
          <table:table-cell/>
        </table:table-row>
        <table:table-row table:style-name="ro15">
          <table:table-cell table:style-name="ce3" office:value-type="float" office:value="8725">
            <text:p>8725</text:p>
          </table:table-cell>
          <table:table-cell table:style-name="ce3" office:value-type="string">
            <text:p>Gos Music Studio</text:p>
          </table:table-cell>
          <table:table-cell table:style-name="ce8" office:value-type="string">
            <text:p>The GOS MUSIC STUDIO RECORDS is the independent record label based in GOS URBAN LABORATORY of Barletta. With a worldwide distribution, the label promotes underground music characterized by contamination of sounds DEEP HOUSE / / HOUSE / / AMBIENTECHNO / / MINIMAL. What distinguishes the project, it is in 'organic sounds, in fact our productions are characterized by relentless groove, bass and chords that blend in products quality sound and timeless, eternal then. The label has a rooster of international artists and is now positioned on the digital music market with over 18 releases. The strength of this label is the communication that travel in 2.0 on all channels in the industry. In addition, the record company is also promoting talent made ??in Puglia, organizing label showcase &amp; night which often host international guests. The GOS MUSIC STUDIO, as the name implies, is a kind of office musical act to promote more innovative ways in the underground circuit made ??in Puglia. View all charted tracks on Gos Music Studio</text:p>
          </table:table-cell>
          <table:table-cell table:style-name="ce8" office:value-type="string">
            <text:p>Viale Marconi, 49/Barletta</text:p>
          </table:table-cell>
          <table:table-cell table:style-name="ce3" office:value-type="string">
            <text:p>http://www.soundcloud.com/gos-music-studio-records</text:p>
          </table:table-cell>
          <table:table-cell table:style-name="ce3" office:value-type="string">
            <text:p>http://www.gosmusicstudio.com</text:p>
          </table:table-cell>
          <table:table-cell table:style-name="ce3" office:value-type="string">
            <text:p>info@gosmusicstudio.it</text:p>
          </table:table-cell>
          <table:table-cell table:style-name="ce3" office:value-type="string">
            <text:p>http://www.facebook.com/GosMusicStudioRecords</text:p>
          </table:table-cell>
          <table:table-cell table:style-name="ce3" table:number-columns-repeated="1015"/>
          <table:table-cell/>
        </table:table-row>
        <table:table-row table:style-name="ro16">
          <table:table-cell table:style-name="ce3" office:value-type="float" office:value="8551">
            <text:p>8551</text:p>
          </table:table-cell>
          <table:table-cell table:style-name="ce3" office:value-type="string">
            <text:p>Invisible Agent</text:p>
          </table:table-cell>
          <table:table-cell table:style-name="ce8" office:value-type="string">
            <text:p>Invisible Agent was envisioned by Warren Daly and Donard McCabe at the turn of the millennium. Following this we created www.invisibleagent.com The website was originally started as a NetLabel platform to promote upcoming electronic artists, and has gone on to become the main hub of the record label, vinyl sales, offering podcasts, and detailed information on releases, Invisible Agent artists, and reviews. We’re proud to have been involved in the European music scene for so long, and are thrilled to be taking our artists to a wider and wider audience every year. With a worldwide digital footprint and a new HQ based in South East Asia we’re taking things to a whole new level. Invisible Agent Records released it’s first 12? vinyl in January 2004, and since then have gone on to release vinyl from well known dance floor hit-makers such as Ikeaboy and Decal. We concentrate on releasing high quality music and revolve around Ambient, Electro, Electronica, Techno and Breakbeat genres. However we are not confined to these genres and you will find many of our releases are hard to categorize. Keep your eyes peeled for more killer releases in shops and for sale through the Invisible Agent website.</text:p>
          </table:table-cell>
          <table:table-cell table:style-name="ce8" office:value-type="string">
            <text:p>Loop Studios, North Lotts, Dublin, D1, Ireland</text:p>
          </table:table-cell>
          <table:table-cell table:style-name="ce3" office:value-type="string">
            <text:p>NULL</text:p>
          </table:table-cell>
          <table:table-cell table:style-name="ce3" office:value-type="string">
            <text:p>http://www.invisibleagent.com</text:p>
          </table:table-cell>
          <table:table-cell table:style-name="ce3" office:value-type="string">
            <text:p>info@invisibleagent.com</text:p>
          </table:table-cell>
          <table:table-cell table:style-name="ce3" office:value-type="string">
            <text:p>http://www.facebook.com/invisibleagent</text:p>
          </table:table-cell>
          <table:table-cell table:style-name="ce3" table:number-columns-repeated="1015"/>
          <table:table-cell/>
        </table:table-row>
        <table:table-row table:style-name="ro5">
          <table:table-cell table:style-name="ce3" office:value-type="float" office:value="8501">
            <text:p>8501</text:p>
          </table:table-cell>
          <table:table-cell table:style-name="ce3" office:value-type="string">
            <text:p>Cold Fiction Music</text:p>
          </table:table-cell>
          <table:table-cell table:style-name="ce8" office:value-type="string">
            <text:p>We are a netlabel started in 2009 trying to be unknown artists into the forefront whatever their type of electronic music they make. We started out with a small number of artists and have grown to 40 releases so far. We release all types of electronic music from glitchy IDM to Psy trance and beyond. but we these days are mostly an Ambient and Dub Techno release label. View all charted tracks on Cold Fiction Music</text:p>
          </table:table-cell>
          <table:table-cell table:style-name="ce8" office:value-type="string">
            <text:p>142 providence road</text:p>
          </table:table-cell>
          <table:table-cell table:style-name="ce3" office:value-type="string">
            <text:p>NULL</text:p>
          </table:table-cell>
          <table:table-cell table:style-name="ce3" office:value-type="string">
            <text:p>http://cfmlabel.com</text:p>
          </table:table-cell>
          <table:table-cell table:style-name="ce3" office:value-type="string">
            <text:p>contact@cfmlabel.com</text:p>
          </table:table-cell>
          <table:table-cell table:style-name="ce3" office:value-type="string">
            <text:p>NULL</text:p>
          </table:table-cell>
          <table:table-cell table:style-name="ce3" table:number-columns-repeated="1015"/>
          <table:table-cell/>
        </table:table-row>
        <table:table-row table:style-name="ro11">
          <table:table-cell table:style-name="ce3" office:value-type="float" office:value="8273">
            <text:p>8273</text:p>
          </table:table-cell>
          <table:table-cell table:style-name="ce3" office:value-type="string">
            <text:p>Aquavit BEAT</text:p>
          </table:table-cell>
          <table:table-cell table:style-name="ce8" office:value-type="string">
            <text:p>Aquavit BEAT is a division of Aquavit Records. Aquavit Records was founded by visual/audio artist Michael Snyder (aka eidetaker) and composer/producer/DJ Robert Solheim in 2008 through their collaboration project Aquavit. Their endeavor is to release electronic music that is completely unrestricted and refined. Crossing genres from ambient sound scape to idm, through indie-dance to deep house and techno. Defining new sounds for the well developed ear. Artists in alphabetical order: Aquavit Baldo Current Dj Puk Eidetaker Pokelok Robert Solheim Rubeck Siesta Submarina Thomasthomasnorge TrÃ¶ber View all charted tracks on Aquavit BEAT</text:p>
          </table:table-cell>
          <table:table-cell table:style-name="ce8" office:value-type="string">
            <text:p>6530 Averoy</text:p>
          </table:table-cell>
          <table:table-cell table:style-name="ce3" office:value-type="string">
            <text:p>http://www.soundcloud.com/aquavitrecords</text:p>
          </table:table-cell>
          <table:table-cell table:style-name="ce3" office:value-type="string">
            <text:p>http://aquavitrecords.com</text:p>
          </table:table-cell>
          <table:table-cell table:style-name="ce3" office:value-type="string">
            <text:p>currentmusik@gmail.com</text:p>
          </table:table-cell>
          <table:table-cell table:style-name="ce3" office:value-type="string">
            <text:p>http://www.facebook.com/aquavitrecords</text:p>
          </table:table-cell>
          <table:table-cell table:style-name="ce3" table:number-columns-repeated="1015"/>
          <table:table-cell/>
        </table:table-row>
        <table:table-row table:style-name="ro1">
          <table:table-cell table:style-name="ce3" office:value-type="float" office:value="8193">
            <text:p>8193</text:p>
          </table:table-cell>
          <table:table-cell table:style-name="ce3" office:value-type="string">
            <text:p>Sustain</text:p>
          </table:table-cell>
          <table:table-cell table:style-name="ce8" office:value-type="string">
            <text:p>Dub-ambientish techno label View all charted tracks on Sustain</text:p>
          </table:table-cell>
          <table:table-cell table:style-name="ce8" office:value-type="string">
            <text:p>Rome</text:p>
          </table:table-cell>
          <table:table-cell table:number-columns-repeated="2" table:style-name="ce3" office:value-type="string">
            <text:p>NULL</text:p>
          </table:table-cell>
          <table:table-cell table:style-name="ce3" office:value-type="string">
            <text:p>sustainrecords@gmail.com</text:p>
          </table:table-cell>
          <table:table-cell table:style-name="ce3" office:value-type="string">
            <text:p>http://www.facebook.com/SustainRecords</text:p>
          </table:table-cell>
          <table:table-cell table:style-name="ce3" table:number-columns-repeated="1015"/>
          <table:table-cell/>
        </table:table-row>
        <table:table-row table:style-name="ro3">
          <table:table-cell table:style-name="ce3" office:value-type="float" office:value="8159">
            <text:p>8159</text:p>
          </table:table-cell>
          <table:table-cell table:style-name="ce3" office:value-type="string">
            <text:p>SceneMusic Records</text:p>
          </table:table-cell>
          <table:table-cell table:style-name="ce8" office:value-type="string">
            <text:p>SCENEMUSIC produces and distributes interesting new sonic works of ballad fusion jazz, techno/house, psychedelic, minimal, ambient, soundscapes, drones, experimental music and makes dark &amp; gothic atmospheres. View all charted tracks on SceneMusic Records</text:p>
          </table:table-cell>
          <table:table-cell table:style-name="ce8" office:value-type="string">
            <text:p>Central, Italy</text:p>
          </table:table-cell>
          <table:table-cell table:style-name="ce3" office:value-type="string">
            <text:p>NULL</text:p>
          </table:table-cell>
          <table:table-cell table:style-name="ce3" office:value-type="string">
            <text:p>http://www.scene-music.com</text:p>
          </table:table-cell>
          <table:table-cell table:style-name="ce3" office:value-type="string">
            <text:p>info@scene-music.com</text:p>
          </table:table-cell>
          <table:table-cell table:style-name="ce3" office:value-type="string">
            <text:p>http://www.facebook.com/scenemusic?sk=wall</text:p>
          </table:table-cell>
          <table:table-cell table:style-name="ce3" table:number-columns-repeated="1015"/>
          <table:table-cell/>
        </table:table-row>
        <table:table-row table:style-name="ro15">
          <table:table-cell table:style-name="ce3" office:value-type="float" office:value="8142">
            <text:p>8142</text:p>
          </table:table-cell>
          <table:table-cell table:style-name="ce3" office:value-type="string">
            <text:p>ADX records</text:p>
          </table:table-cell>
          <table:table-cell table:style-name="ce8" office:value-type="string">
            <text:p>ADX Records is a transylvanian-based label, founded by Oliver Dombi and Andrea Majos. The owner remains Oliver, who started to make his first releases, with his first project/artist name 'Audiosex' (in 2006 - the labels official birth-year) later as 'Shambala Networks' and 'Oliver Dombi' as well. After these releases, ADX Recs. started to make V/A-s (compilations) and also started to release albums, Eps for artists from all around the world. Most of People likes to see only one genre at a label. An ambient fan loves to see only ambient at a label, a techno fan loves to see techno, a metal fan metal and so on. Here at ADX this is just not the way how things work. Here you may find dark ambient together with minimal techno or schranz, psychedelic with trance or triphop. The owners favourite music genre is Ambient, that is why Ancient Language Records was born, or we can just say that Ancient Language Records is just a 'second' name for ADX, cause officially all releases are under the maintenance of ADX. View all charted tracks on ADX records</text:p>
          </table:table-cell>
          <table:table-cell table:style-name="ce8" office:value-type="string">
            <text:p>Romania</text:p>
          </table:table-cell>
          <table:table-cell table:style-name="ce3" office:value-type="string">
            <text:p>NULL</text:p>
          </table:table-cell>
          <table:table-cell table:style-name="ce3" office:value-type="string">
            <text:p>http://www.adxrecords.yolasite.com</text:p>
          </table:table-cell>
          <table:table-cell table:style-name="ce3" office:value-type="string">
            <text:p>audios3x@yahoo.com</text:p>
          </table:table-cell>
          <table:table-cell table:style-name="ce3" office:value-type="string">
            <text:p>http://www.facebook.com/ADXALRecords</text:p>
          </table:table-cell>
          <table:table-cell table:style-name="ce3" table:number-columns-repeated="1015"/>
          <table:table-cell/>
        </table:table-row>
        <table:table-row table:style-name="ro4">
          <table:table-cell table:style-name="ce3" office:value-type="float" office:value="8122">
            <text:p>8122</text:p>
          </table:table-cell>
          <table:table-cell table:style-name="ce3" office:value-type="string">
            <text:p>Psychedelic Balance</text:p>
          </table:table-cell>
          <table:table-cell table:style-name="ce8" office:value-type="string">
            <text:p>The record label Psycadelic Balance is the brainchild of a corporate of musicians and engineers , different styles but united by a passion for music. We start from the definitions that are commonly given to the psychedelic genre: - "Musical definition" indicates the psychedelic style as the current music in which the forms expand into long instrumental jams and where the sounds are mixed with new tools and ideas, from Oriental to electronic music , applied to voices and instruments; - "Historical definition" explains how music is created as a psychedelic hallucinogenic experience or background, of course, psychedelic, which derives from the assumption of acids, where the trip is the imaginary scenario of artist. Our idea is to get the balance through the music closer to the techniques of unconventional arrangement with different approaches between the new and old technologies and building the original mix with long live set techno-ambient-electronic. Makes us feel hypnotized and we will feel free, free with our minds and be able to travel on the frequencies of the music. Enjoy The Music, Don’t Miss The Trip ! View all charted tracks on Psychedelic Balance</text:p>
          </table:table-cell>
          <table:table-cell table:style-name="ce8" office:value-type="string">
            <text:p>Largo Monte San Giusto, 10 Roma</text:p>
          </table:table-cell>
          <table:table-cell table:style-name="ce3" office:value-type="string">
            <text:p>http://www.soundcloud.com/psychedelic-balance</text:p>
          </table:table-cell>
          <table:table-cell table:style-name="ce3" office:value-type="string">
            <text:p>http://www.psychedelic-balance.com</text:p>
          </table:table-cell>
          <table:table-cell table:style-name="ce3" office:value-type="string">
            <text:p>info@psychedelic-balance.com</text:p>
          </table:table-cell>
          <table:table-cell table:style-name="ce3" office:value-type="string">
            <text:p>http://www.facebook.com/psychedelicbalance</text:p>
          </table:table-cell>
          <table:table-cell table:style-name="ce3" table:number-columns-repeated="1015"/>
          <table:table-cell/>
        </table:table-row>
        <table:table-row table:style-name="ro5">
          <table:table-cell table:style-name="ce3" office:value-type="float" office:value="7691">
            <text:p>7691</text:p>
          </table:table-cell>
          <table:table-cell table:style-name="ce3" office:value-type="string">
            <text:p>Basilar Records</text:p>
          </table:table-cell>
          <table:table-cell table:style-name="ce8" office:value-type="string">
            <text:p>Basilar Records is a label focusing on electronic music, mainly in the genres of Minimal/Deep House, Techno, Ambient, and similar styles. We focus on the visual side of the label, as much as we focus on the music, with our strong collective of Audio/Visual artists. ARTISTS: Diarmo, Quino, L'Aubaine, Claudio Crispo... View all charted tracks on Basilar Records</text:p>
          </table:table-cell>
          <table:table-cell table:style-name="ce8" office:value-type="string">
            <text:p>London</text:p>
          </table:table-cell>
          <table:table-cell table:style-name="ce3" office:value-type="string">
            <text:p>NULL</text:p>
          </table:table-cell>
          <table:table-cell table:style-name="ce3" office:value-type="string">
            <text:p>http://basilarrecords.com</text:p>
          </table:table-cell>
          <table:table-cell table:style-name="ce3" office:value-type="string">
            <text:p>basilarrecords@gmail.com</text:p>
          </table:table-cell>
          <table:table-cell table:style-name="ce3" office:value-type="string">
            <text:p>http://www.facebook.com/Basilarrecords</text:p>
          </table:table-cell>
          <table:table-cell table:style-name="ce3" table:number-columns-repeated="1015"/>
          <table:table-cell table:style-name="ce11"/>
        </table:table-row>
        <table:table-row table:style-name="ro14">
          <table:table-cell table:style-name="ce3" office:value-type="float" office:value="7595">
            <text:p>7595</text:p>
          </table:table-cell>
          <table:table-cell table:style-name="ce3" office:value-type="string">
            <text:p>51beats</text:p>
          </table:table-cell>
          <table:table-cell table:style-name="ce8" office:value-type="string">
            <text:p>51beats “an electronic experience” is an independent electronic music label having the mission to promote high quality, non-commercial, innovative, and emotional sounds without distinctions among genres. The label supports all the different flavours of electronic music, ranging from ambient to techno passing through electrofunk, electroacustic, minimal and idm. Born as a netlabel in 2008, 51beats published since then tens of high quality electronic music net-releases, all available for the free download with Creative Commons (CC) licences. The label has been internationally recognized with a range of nominations at the QWARTZ 'Electronic and New Music Awards' Editions 6 (discovery category), 7 (dancelfoor and compilation categories), 8 (dancefloor category), and 9 (track category), where 51beats and its artists competed with labels like Raster Noton, Shitkatapult, Anti-Zen, Kompakt, Minus,….. and with worldwide-recognized artists such as Boys Noize, Tim Raumschmiere, Hobo, Erol Alkan, ... In 2010, 51beats starts publishing limited editions CDs and, in 2013, the first 12” dancefloor-oriented vinyl. To discover and promote new and talented artists which are far from standard commercial channels is a 51beats major objective, and our 'electronic experience' currently comprehends events organization and booking support/management for some of the label artists. View all charted tracks on 51beats</text:p>
          </table:table-cell>
          <table:table-cell table:style-name="ce8" office:value-type="string">
            <text:p>Milano</text:p>
          </table:table-cell>
          <table:table-cell table:style-name="ce3" office:value-type="string">
            <text:p>http://www.soundcloud.com/51beats</text:p>
          </table:table-cell>
          <table:table-cell table:style-name="ce3" office:value-type="string">
            <text:p>http://www.51beats.net/</text:p>
          </table:table-cell>
          <table:table-cell table:style-name="ce3" office:value-type="string">
            <text:p>info@51beats.net</text:p>
          </table:table-cell>
          <table:table-cell table:style-name="ce3" office:value-type="string">
            <text:p>http://www.facebook.com/pages/51beats/110668902712</text:p>
          </table:table-cell>
          <table:table-cell table:style-name="ce3" table:number-columns-repeated="1015"/>
          <table:table-cell table:style-name="ce11"/>
        </table:table-row>
        <table:table-row table:style-name="ro17">
          <table:table-cell table:style-name="ce3" office:value-type="float" office:value="7549">
            <text:p>7549</text:p>
          </table:table-cell>
          <table:table-cell table:style-name="ce3" office:value-type="string">
            <text:p>iElektronix</text:p>
          </table:table-cell>
          <table:table-cell table:style-name="ce8" office:value-type="string">
            <text:p>Electronic Music ... Ambient / Minimal / Tech-House / Techno View all charted tracks on iElektronix</text:p>
          </table:table-cell>
          <table:table-cell table:style-name="ce8" office:value-type="string">
            <text:p>via Campo Pietra 1 Bis, 46010 Marcaria (MN)</text:p>
          </table:table-cell>
          <table:table-cell table:style-name="ce3" office:value-type="string">
            <text:p>NULL</text:p>
          </table:table-cell>
          <table:table-cell table:style-name="ce3" office:value-type="string">
            <text:p>http://www.ielektronix.net</text:p>
          </table:table-cell>
          <table:table-cell table:style-name="ce3" office:value-type="string">
            <text:p>info@ielektronix.net</text:p>
          </table:table-cell>
          <table:table-cell table:style-name="ce3" office:value-type="string">
            <text:p>http://www.facebook.com/ielektronix</text:p>
          </table:table-cell>
          <table:table-cell table:style-name="ce3" table:number-columns-repeated="1015"/>
          <table:table-cell table:style-name="ce11"/>
        </table:table-row>
        <table:table-row table:style-name="ro12">
          <table:table-cell table:style-name="ce3" office:value-type="float" office:value="7524">
            <text:p>7524</text:p>
          </table:table-cell>
          <table:table-cell table:style-name="ce3" office:value-type="string">
            <text:p>Question of Time</text:p>
          </table:table-cell>
          <table:table-cell table:style-name="ce8" office:value-type="string">
            <text:p>Question of Time stands for quality electronic music. At the heart of QoT is a belief that dance music is truly about losing oneself in the moment. The label desires to be the catalyst for such dancefloor escapades. Over the years, QoT's music has been called many things - deep, acidic, dark, subliminal, electronic, and emotional, although in the end, the root of all of its club music is house and techno. QoT also likes to explore deep psychological moods, by ambient and experimental electronica artists like Aqob. The label's goal is simply to release quality electronic music straight from the heart. QoT believes in the pure spirit of the 12-inch format - with a digital release following later. View all charted tracks on Question of Time</text:p>
          </table:table-cell>
          <table:table-cell table:style-name="ce8" office:value-type="string">
            <text:p>London, United Kingdom</text:p>
          </table:table-cell>
          <table:table-cell table:style-name="ce3" office:value-type="string">
            <text:p>NULL</text:p>
          </table:table-cell>
          <table:table-cell table:style-name="ce3" office:value-type="string">
            <text:p>http://www.questionoftime.co.uk</text:p>
          </table:table-cell>
          <table:table-cell table:style-name="ce3" office:value-type="string">
            <text:p>info@questionoftime.co.uk</text:p>
          </table:table-cell>
          <table:table-cell table:style-name="ce3" office:value-type="string">
            <text:p>http://www.facebook.com/questionoftimerecords</text:p>
          </table:table-cell>
          <table:table-cell table:style-name="ce3" table:number-columns-repeated="1015"/>
          <table:table-cell table:style-name="ce11"/>
        </table:table-row>
        <table:table-row table:style-name="ro11">
          <table:table-cell table:style-name="ce3" office:value-type="float" office:value="7498">
            <text:p>7498</text:p>
          </table:table-cell>
          <table:table-cell table:style-name="ce3" office:value-type="string">
            <text:p>Dobara</text:p>
          </table:table-cell>
          <table:table-cell table:style-name="ce8" office:value-type="string">
            <text:p>New record label created by DJ/Producer Harsh Puri (aka Sound Gypsy). “Dobara” is a Hindi word, which means “once again”. Whether it's a concept, idea, sample or a catchy hook, the aim is to release records that are timeless and can be appreciated (or played again and again) by older, younger and future generations. Some of our influences include disco, funk, soul, R&amp;B, hip hop, synth pop, house, techno, ambient, cinema, space, time, life, experience, philosophy, dreams, struggle, politics, past, present and future General Contact - info@dobaramusic.com Demos - www.dobaramusic.com/demos View all charted tracks on Dobara</text:p>
          </table:table-cell>
          <table:table-cell table:style-name="ce8" office:value-type="string">
            <text:p>London, United Kingdom</text:p>
          </table:table-cell>
          <table:table-cell table:style-name="ce3" office:value-type="string">
            <text:p>NULL</text:p>
          </table:table-cell>
          <table:table-cell table:style-name="ce3" office:value-type="string">
            <text:p>http://www.dobaramusic.com</text:p>
          </table:table-cell>
          <table:table-cell table:style-name="ce3" office:value-type="string">
            <text:p>info@dobaramusic.com</text:p>
          </table:table-cell>
          <table:table-cell table:style-name="ce3" office:value-type="string">
            <text:p>http://www.facebook.com/dobaramusic</text:p>
          </table:table-cell>
          <table:table-cell table:style-name="ce3" table:number-columns-repeated="1015"/>
          <table:table-cell table:style-name="ce11"/>
        </table:table-row>
        <table:table-row table:style-name="ro11">
          <table:table-cell table:style-name="ce3" office:value-type="float" office:value="7344">
            <text:p>7344</text:p>
          </table:table-cell>
          <table:table-cell table:style-name="ce3" office:value-type="string">
            <text:p>Dip Recordings</text:p>
          </table:table-cell>
          <table:table-cell table:style-name="ce8" office:value-type="string">
            <text:p>dIP Recordings Electronic Music Label. DIP Recordings was made up from David Lazzari to showcase his love for underground dance music. Born out from a desire to provide entertaining music specialized for the DJ market. DIP Recordings develops a diverse range of musical styles and genres from a deephouse, techno &amp; downtempo ambient touch. DIP Recordings continues to deliver its inspired musical approach with a strong release catalogue including productions and remixes from artists such as David Lazzari, Dreamwax, Baldino, Simon Gag, dip, Alessandro Mantovan. View all charted tracks on Dip Recordings</text:p>
          </table:table-cell>
          <table:table-cell table:style-name="ce8" office:value-type="string">
            <text:p>Po box 164, 1211 Geneva</text:p>
          </table:table-cell>
          <table:table-cell table:style-name="ce3" office:value-type="string">
            <text:p>http://www.soundcloud.com/diprec</text:p>
          </table:table-cell>
          <table:table-cell table:style-name="ce3" office:value-type="string">
            <text:p>http://www.diprec.com</text:p>
          </table:table-cell>
          <table:table-cell table:style-name="ce3" office:value-type="string">
            <text:p>music@diprec.com</text:p>
          </table:table-cell>
          <table:table-cell table:style-name="ce3" office:value-type="string">
            <text:p>http://www.facebook.com/diprec</text:p>
          </table:table-cell>
          <table:table-cell table:style-name="ce3" table:number-columns-repeated="1015"/>
          <table:table-cell table:style-name="ce11"/>
        </table:table-row>
        <table:table-row table:style-name="ro3">
          <table:table-cell table:style-name="ce3" office:value-type="float" office:value="7179">
            <text:p>7179</text:p>
          </table:table-cell>
          <table:table-cell table:style-name="ce3" office:value-type="string">
            <text:p>Stasis Recordings</text:p>
          </table:table-cell>
          <table:table-cell table:style-name="ce8" office:value-type="string">
            <text:p>We're an electronic music label with interests in many of the dance genres: house, techno, ambient chillout, DnB, etc... Striking a balance between nightlife sound systems and the living room listening experience. View all charted tracks on Stasis Recordings</text:p>
          </table:table-cell>
          <table:table-cell table:style-name="ce8" office:value-type="string">
            <text:p>Toronto, Canada</text:p>
          </table:table-cell>
          <table:table-cell table:style-name="ce3" office:value-type="string">
            <text:p>http://www.soundcloud.com/stasisrecordings</text:p>
          </table:table-cell>
          <table:table-cell table:style-name="ce3" office:value-type="string">
            <text:p>http://www.stasisrecordings.com</text:p>
          </table:table-cell>
          <table:table-cell table:style-name="ce3" office:value-type="string">
            <text:p>info@stasisrecordings.com</text:p>
          </table:table-cell>
          <table:table-cell table:style-name="ce3" office:value-type="string">
            <text:p>http://www.facebook.com/pages/Stasis-Recordings/287210761299002</text:p>
          </table:table-cell>
          <table:table-cell table:style-name="ce3" table:number-columns-repeated="1015"/>
          <table:table-cell table:style-name="ce11"/>
        </table:table-row>
        <table:table-row table:style-name="ro10">
          <table:table-cell office:value-type="float" office:value="7108">
            <text:p>7108</text:p>
          </table:table-cell>
          <table:table-cell office:value-type="string">
            <text:p>MothLab Recordings</text:p>
          </table:table-cell>
          <table:table-cell office:value-type="string">
            <text:p>MothLab Recordings is an italian digital label based primarily on Techno/Tech-House, and Electronica, spreading an interconnection between the European background of Techno and Electronica sounds and the new creations from the overseas underground music industries. The first steps were involving an Italian reality made from twenty years of experience with this project main founder: LUCA BERNABEI, DJ, Producer, Party Organizer, Sound Engineer. Luca is a seasoned Minimal Techno / Tech-House composer, he has Avid Pro-Tools and Ableton certifications achieved by Percorsi Audio, the first Apple, Ableton and Avid certified training center in Italy. MothLab Recordings' artists are: ILLICH MUJICA (NYC/CARACAS) mainly a tech-house producer, with a unique, eclectic and tasteful musical sense, MAKr (NYC) is a 4 element band, fusing live instrumentation with electronic technique. Their sound ranges from Downtempo Dub to danceable club grooves, BONNY &amp; CLYDE (CH) a Dj duo on a quest to create something new, rather than treading exhausted grounds, their new sound, mainly Tech-House and Deep House, thus comes along in a much more sensitive and intense way, combined with melodious, almost pop-like elements that go straight to the heart, LUCA SANNA (DE) with a delicate, abstract, soft, pure and profound techno sound, NOT ON EARTH (SPAIN) an electronic music composer of all genres, mainly electronica, ambient, dubstep and breakbeat, he creates his own sounds by playing all the instruments himself, DAMAGED MAN (ITA) inspired from a deep dark backgound, BRYANT AUTREY (NYC) is a Techno producer with a few selections that have already been recognized by a wide international audience. You’ll find MothLab Recordings on Beatport, Junodowload, I-Tunes, Djshop.de, Amazon, Musicload.de, djdownload.com, djtunes.com just to name a few. MothLab is a collective of Producers, Musicians, DJs, Video Editors, VJs, Sound Engineers and Web Designers that collaborate working on electronic music View all charted tracks on MothLab Recordings</text:p>
          </table:table-cell>
          <table:table-cell office:value-type="string">
            <text:p>Central, Italy</text:p>
          </table:table-cell>
          <table:table-cell office:value-type="string">
            <text:p>NULL</text:p>
          </table:table-cell>
          <table:table-cell office:value-type="string">
            <text:p>http://www.mothlab.net</text:p>
          </table:table-cell>
          <table:table-cell office:value-type="string">
            <text:p>info@mothlab.net</text:p>
          </table:table-cell>
          <table:table-cell office:value-type="string">
            <text:p>http://www.facebook.com/MothLab </text:p>
          </table:table-cell>
          <table:table-cell table:number-columns-repeated="1016"/>
        </table:table-row>
        <table:table-row table:style-name="ro9">
          <table:table-cell office:value-type="float" office:value="6976">
            <text:p>6976</text:p>
          </table:table-cell>
          <table:table-cell office:value-type="string">
            <text:p>Retrospective Zoology</text:p>
          </table:table-cell>
          <table:table-cell office:value-type="string">
            <text:p>Retrospective Zoology is precisely defined in each specific genre. Its basic structure remains the same but in the embrace of modern expression is expanding it's roots and erasing boundaries. Always in relation to nature-animal-man, explores the instinctive behavior, initiated by the reaction of specific frequencies and has a decisive goal to influence on everyone. Restoring memorials of important milestones in the music and their creations and playing the role of facilitator from the past dictating the future. dub techno, deep house, ambient, chill out View all charted tracks on Retrospective Zoology</text:p>
          </table:table-cell>
          <table:table-cell office:value-type="string">
            <text:p>Ljubljana</text:p>
          </table:table-cell>
          <table:table-cell office:value-type="string">
            <text:p>NULL</text:p>
          </table:table-cell>
          <table:table-cell office:value-type="string">
            <text:p>http://retrospectivezoology.eu/</text:p>
          </table:table-cell>
          <table:table-cell office:value-type="string">
            <text:p>info@retrospective.zoology.eu</text:p>
          </table:table-cell>
          <table:table-cell office:value-type="string">
            <text:p>http://www.facebook.com/retrozoo.music</text:p>
          </table:table-cell>
          <table:table-cell table:number-columns-repeated="1016"/>
        </table:table-row>
        <table:table-row table:style-name="ro11">
          <table:table-cell office:value-type="float" office:value="6942">
            <text:p>6942</text:p>
          </table:table-cell>
          <table:table-cell office:value-type="string">
            <text:p>Stato Elettrico</text:p>
          </table:table-cell>
          <table:table-cell office:value-type="string">
            <text:p>Stato Elettrico is an Italian netlabel for electronic music, based in Ostia, near Rome, in the outskirt of the city. We live on Mediterranean Sea and breathe much iodine, this makes us very electric. Our activities start in January 2010, after a long militancy in the underground music scene of our city so we decided to run a label to carry out our long experience and to get in touch with new people. Our genres are techno, tech-house, electro, idm, downtempo, downbeat, breakbeat, soundscapes, ambient and all it is good. Our goal is to promote and distribute independent artists with whom to cooperate and create new partnerships. View all charted tracks on Stato Elettrico</text:p>
          </table:table-cell>
          <table:table-cell office:value-type="string">
            <text:p>Roma</text:p>
          </table:table-cell>
          <table:table-cell office:value-type="string">
            <text:p>NULL</text:p>
          </table:table-cell>
          <table:table-cell office:value-type="string">
            <text:p>http://statoelettrico.net</text:p>
          </table:table-cell>
          <table:table-cell office:value-type="string">
            <text:p>info@statoelettrico.net</text:p>
          </table:table-cell>
          <table:table-cell office:value-type="string">
            <text:p>http://www.facebook.com/pages/Stato-Elettrico/251248258978</text:p>
          </table:table-cell>
          <table:table-cell table:number-columns-repeated="1016"/>
        </table:table-row>
        <table:table-row table:style-name="ro10">
          <table:table-cell office:value-type="float" office:value="6835">
            <text:p>6835</text:p>
          </table:table-cell>
          <table:table-cell office:value-type="string">
            <text:p>Sono Vivo</text:p>
          </table:table-cell>
          <table:table-cell office:value-type="string">
            <text:p>Sono Vivo ~ Live Dreams! (english) Live your dream! Thats the backround, which Wigbert Franze will pursue with the Label. Sono Vivo was set up early 2011 in Offenbach/Main near Frankfurt am Main Germany. Wigberts inspiration of music, the lifestyle of different cities and countries and the influence of people in the surrounding create visions, imaginations and dreams. Sono Vivo should reflect Wigberts thoughts and ideas and shall realize what he stands for! Music is timeless, connects elements of different styles over House, Techno, Minimal, Jazz, Blues with percussive rhythms and ambient flair. The acts should unfold their visions and illusions freely. Thats the way a dream gets vivid. Music creates emotions and consolidates memories. Music affects and fascinates. brings people together and reaches other people. Music has its own language, which spreads worldwide. Music is paasion, which should be lived! Sono Vivo! Sono Vivo ~ Traeume leben! (deutsch) Lebe deinen Traum! Das ist der Hintergrund, den Wigbert Franze mit dem Label verfolgen will. Sono Vivo wurde Anfang 2011 in Offenbach am Main gegruendet. Wigberts Inspiration von Musik, der Lifestyle verschiedener Staedte und Laender und der Einfluss von Menschen in der Umgebung schaffen Visionen, Vorstellungen und Traeume. Sono Vivo soll Wigberts Gedanken und Ideen widerspiegeln und verwirklichen wofuer er steht! Die Musik ist zeitlos, verbindet Elemente verschiedener Stile ueber House, Techno, Minimal, Jazz, Blues mit perkussiven Rhythmen und ambienten Flair. Die Kuenstler sollen ihre Visionen und Vorstellungen frei entfalten koennen! Nur so kann ein Traum lebendig werden. Musik schafft Emotionen und festigt Erinnerungen. Musik bewegt und begeistert. Bringt Menschen zusammen und erreicht andere Menschen. Musik ist eine eigene Sprache, die weltweit verbreitet ist. Musik ist Leidenschaft, die gelebt werden soll! Sono Vivo Sono Vivo releases have been charted by Valentino Kanzyani, Marko Nastic and 71 others. View all charted tracks on Sono Vivo</text:p>
          </table:table-cell>
          <table:table-cell office:value-type="string">
            <text:p>Frankfurt, Germany</text:p>
          </table:table-cell>
          <table:table-cell office:value-type="string">
            <text:p>NULL</text:p>
          </table:table-cell>
          <table:table-cell office:value-type="string">
            <text:p>http://www.sonovivo.net</text:p>
          </table:table-cell>
          <table:table-cell office:value-type="string">
            <text:p>info(at)sonovivo.net</text:p>
          </table:table-cell>
          <table:table-cell office:value-type="string">
            <text:p>http://www.facebook.com/SonoVivoLabel</text:p>
          </table:table-cell>
          <table:table-cell table:number-columns-repeated="1016"/>
        </table:table-row>
        <table:table-row table:style-name="ro3">
          <table:table-cell office:value-type="float" office:value="6775">
            <text:p>6775</text:p>
          </table:table-cell>
          <table:table-cell office:value-type="string">
            <text:p>19thstudio</text:p>
          </table:table-cell>
          <table:table-cell office:value-type="string">
            <text:p>19th Studio is a London based record label specialized in Dub, techno, and ambient sounds. Found by Rui Carvalho in 2010 is home of artists like Stereopathy, 44Mind, 8 Four, 1Way, Buster, Martin Nonstatic and Subforms View all charted tracks on 19thstudio</text:p>
          </table:table-cell>
          <table:table-cell office:value-type="string">
            <text:p>Flat 77 Edrich House Binfield Road London sw46ss</text:p>
          </table:table-cell>
          <table:table-cell office:value-type="string">
            <text:p>NULL</text:p>
          </table:table-cell>
          <table:table-cell office:value-type="string">
            <text:p>http://www.19thstudio.co.uk</text:p>
          </table:table-cell>
          <table:table-cell office:value-type="string">
            <text:p>info@19thstudio.co.uk</text:p>
          </table:table-cell>
          <table:table-cell office:value-type="string">
            <text:p>http://www.facebook.com/19thstudio</text:p>
          </table:table-cell>
          <table:table-cell table:number-columns-repeated="1016"/>
        </table:table-row>
        <table:table-row table:style-name="ro3">
          <table:table-cell office:value-type="float" office:value="6700">
            <text:p>6700</text:p>
          </table:table-cell>
          <table:table-cell office:value-type="string">
            <text:p>Glider Records</text:p>
          </table:table-cell>
          <table:table-cell office:value-type="string">
            <text:p>Glider records is a record label focused on Dub techno, IDM, electro, ambient. In Glider we like to feel the true character of electronic music, tracks with personality, we will not be influenced by fashion, we like the innovation, but always in our way, our fundamentals. View all charted tracks on Glider Records</text:p>
          </table:table-cell>
          <table:table-cell office:value-type="string">
            <text:p>Madrid, Spain</text:p>
          </table:table-cell>
          <table:table-cell table:number-columns-repeated="2" office:value-type="string">
            <text:p>NULL</text:p>
          </table:table-cell>
          <table:table-cell office:value-type="string">
            <text:p>gliderrecords@gmail.com</text:p>
          </table:table-cell>
          <table:table-cell office:value-type="string">
            <text:p>http://www.facebook.com/GliderRecords</text:p>
          </table:table-cell>
          <table:table-cell table:number-columns-repeated="1016"/>
        </table:table-row>
        <table:table-row table:style-name="ro11">
          <table:table-cell office:value-type="float" office:value="6654">
            <text:p>6654</text:p>
          </table:table-cell>
          <table:table-cell office:value-type="string">
            <text:p>Biorecordings</text:p>
          </table:table-cell>
          <table:table-cell office:value-type="string">
            <text:p>The Biorecordings born in 2011 from an idea by Fabio Scalabroni, Italian DJ and producer. Already has several releases out with pseudonyms AMbit3, Bitbucket, Hologram, Cogor etc. He prefers and loves electronic music: ambient, deep, techno, and idm dubtechno. The idea was in preparation for many years but now is the time to work with great artists, who maybe are not part of the mainstream, but with a lot of talent. This label was created to give quality to their musical roots dub / techno / Detroit. Biorecordings: the life of something that passes through the heart! View all charted tracks on Biorecordings</text:p>
          </table:table-cell>
          <table:table-cell office:value-type="string">
            <text:p>Central, Italy</text:p>
          </table:table-cell>
          <table:table-cell office:value-type="string">
            <text:p>http://www.soundcloud.com/http://soundcloud.com/bio-recordings</text:p>
          </table:table-cell>
          <table:table-cell office:value-type="string">
            <text:p>http://www.biorecordings.com</text:p>
          </table:table-cell>
          <table:table-cell office:value-type="string">
            <text:p>NULL</text:p>
          </table:table-cell>
          <table:table-cell office:value-type="string">
            <text:p>http://www.facebook.com/pages/Biorecordings/174879789239703</text:p>
          </table:table-cell>
          <table:table-cell table:number-columns-repeated="1016"/>
        </table:table-row>
        <table:table-row table:style-name="ro18">
          <table:table-cell office:value-type="float" office:value="6598">
            <text:p>6598</text:p>
          </table:table-cell>
          <table:table-cell office:value-type="string">
            <text:p>Shhhh</text:p>
          </table:table-cell>
          <table:table-cell office:value-type="string">
            <text:p>shhhh is a young electronic music label from Western Germany, founded by Turgut Kocer in 2011. It starts with a spooky Deep House 12? vinyl-single in August/September 2011 with 2 Bluff-remixes of 2 lectures, read by Jens Hoeffken. Focusing on Suspense-Deep-House, minimal techno/schaffel and spooky cinematic ambient style, the label avoids to be “hypermodern” and goes back earlier in the days when cologne was a fountain of new groundbreaking ideas in mid 1990s. Seeing its influences in Battery Park Cologne, Liquid Sky scene and more art-based minimal techno / droning ambient records, the label policy focuses on releasing the material on ancient vinyl format as well. The main philosophy is to connect to early experiental techno records and transport the idea back to the future of millenium, combine it with modern techniques in new romantic listening esthetics. View all charted tracks on Shhhh</text:p>
          </table:table-cell>
          <table:table-cell office:value-type="string">
            <text:p>Haydnstr. 22, 40822 Mettmann</text:p>
          </table:table-cell>
          <table:table-cell office:value-type="string">
            <text:p>NULL</text:p>
          </table:table-cell>
          <table:table-cell office:value-type="string">
            <text:p>http://www.shhhh.eu</text:p>
          </table:table-cell>
          <table:table-cell office:value-type="string">
            <text:p>shhhh@shhhh.eu</text:p>
          </table:table-cell>
          <table:table-cell office:value-type="string">
            <text:p>http://www.facebook.com/pages/shhhh/131074460306567</text:p>
          </table:table-cell>
          <table:table-cell table:number-columns-repeated="1016"/>
        </table:table-row>
        <table:table-row table:style-name="ro19">
          <table:table-cell office:value-type="float" office:value="6518">
            <text:p>6518</text:p>
          </table:table-cell>
          <table:table-cell office:value-type="string">
            <text:p>Blackline records</text:p>
          </table:table-cell>
          <table:table-cell office:value-type="string">
            <text:p>Blackline Showcase are the result of the sharing of music among DJs Over8, Halex_B and RGB in an attempt to continue expansion of its mode of expression. This project is born from the common love for music electronica, all the members of this project included in the means of Techno, Tech House and Dub, with influences of the great capitals of Techno, as Chicago, Detroit and Berlin, where they have developed their work remarkably in recent times. The purpose of this team is only one - to transmit their vibrations and create a party atmosphere wherever you pass by. In 2011 and after many years in the electronic music, they decide to launch Blackline Records, which is already available in digital sales its first release "BKL001 | Caspian - Carmin EP". Blackline Showcase são fruto da partilha musical entre os Dj's Over8, Halex_B e RGB, numa tentativa continua de expansão do seu modo de expressão. Este projecto nasce do gosto comum pela música electronica, estando todos os membros deste projecto inseridos nos meios do Techno, Tech House e Dub, com influências das grandes capitais do Techno, como, Chicago, Detroit e Berlin, onde vêm desenvolvendo os seus trabalhos de forma notável nos últimos tempos. O objectivo desta equipa é um apenas - transmitir as suas vibrações e criar um ambiente de festa por onde quer que passem. Em 2011 e depois de muitos anos dentro da música eletronica, resolvem lançar a Blackline Records, onde já se encontra disponivel em venda digital o seu primeiro lançamento "BKL001 | Caspian - Carmin EP". View all charted tracks on Blackline records</text:p>
          </table:table-cell>
          <table:table-cell office:value-type="string">
            <text:p>Cartaxo</text:p>
          </table:table-cell>
          <table:table-cell office:value-type="string">
            <text:p>NULL</text:p>
          </table:table-cell>
          <table:table-cell office:value-type="string">
            <text:p>http://www.soundcloud.com/blackline-records</text:p>
          </table:table-cell>
          <table:table-cell office:value-type="string">
            <text:p>blacklineshowcase@gmail.com</text:p>
          </table:table-cell>
          <table:table-cell office:value-type="string">
            <text:p>http://www.facebook.com/pages/Blackline-Records</text:p>
          </table:table-cell>
          <table:table-cell table:number-columns-repeated="1016"/>
        </table:table-row>
        <table:table-row table:style-name="ro8">
          <table:table-cell office:value-type="float" office:value="6433">
            <text:p>6433</text:p>
          </table:table-cell>
          <table:table-cell office:value-type="string">
            <text:p>Minor3Records</text:p>
          </table:table-cell>
          <table:table-cell office:value-type="string">
            <text:p>Minor3Records is the personal project of Claudio Branno (AKA Eltanoloko, Claude B.) in order to produce and release fine minimal techno and ambient music. View all charted tracks on Minor3Records</text:p>
          </table:table-cell>
          <table:table-cell office:value-type="string">
            <text:p>98 shandy street</text:p>
          </table:table-cell>
          <table:table-cell office:value-type="string">
            <text:p>NULL</text:p>
          </table:table-cell>
          <table:table-cell office:value-type="string">
            <text:p>http://www.minor3records.com</text:p>
          </table:table-cell>
          <table:table-cell office:value-type="string">
            <text:p>minor3records@gmail.com</text:p>
          </table:table-cell>
          <table:table-cell office:value-type="string">
            <text:p>http://www.facebook.com/pages/Minor3/173448286004287?sk=wall</text:p>
          </table:table-cell>
          <table:table-cell table:number-columns-repeated="1016"/>
        </table:table-row>
        <table:table-row table:style-name="ro8">
          <table:table-cell office:value-type="float" office:value="6340">
            <text:p>6340</text:p>
          </table:table-cell>
          <table:table-cell office:value-type="string">
            <text:p>Manzel</text:p>
          </table:table-cell>
          <table:table-cell office:value-type="string">
            <text:p>Space out / Frequencies / Blips / Raw / Ambient / Intelligent Techno Manzel releases have been charted by Jonas Kopp, Don Williams, DJ Deep, Jonas Kopp, Dustin Zahn, Psyk, Jonas Kopp, Psyk, Jonas Kopp and 55 others. View all charted tracks on Manzel</text:p>
          </table:table-cell>
          <table:table-cell office:value-type="string">
            <text:p>Berlin, Germany</text:p>
          </table:table-cell>
          <table:table-cell office:value-type="string">
            <text:p>NULL</text:p>
          </table:table-cell>
          <table:table-cell office:value-type="string">
            <text:p>http://www.youtube.com/user/ManzelMuzik</text:p>
          </table:table-cell>
          <table:table-cell office:value-type="string">
            <text:p>NULL</text:p>
          </table:table-cell>
          <table:table-cell office:value-type="string">
            <text:p>http://www.facebook.com/pages/Manzel/626663960784198?ref=hl</text:p>
          </table:table-cell>
          <table:table-cell table:number-columns-repeated="1016"/>
        </table:table-row>
        <table:table-row table:style-name="ro8">
          <table:table-cell office:value-type="float" office:value="6231">
            <text:p>6231</text:p>
          </table:table-cell>
          <table:table-cell office:value-type="string">
            <text:p>Subexotic Records</text:p>
          </table:table-cell>
          <table:table-cell office:value-type="string">
            <text:p>Subexotic Records was formed in 2010, with the aim of showcasing the best in electronica, techno, ambient and experimental music. View all charted tracks on Subexotic Records</text:p>
          </table:table-cell>
          <table:table-cell office:value-type="string">
            <text:p>London, United Kingdom</text:p>
          </table:table-cell>
          <table:table-cell office:value-type="string">
            <text:p>NULL</text:p>
          </table:table-cell>
          <table:table-cell office:value-type="string">
            <text:p>http://www.subexotic.com</text:p>
          </table:table-cell>
          <table:table-cell office:value-type="string">
            <text:p>info@subexotic.com</text:p>
          </table:table-cell>
          <table:table-cell office:value-type="string">
            <text:p>NULL</text:p>
          </table:table-cell>
          <table:table-cell table:number-columns-repeated="1016"/>
        </table:table-row>
        <table:table-row table:style-name="ro8">
          <table:table-cell office:value-type="float" office:value="6185">
            <text:p>6185</text:p>
          </table:table-cell>
          <table:table-cell office:value-type="string">
            <text:p>Basic_sounds</text:p>
          </table:table-cell>
          <table:table-cell office:value-type="string">
            <text:p>Basic_sounds is a netlabel that exists to promote new emerging electronic artists experimenting within the realms of techno, house, ambient and dub. We aim to expose the world to the music we love. View all charted tracks on Basic_sounds</text:p>
          </table:table-cell>
          <table:table-cell office:value-type="string">
            <text:p>Toronto, Canada</text:p>
          </table:table-cell>
          <table:table-cell office:value-type="string">
            <text:p>NULL</text:p>
          </table:table-cell>
          <table:table-cell office:value-type="string">
            <text:p>http://basicsounds.ca</text:p>
          </table:table-cell>
          <table:table-cell office:value-type="string">
            <text:p>basic_sounds@yahoo.ca</text:p>
          </table:table-cell>
          <table:table-cell office:value-type="string">
            <text:p>NULL</text:p>
          </table:table-cell>
          <table:table-cell table:number-columns-repeated="1016"/>
        </table:table-row>
        <table:table-row table:style-name="ro11">
          <table:table-cell office:value-type="float" office:value="5893">
            <text:p>5893</text:p>
          </table:table-cell>
          <table:table-cell office:value-type="string">
            <text:p>Farver</text:p>
          </table:table-cell>
          <table:table-cell office:value-type="string">
            <text:p>Farver Music is a Denmark based electronic music label. Mixing up quality peak points from any of the fields involved is both a purpose and a plan for our label. The current shortlist of widely-used genre names will probably apply tags such as Electronica, Techno or Chillout/Ambient. As eclectic as it may sound, Farver Music will try making a varied yet tasteful and appealing palette of 'colors' through our releases. We find any further statements or descriptions to be unnecessary. We can only be as personal and subjective as our listeners are, hence in their heads and hearts shall lay our etiquette - not within ink or pixels. View all charted tracks on Farver</text:p>
          </table:table-cell>
          <table:table-cell office:value-type="string">
            <text:p>Denmark</text:p>
          </table:table-cell>
          <table:table-cell office:value-type="string">
            <text:p>NULL</text:p>
          </table:table-cell>
          <table:table-cell office:value-type="string">
            <text:p>http://farver.nu</text:p>
          </table:table-cell>
          <table:table-cell office:value-type="string">
            <text:p>us@farver.nu</text:p>
          </table:table-cell>
          <table:table-cell office:value-type="string">
            <text:p>http://www.facebook.com/farvermusic</text:p>
          </table:table-cell>
          <table:table-cell table:number-columns-repeated="1016"/>
        </table:table-row>
        <table:table-row table:style-name="ro8">
          <table:table-cell office:value-type="float" office:value="5886">
            <text:p>5886</text:p>
          </table:table-cell>
          <table:table-cell office:value-type="string">
            <text:p>Tactical Nuke Records</text:p>
          </table:table-cell>
          <table:table-cell office:value-type="string">
            <text:p>Formed in 2010 TNR is a UK based Techno/Ambient Dub Techno/Deep House Label releasing weapons of mass distraction! View all charted tracks on Tactical Nuke Records</text:p>
          </table:table-cell>
          <table:table-cell office:value-type="string">
            <text:p>York UK</text:p>
          </table:table-cell>
          <table:table-cell office:value-type="string">
            <text:p>NULL</text:p>
          </table:table-cell>
          <table:table-cell office:value-type="string">
            <text:p>http://www.tacticalnukerecords.co.uk</text:p>
          </table:table-cell>
          <table:table-cell office:value-type="string">
            <text:p>will@tacticalnukerecords.co.uk</text:p>
          </table:table-cell>
          <table:table-cell office:value-type="string">
            <text:p>http://www.facebook.com/pages/Tactical-Nuke-Records/161759653841180?v=wall</text:p>
          </table:table-cell>
          <table:table-cell table:number-columns-repeated="1016"/>
        </table:table-row>
        <table:table-row table:style-name="ro5">
          <table:table-cell office:value-type="float" office:value="5876">
            <text:p>5876</text:p>
          </table:table-cell>
          <table:table-cell office:value-type="string">
            <text:p>Giraphone Records</text:p>
          </table:table-cell>
          <table:table-cell office:value-type="string">
            <text:p>Giraphone Records is dedicated to the Deep House/Minimal/Techno and Ambient/Chill out Music. 2010 : Giraphone Records is born ; first sounds, graphics, partnerships, artists , creators of sound, studio engineers, digital distributors, make the label appears on Beatport, Junodownload, DJDownload, Trackitdown, Itunes, Amazon and many more… View all charted tracks on Giraphone Records</text:p>
          </table:table-cell>
          <table:table-cell office:value-type="string">
            <text:p>CENON</text:p>
          </table:table-cell>
          <table:table-cell office:value-type="string">
            <text:p>http://www.soundcloud.com/giraphone-records</text:p>
          </table:table-cell>
          <table:table-cell office:value-type="string">
            <text:p>http://www.giraphone-records.com</text:p>
          </table:table-cell>
          <table:table-cell office:value-type="string">
            <text:p>info@giraphone-records.com</text:p>
          </table:table-cell>
          <table:table-cell office:value-type="string">
            <text:p>http://www.facebook.com/Giraphone-Records/129411113739929</text:p>
          </table:table-cell>
          <table:table-cell table:number-columns-repeated="1016"/>
        </table:table-row>
        <table:table-row table:style-name="ro11">
          <table:table-cell office:value-type="float" office:value="5839">
            <text:p>5839</text:p>
          </table:table-cell>
          <table:table-cell office:value-type="string">
            <text:p>Globelle</text:p>
          </table:table-cell>
          <table:table-cell office:value-type="string">
            <text:p>As a record label, Globelle won't focus on a special genre, but rather try to absorb all trends and styles of the electronic music field. House, Deep House, Tech House, Techno, Bass Music, Electro-Pop, Indietronic and even Ambient are more than welcome in our creative homebase. In matters of certain releases, Globelle will also try to consign this variety in different remixes and versions. In a fast-paced and changing music scene, it's not our approach to be closed-minded and in consequence to lose our public's attention right after a few months, but to create open networks and a long-lasting pool of creativity and innovation. we are globelle. View all charted tracks on Globelle</text:p>
          </table:table-cell>
          <table:table-cell office:value-type="string">
            <text:p>Engelburgergasse 1, 93047 Regensburg</text:p>
          </table:table-cell>
          <table:table-cell office:value-type="string">
            <text:p>NULL</text:p>
          </table:table-cell>
          <table:table-cell office:value-type="string">
            <text:p>http://www.globelle.net</text:p>
          </table:table-cell>
          <table:table-cell office:value-type="string">
            <text:p>mail@globelle.net</text:p>
          </table:table-cell>
          <table:table-cell office:value-type="string">
            <text:p>http://www.facebook.com/weareglobelle</text:p>
          </table:table-cell>
          <table:table-cell table:number-columns-repeated="1016"/>
        </table:table-row>
        <table:table-row table:style-name="ro3">
          <table:table-cell office:value-type="float" office:value="5525">
            <text:p>5525</text:p>
          </table:table-cell>
          <table:table-cell office:value-type="string">
            <text:p>monoKraK</text:p>
          </table:table-cell>
          <table:table-cell office:value-type="string">
            <text:p>monoKraK is a swiss netlabel based in Geneva (Switzerland). It was created by Roberto Vitali in 2006. At the moment, more than 70 releases available. All the tracks are free to download. Mainly oriented deep minimal techno, there's also some ambient stuff. Anyway, everything deep is welcome ;) View all charted tracks on monoKraK</text:p>
          </table:table-cell>
          <table:table-cell office:value-type="string">
            <text:p>Switzerland</text:p>
          </table:table-cell>
          <table:table-cell office:value-type="string">
            <text:p>NULL</text:p>
          </table:table-cell>
          <table:table-cell office:value-type="string">
            <text:p>http://www.monokrak.net</text:p>
          </table:table-cell>
          <table:table-cell office:value-type="string">
            <text:p>rvitali@infomaniak.ch</text:p>
          </table:table-cell>
          <table:table-cell office:value-type="string">
            <text:p>http://www.facebook.com/profile.php?id=100000318376569</text:p>
          </table:table-cell>
          <table:table-cell table:number-columns-repeated="1016"/>
        </table:table-row>
        <table:table-row table:style-name="ro13">
          <table:table-cell office:value-type="float" office:value="5482">
            <text:p>5482</text:p>
          </table:table-cell>
          <table:table-cell office:value-type="string">
            <text:p>Entropy</text:p>
          </table:table-cell>
          <table:table-cell office:value-type="string">
            <text:p>The entropy is defined as the amount of information needed to exactly specify the state of the system. This is because entropy represents the "potential for disorder" in a system... Entropy Records is a small independent label. Artists &amp; partners involved in label releases are music passionated people aware of the fragile music market reality... Beyond this consideration, the Art does not stop until our artists will share thoughts through the music. Music styles are mainly electronic (ambient, downtempo, dub techno, modern classical...) and releases are versatiles until they sound good! Feel free to contact us. Each release packaging is prepare with love to let glow the music inside. Label founded by producer &amp; French DJ David Ya (as know as Maitreya, David Saulnier)... View all charted tracks on Entropy</text:p>
          </table:table-cell>
          <table:table-cell office:value-type="string">
            <text:p>99 rue Oberkampf | 75011 Paris</text:p>
          </table:table-cell>
          <table:table-cell office:value-type="string">
            <text:p>NULL</text:p>
          </table:table-cell>
          <table:table-cell office:value-type="string">
            <text:p>http://www.entropy-records.com</text:p>
          </table:table-cell>
          <table:table-cell office:value-type="string">
            <text:p>info@entropy-records.com</text:p>
          </table:table-cell>
          <table:table-cell office:value-type="string">
            <text:p>NULL</text:p>
          </table:table-cell>
          <table:table-cell table:number-columns-repeated="1016"/>
        </table:table-row>
        <table:table-row table:style-name="ro12">
          <table:table-cell office:value-type="float" office:value="5392">
            <text:p>5392</text:p>
          </table:table-cell>
          <table:table-cell office:value-type="string">
            <text:p>Flu. Records</text:p>
          </table:table-cell>
          <table:table-cell office:value-type="string">
            <text:p>Welcome ! FLU.RECORDS : Is a new label based in Mexico City and Paris which this focuses mainly on the styles techno, minimal, house, electro, ambient, electronica....founded by André Rigg &amp; Albert Chavez in 2011. The idea is to allow talented artists to share and diffuse their work with the international electronic scene, cooking their melodies of rhythms and magic atmospheres for animated the dancefloors. FLU. Seek all new musical, sound experiments and remains open to your suggestions. We hope to be able to give the best to our listeners and a few moments of pleasure through our releases. Thank You. A.Rigg (Label Manager) View all charted tracks on Flu. Records</text:p>
          </table:table-cell>
          <table:table-cell office:value-type="string">
            <text:p>Cerrada Republica de chile N°2-Atizapan</text:p>
          </table:table-cell>
          <table:table-cell table:number-columns-repeated="2" office:value-type="string">
            <text:p>NULL</text:p>
          </table:table-cell>
          <table:table-cell office:value-type="string">
            <text:p>flu.records@hotmail.com</text:p>
          </table:table-cell>
          <table:table-cell office:value-type="string">
            <text:p>http://www.facebook.com/flu.recs</text:p>
          </table:table-cell>
          <table:table-cell table:number-columns-repeated="1016"/>
        </table:table-row>
        <table:table-row table:style-name="ro15">
          <table:table-cell office:value-type="float" office:value="5243">
            <text:p>5243</text:p>
          </table:table-cell>
          <table:table-cell office:value-type="string">
            <text:p>Sajgon Records</text:p>
          </table:table-cell>
          <table:table-cell office:value-type="string">
            <text:p>SAJGON RECORDS is digital electronic music label with focusing on intelligent approach in most of kind of electronic music styles which are close special to deep house, house, techhouse and intelligent techno music, but also of calm side of electronic like downtempo, ambient, experimental and others similar styles which are "designed" to dancefloor or chill-outing. Sajgon records assemb the music producers with this music theory from around the all world. Our primary aim is produce high-class music stuffs for all hungry electronic consumers.... LAST RELEASES : ... .... [SJGN030] DomScott - I'm In Love [SJGN031] Tommi Oskari - Bermuda Square E.P. [SJGN032] Various Artist - The Architects 001 E.P. [SJGN033] Richard Scholtz - The Trend E.P. [SJGN034] Deephope - Coffee Time E.P. [SJGN035] Ika Sali - Expressions [SJGN036] Martin Greenland - Believe In Love E.P. [SJGN037] Various Artists - The Architects 002 [SJGN038] Spark Taberner - Meteors [SJGN039] Deephope&amp;Manos - Into My Life View all charted tracks on Sajgon Records</text:p>
          </table:table-cell>
          <table:table-cell office:value-type="string">
            <text:p>Slovakia</text:p>
          </table:table-cell>
          <table:table-cell office:value-type="string">
            <text:p>NULL</text:p>
          </table:table-cell>
          <table:table-cell office:value-type="string">
            <text:p>http://www.sajgon-records.eu</text:p>
          </table:table-cell>
          <table:table-cell office:value-type="string">
            <text:p>sajgon@sajgon-records.eu</text:p>
          </table:table-cell>
          <table:table-cell office:value-type="string">
            <text:p>http://www.facebook.com/#!/pages/Sajgon-Records/125066840887143</text:p>
          </table:table-cell>
          <table:table-cell table:number-columns-repeated="1016"/>
        </table:table-row>
        <table:table-row table:style-name="ro5">
          <table:table-cell office:value-type="float" office:value="5232">
            <text:p>5232</text:p>
          </table:table-cell>
          <table:table-cell office:value-type="string">
            <text:p>Qubit Sound</text:p>
          </table:table-cell>
          <table:table-cell office:value-type="string">
            <text:p>Qubit-sound is a net-label releasing electronic music in file formats. We are interested in music from the field of techno, minimal, house, tech house, micro-house, dub, glitch, ambient and experimental. Qubit-sound's goal is to promote artists through our digital platform and to distribute electronic music around the world. View all charted tracks on Qubit Sound</text:p>
          </table:table-cell>
          <table:table-cell office:value-type="string">
            <text:p>Eugene - OR</text:p>
          </table:table-cell>
          <table:table-cell office:value-type="string">
            <text:p>NULL</text:p>
          </table:table-cell>
          <table:table-cell office:value-type="string">
            <text:p>http://www.qubitsound.com/about.html</text:p>
          </table:table-cell>
          <table:table-cell office:value-type="string">
            <text:p>info@qubitsound.com</text:p>
          </table:table-cell>
          <table:table-cell office:value-type="string">
            <text:p>http://www.facebook.com/pages/Qubit-sound/91919678660?ref=nf</text:p>
          </table:table-cell>
          <table:table-cell table:number-columns-repeated="1016"/>
        </table:table-row>
        <table:table-row table:style-name="ro5">
          <table:table-cell office:value-type="float" office:value="5229">
            <text:p>5229</text:p>
          </table:table-cell>
          <table:table-cell office:value-type="string">
            <text:p>Iono Music</text:p>
          </table:table-cell>
          <table:table-cell office:value-type="string">
            <text:p>When we started our label work we have fixed our label’s maxim: We will never release any track of music we do not really love - also when it goes into a more trendy or popular direction than that we obviously prefer. So, you may call our music progressive, psychedelic, full -on, electro, ambient, techno, house, old or new school - we simply call it high quality electronic music. View all charted tracks on Iono Music</text:p>
          </table:table-cell>
          <table:table-cell office:value-type="string">
            <text:p>Bundesallee 32, 10717 Berlin</text:p>
          </table:table-cell>
          <table:table-cell office:value-type="string">
            <text:p>NULL</text:p>
          </table:table-cell>
          <table:table-cell office:value-type="string">
            <text:p>http://www.iono-music.com</text:p>
          </table:table-cell>
          <table:table-cell office:value-type="string">
            <text:p>info@iono-music.com</text:p>
          </table:table-cell>
          <table:table-cell office:value-type="string">
            <text:p>NULL</text:p>
          </table:table-cell>
          <table:table-cell table:number-columns-repeated="1016"/>
        </table:table-row>
        <table:table-row table:style-name="ro17">
          <table:table-cell office:value-type="float" office:value="5161">
            <text:p>5161</text:p>
          </table:table-cell>
          <table:table-cell office:value-type="string">
            <text:p>Aesthetic Circle Records</text:p>
          </table:table-cell>
          <table:table-cell office:value-type="string">
            <text:p>Electronic Music Label from France Launched by Nimä Skill Techno | House | Deep | Raw | Dub | Bass | Ambient View all charted tracks on Aesthetic Circle Records</text:p>
          </table:table-cell>
          <table:table-cell office:value-type="string">
            <text:p>Rouen</text:p>
          </table:table-cell>
          <table:table-cell office:value-type="string">
            <text:p>NULL</text:p>
          </table:table-cell>
          <table:table-cell office:value-type="string">
            <text:p>http://nimaskill.bandcamp.com/</text:p>
          </table:table-cell>
          <table:table-cell office:value-type="string">
            <text:p>aestheticcirclerecords@gmail.com</text:p>
          </table:table-cell>
          <table:table-cell office:value-type="string">
            <text:p>http://www.facebook.com/pages/Aesthetic-Circle-Records/137335499651304</text:p>
          </table:table-cell>
          <table:table-cell table:number-columns-repeated="1016"/>
        </table:table-row>
        <table:table-row table:style-name="ro4">
          <table:table-cell office:value-type="float" office:value="5047">
            <text:p>5047</text:p>
          </table:table-cell>
          <table:table-cell office:value-type="string">
            <text:p>Technotitlan Records</text:p>
          </table:table-cell>
          <table:table-cell office:value-type="string">
            <text:p>Technotitlan Records is a label located in Coacalco, Mexico. We are THE FUTURE SOUND OF MEXICAN TECHNO. We called our music "AZTECHNO: Prehispanic music created with Techno-logy". We produce techno, minimal techno, hard techno and ambient techno with prehispanic synthetized sounds. We began this project in 2006 when we tried to find a new sound that would be different of the classic techno of all over the world. We found in our prehispanic roots a lot of sounds that our ancesters used to make their music more than 500 years ago. Our legacy is not only music, also the dance and love for life, that..s why we..re so entusiastic making music that move thousand of people. Mexico City was called before been conquered Tenochtitlan. We only changed some letters to get Technotitlan, tha Mexican Techno City, where electronic music grew up. We..re proudly from Coacalco, Estado de Mexico. 1 hour from Mexico City. We created our own electronic music scene, producing parties with thousands of fans. Our company is called We Love Techno. View all charted tracks on Technotitlan Records</text:p>
          </table:table-cell>
          <table:table-cell office:value-type="string">
            <text:p>Blvd Coacalco 113. Villa de las Flores. Coacalco, Estado de mexico</text:p>
          </table:table-cell>
          <table:table-cell office:value-type="string">
            <text:p>NULL</text:p>
          </table:table-cell>
          <table:table-cell office:value-type="string">
            <text:p>http://www.technotitlan-records.com</text:p>
          </table:table-cell>
          <table:table-cell office:value-type="string">
            <text:p>contacto@technotitlan-records.com</text:p>
          </table:table-cell>
          <table:table-cell office:value-type="string">
            <text:p>http://www.facebook.com/pages/Technotitlan-Records/136727449673999</text:p>
          </table:table-cell>
          <table:table-cell table:number-columns-repeated="1016"/>
        </table:table-row>
        <table:table-row table:style-name="ro20">
          <table:table-cell office:value-type="float" office:value="5019">
            <text:p>5019</text:p>
          </table:table-cell>
          <table:table-cell office:value-type="string">
            <text:p>Art Unnamed</text:p>
          </table:table-cell>
          <table:table-cell office:value-type="string">
            <text:p>Art Unnamed - Music is the Art of thinking with Sounds The art of electronic music is unique, the range of electronic music is amazing. We from Art Unnamed describe it overall as Art, but we wont specify ourself to one or a few styles. So we simple release what we like. We don't care if an artist is wellknown or unknown. Either option works for us, aslong it meets our understanding for sophisticated electronic music. Our objectives &amp; our style Art Unnamed covers a wide range of sophisticated electronic music. From 2014 we split Art Unnamed into three labels with their unique sound and style marked with a suffix such as Deep, EDM and Lounge. Art Unnamed Deep (Cat No: AUD XXX) covers deep progressive Techno, Deep House and Techouse, over minimalistic melodic Techno Art Unnamed EDM (Cat No: AUE XXX) covers a more commercial and mainstream oriented variation of Electronic Dance Music like Vocal Trance and Uplifting Trance, Progressive Trance Progressive House and Electro. Art Unnamed Lounge (Cat No: AUL XXX) is for all the Lounge lovers what covers Global Pop, Lounge, Ambient &amp; Chill Out music. Art Unnamed (Cat No: AU XXX) The Mainlabel remains and will release Artist Albums, and Compilations and If you are an artist, we like to know more from you and your music, so we accepting your demos. To send demos please check our "Artist" page! Our History &amp; References Art Unnamed has been founded 2010 by DJ and Producer Andy Moon. In late 2013 Phonolith joined the label. Both meet 2012 during their studies for an Audio Engineering Diploma/Bachelor at the international reknown SAE Institute. Andy and Phonolith realized their love for electronic music and similar visions about a sophisticated label. But the work and the roots for it started many years ago. All started with Andy MoonÂ´s first party community called Axis Red Posse in 1994 and from 2002 with Axis Red Records. In 2002 Andy started his first Vinyl label View all charted tracks on Art Unnamed</text:p>
          </table:table-cell>
          <table:table-cell office:value-type="string">
            <text:p>Munich, Germany</text:p>
          </table:table-cell>
          <table:table-cell office:value-type="string">
            <text:p>http://www.soundcloud.com/artunnamed</text:p>
          </table:table-cell>
          <table:table-cell office:value-type="string">
            <text:p>http://www.art-unnamed.com</text:p>
          </table:table-cell>
          <table:table-cell office:value-type="string">
            <text:p>info@art-unnamed.com</text:p>
          </table:table-cell>
          <table:table-cell office:value-type="string">
            <text:p>http://www.facebook.com/artunnamed</text:p>
          </table:table-cell>
          <table:table-cell table:number-columns-repeated="1016"/>
        </table:table-row>
        <table:table-row table:style-name="ro13">
          <table:table-cell office:value-type="float" office:value="5005">
            <text:p>5005</text:p>
          </table:table-cell>
          <table:table-cell office:value-type="string">
            <text:p>Votan Records</text:p>
          </table:table-cell>
          <table:table-cell office:value-type="string">
            <text:p>The real Underground Music. Created in 2007, the Brazilian label, Votan Records emerged with the aim of revealing national and international djs and producers. With a global distribution, share our songs and cultivate moments of sonorities. Prioritized Genres: Electronica, House, Techno, Deep House, Tech House, Minimal, Breaks, Dubstep, Drum &amp; Bass, Indie Dance/Nu Disco, Ambient/Chill Out. Representatives Worldwide: Dimitris Petrakis LayLine - Greece/Heracliao Nils Voss - German/Berlim Beto Galarza, Ivo Castro, Niko Godoy - Argentina/Buenos Aires Amaurti Alarcon - Spain/Madrid Demo Track: votan_records@hotmail.com Manager: Rodrigo Daltro (rodrigodaltro@icloud.com) Owner: Junior Felix (floatingsounds@hotmail.com) View all charted tracks on Votan Records</text:p>
          </table:table-cell>
          <table:table-cell office:value-type="string">
            <text:p>Brazil</text:p>
          </table:table-cell>
          <table:table-cell office:value-type="string">
            <text:p>http://www.soundcloud.com/votan-records</text:p>
          </table:table-cell>
          <table:table-cell office:value-type="string">
            <text:p>http://</text:p>
          </table:table-cell>
          <table:table-cell office:value-type="string">
            <text:p>votan_records@hotmail.com</text:p>
          </table:table-cell>
          <table:table-cell office:value-type="string">
            <text:p>http://www.facebook.com/VotanRecords</text:p>
          </table:table-cell>
          <table:table-cell table:number-columns-repeated="1016"/>
        </table:table-row>
        <table:table-row table:style-name="ro21">
          <table:table-cell office:value-type="float" office:value="4988">
            <text:p>4988</text:p>
          </table:table-cell>
          <table:table-cell office:value-type="string">
            <text:p>Dock Records</text:p>
          </table:table-cell>
          <table:table-cell office:value-type="string">
            <text:p>dock is a new berlin vinyl-label (yes ,we still believe in it) focused on quality imprints in the cross -sum of dub/ambient/electronica/techno. we dont care too much about trends and hypes... as long as the music keeps you warm and up. disco: dock 01 niak:another shot/seems like 12" dock 02 ahc:stebenis theme(st.echo mix) 12" dock 03 va:out there mp3 dock 04 l &amp; g hemmerling hedghehog in the fog/stranger ranger 12" dock 05 l &amp; g hemmerling (brendon moeller &amp; fenin mixes) 12" dock 06 fenin hangover ep 12" dock 07 ant:stat:k&amp;asyncron steppin ep 12" dock08 lars hemmerling/fenin lars &amp; lars 12" dock09 ant:stat:k&amp;asyncron steppin ep (remixes) 12" dock010:various artists:showcase dubs vol.I dock011:various artists:ambient rounds vol.I dock012:fenin:locomotive ep 12" dock013:various artists:ambient rounds vol.II Dock Records releases have been charted by Peter Van Hoesen, Ambivalent and 16 others. View all charted tracks on Dock Records</text:p>
          </table:table-cell>
          <table:table-cell office:value-type="string">
            <text:p>univers</text:p>
          </table:table-cell>
          <table:table-cell office:value-type="string">
            <text:p>http://www.soundcloud.com/dock-records</text:p>
          </table:table-cell>
          <table:table-cell office:value-type="string">
            <text:p>http://www.dock-records.de</text:p>
          </table:table-cell>
          <table:table-cell office:value-type="string">
            <text:p>mail(at)dock-records.de</text:p>
          </table:table-cell>
          <table:table-cell office:value-type="string">
            <text:p>http://www.facebook.com/profile.php?id=100001413203665</text:p>
          </table:table-cell>
          <table:table-cell table:number-columns-repeated="1016"/>
        </table:table-row>
        <table:table-row table:style-name="ro8">
          <table:table-cell office:value-type="float" office:value="4916">
            <text:p>4916</text:p>
          </table:table-cell>
          <table:table-cell office:value-type="string">
            <text:p>Aquavit Records</text:p>
          </table:table-cell>
          <table:table-cell office:value-type="string">
            <text:p>Aquavit Records founded by Michael Snyder aka Eidetaker &amp; Robert Solheim aka Current; techno, house, deep/tech-house, IDM, ambient, electronica, indie-dance. View all charted tracks on Aquavit Records</text:p>
          </table:table-cell>
          <table:table-cell office:value-type="string">
            <text:p>Bremsnes</text:p>
          </table:table-cell>
          <table:table-cell office:value-type="string">
            <text:p>http://www.soundcloud.com/aquavitrecords</text:p>
          </table:table-cell>
          <table:table-cell office:value-type="string">
            <text:p>http://aquavitrecords.com</text:p>
          </table:table-cell>
          <table:table-cell office:value-type="string">
            <text:p>currentmusik@gmail.com</text:p>
          </table:table-cell>
          <table:table-cell office:value-type="string">
            <text:p>http://www.facebook.com/aquavitrecords</text:p>
          </table:table-cell>
          <table:table-cell table:number-columns-repeated="1016"/>
        </table:table-row>
        <table:table-row table:style-name="ro21">
          <table:table-cell office:value-type="float" office:value="4817">
            <text:p>4817</text:p>
          </table:table-cell>
          <table:table-cell office:value-type="string">
            <text:p>contrast-r</text:p>
          </table:table-cell>
          <table:table-cell office:value-type="string">
            <text:p>contrast-r is a new music label created in the year 2010 by claude kass &amp; irma brawick, both known under their artist names "ionic benton" &amp; "vali t" and is located in the middle of europe in the small country luxembourg. as truly electronic music freaks with a special interest in techno, they decided to launch the label contrast-r. they are trying to not follow a special scheme but simply follow their taste and feelings about this kind of music. the result will be a more unusual style of techno, ambient and experimental sounds as it is used mostly these days. a sub label will follow soon and there can be expected more experimental and ambient sounds, all in a larger range of dark, deep, relax, chill and experimental ambient style. contrast stands for an open minded and true music loving label with the aim to provide the more special and out of the row sounding tracks. the owners are doing this as a passion and with true love to music and art. View all charted tracks on contrast-r</text:p>
          </table:table-cell>
          <table:table-cell office:value-type="string">
            <text:p>rue du centre 28</text:p>
          </table:table-cell>
          <table:table-cell office:value-type="string">
            <text:p>NULL</text:p>
          </table:table-cell>
          <table:table-cell office:value-type="string">
            <text:p>http://www.contrast-r.com</text:p>
          </table:table-cell>
          <table:table-cell office:value-type="string">
            <text:p>claudekass@gmail.com</text:p>
          </table:table-cell>
          <table:table-cell office:value-type="string">
            <text:p>http://www.facebook.com/contrastr</text:p>
          </table:table-cell>
          <table:table-cell table:number-columns-repeated="1016"/>
        </table:table-row>
        <table:table-row table:style-name="ro9">
          <table:table-cell office:value-type="float" office:value="4695">
            <text:p>4695</text:p>
          </table:table-cell>
          <table:table-cell office:value-type="string">
            <text:p>labor51</text:p>
          </table:table-cell>
          <table:table-cell office:value-type="string">
            <text:p>labor51 (recordings) was founded in early 2008 by tooltech (germany) as subdivision of tt-rec (tooltechrecords). the label releases experimental, micro, dub, ambient, minimal, house and techno music. labor51 prefers concept works with unique sound character... no rules - no borders..! the releases show you a independent way of producing and the results keep in mind. allready released: 18 EPÂ´s/ Albums more will follow... actual labor51 019 by angelo krizashi "passage EP" contact: tt-rec@freenet.de or tooltech@emailn,de View all charted tracks on labor51</text:p>
          </table:table-cell>
          <table:table-cell office:value-type="string">
            <text:p>labor51 / research department</text:p>
          </table:table-cell>
          <table:table-cell office:value-type="string">
            <text:p>http://www.soundcloud.com/labor51</text:p>
          </table:table-cell>
          <table:table-cell office:value-type="string">
            <text:p>http://toolte.ch</text:p>
          </table:table-cell>
          <table:table-cell office:value-type="string">
            <text:p>tt-rec@freenet.de</text:p>
          </table:table-cell>
          <table:table-cell office:value-type="string">
            <text:p>http://www.facebook.com/profile.php?id=100002002694654#!/home.php?sk=group_103398333062878&amp;ap=1</text:p>
          </table:table-cell>
          <table:table-cell table:number-columns-repeated="1016"/>
        </table:table-row>
        <table:table-row table:style-name="ro12">
          <table:table-cell office:value-type="float" office:value="4598">
            <text:p>4598</text:p>
          </table:table-cell>
          <table:table-cell office:value-type="string">
            <text:p>Panel Trax</text:p>
          </table:table-cell>
          <table:table-cell office:value-type="string">
            <text:p>In 2009 Synus0006 (aka Laslowb) and Maks launched a new electronic music label called Panel Trax Records. Panel Trax is a Hungary, Budapest based label. It has grown international due to the producers and the trax being played abroad. The label is releasing trax in the spectrum of techno, acid, minimal, detroit, ambient and dub. It is into oldschool a new things as well but doesn't want to follow the actual trends. It just has a focus on atmosphere and sounding. Panel Trax are deep...monotonic...complex...dark...4/4...dirty...clean...distorted...minimalist...maximalist...underground...overground...techno. Panel Trax releases have been charted by Etapp Kyle and 52 others. View all charted tracks on Panel Trax</text:p>
          </table:table-cell>
          <table:table-cell office:value-type="string">
            <text:p>H-1158 Budapest, Drégelyvár street 37.</text:p>
          </table:table-cell>
          <table:table-cell office:value-type="string">
            <text:p>http://www.soundcloud.com/paneltrax</text:p>
          </table:table-cell>
          <table:table-cell office:value-type="string">
            <text:p>NULL</text:p>
          </table:table-cell>
          <table:table-cell office:value-type="string">
            <text:p>paneltraxrecords@gmail.com</text:p>
          </table:table-cell>
          <table:table-cell office:value-type="string">
            <text:p>http://www.facebook.com/paneltrax</text:p>
          </table:table-cell>
          <table:table-cell table:number-columns-repeated="1016"/>
        </table:table-row>
        <table:table-row table:style-name="ro9">
          <table:table-cell office:value-type="float" office:value="4542">
            <text:p>4542</text:p>
          </table:table-cell>
          <table:table-cell office:value-type="string">
            <text:p>Static Recordings</text:p>
          </table:table-cell>
          <table:table-cell office:value-type="string">
            <text:p>Static Records is a label born of a desire to showcase unique and talented producers from home and abroad and to give them a platform on which to share their music with the world. The musical roots of the label are wide and varied, encompassing many styles of house, techno and electro music, right down to more ambient and sudued tones. Not jumping on the band wagon of recent musical fads we strive to bring dancefloor driven music to get people moving again. Static Recordings releases have been charted by Chymera and 18 others. View all charted tracks on Static Recordings</text:p>
          </table:table-cell>
          <table:table-cell office:value-type="string">
            <text:p>Ireland</text:p>
          </table:table-cell>
          <table:table-cell table:number-columns-repeated="4" office:value-type="string">
            <text:p>NULL</text:p>
          </table:table-cell>
          <table:table-cell table:number-columns-repeated="1016"/>
        </table:table-row>
        <table:table-row table:style-name="ro22">
          <table:table-cell office:value-type="float" office:value="4334">
            <text:p>4334</text:p>
          </table:table-cell>
          <table:table-cell office:value-type="string">
            <text:p>This Side Music</text:p>
          </table:table-cell>
          <table:table-cell office:value-type="string">
            <text:p>Founded in 2006 by Linny Berret &amp; Lee Fraged, This Side Music netlabel is all about expressing the ongoing need to release material, from talented local &amp; international artists, that would possibly never find a way to getting published. The sound is electronic; definitely. The tempo varies. All good things thrown in. This Side Music has two divisions. Up &amp; Down. This Side Up will host sounds created with the dancefloor in mind. It may be tech house, electro, techno, deep house, breakbeat or whatever sounds interesting to our ears. This Side Down will be the playground for more quirky, off-beat, imaginative or moody sounds. Dub, electronica, idm, ambient and even oriental sl-eazy listening are the tastes we are after, aiming to present the most interesting of a repertoire. Our goal is to promote people that make music with a soul, not with a mainstream concept in mind. The important thing in life is the moment, so that's all about. We want to create soundtracks for us &amp; for our listeners. We are looking for persons who find our project interesting and believe that can contribute to it. Above all is the spirit of a community on ...This Side. We also like specials. From time to time, cd-compilations will be issued, and promos will be sent out...and who knows, probably a vinyl release in the future. All the music presented on this web site is shared absolutely free. Our artists keep rights on the released material according to theCreative Commons License (Attribution-NonCommercial-NoDerivs 3.0 Unported). View all charted tracks on This Side Music</text:p>
          </table:table-cell>
          <table:table-cell office:value-type="string">
            <text:p>Chania, Crete</text:p>
          </table:table-cell>
          <table:table-cell office:value-type="string">
            <text:p>http://www.soundcloud.com/this-side</text:p>
          </table:table-cell>
          <table:table-cell office:value-type="string">
            <text:p>http://this-side.net</text:p>
          </table:table-cell>
          <table:table-cell office:value-type="string">
            <text:p>info@this-side.net</text:p>
          </table:table-cell>
          <table:table-cell office:value-type="string">
            <text:p>http://www.facebook.com/pages/This-Side-Music-netlabel-from-Greece/92631337866</text:p>
          </table:table-cell>
          <table:table-cell table:number-columns-repeated="1016"/>
        </table:table-row>
        <table:table-row table:style-name="ro13">
          <table:table-cell office:value-type="float" office:value="4313">
            <text:p>4313</text:p>
          </table:table-cell>
          <table:table-cell office:value-type="string">
            <text:p>Informa Records</text:p>
          </table:table-cell>
          <table:table-cell office:value-type="string">
            <text:p>Informa is an independent record label established by Glasgow based producer Deepbass. It is a platform for underground music generally portrayed as deep, dark, experimental techno which has subtle elements of ambient and electronica. Our objective is to push artists minds to new depths of creativity and originality, push past the physical boundaries music production and to embrace the future of electronic music. Informa Records releases have been charted by Giorgio Gigli, DJ Deep, Mike Dehnert, DJ Deep, Etapp Kyle, Giorgio Gigli, Kr!z, Psyk, Giorgio Gigli, Etapp Kyle, Psyk, Giorgio Gigli, Samuli Kemppi, Brendon Moeller, Etapp Kyle, Giorgio Gigli, Mike Parker, Etapp Kyle, Kirk Degiorgio, Psyk, Giorgio Gigli, Psyk, Speedy J and 151 others. View all charted tracks on Informa Records</text:p>
          </table:table-cell>
          <table:table-cell office:value-type="string">
            <text:p>Glasgow</text:p>
          </table:table-cell>
          <table:table-cell office:value-type="string">
            <text:p>NULL</text:p>
          </table:table-cell>
          <table:table-cell office:value-type="string">
            <text:p>http://www.informarecords.com</text:p>
          </table:table-cell>
          <table:table-cell office:value-type="string">
            <text:p>informarecords@gmail.com</text:p>
          </table:table-cell>
          <table:table-cell office:value-type="string">
            <text:p>http://www.facebook.com/pages/Informa-Records/107910485954741</text:p>
          </table:table-cell>
          <table:table-cell table:number-columns-repeated="1016"/>
        </table:table-row>
        <table:table-row table:style-name="ro6">
          <table:table-cell office:value-type="float" office:value="4308">
            <text:p>4308</text:p>
          </table:table-cell>
          <table:table-cell office:value-type="string">
            <text:p>TS Music</text:p>
          </table:table-cell>
          <table:table-cell office:value-type="string">
            <text:p>www.tsmusic.de TS Music (TSM USA | TSM Spain | TSM Germany), Mother-Label of Nova Music, Grasshopper Recordings, Freedom TOS Records, Scream, K.B., ... stands for high-quality sound. - in all directions of music! Tech-House, Minimal, Techno, Electro, Dance, R&amp;B, Chill-Out, Vocal, Ambiente, Film, ... LC16002 TS Music releases have been charted by Edu Imbernon, Coyu and 3 others. View all charted tracks on TS Music</text:p>
          </table:table-cell>
          <table:table-cell office:value-type="string">
            <text:p>Postfach 121915, 68070 Mannheim / Germany</text:p>
          </table:table-cell>
          <table:table-cell office:value-type="string">
            <text:p>NULL</text:p>
          </table:table-cell>
          <table:table-cell office:value-type="string">
            <text:p>http://www.tsmusic.de</text:p>
          </table:table-cell>
          <table:table-cell office:value-type="string">
            <text:p>info@tsmusic.de</text:p>
          </table:table-cell>
          <table:table-cell office:value-type="string">
            <text:p>http://www.facebook.com/TheoSchwarzOfficial</text:p>
          </table:table-cell>
          <table:table-cell table:number-columns-repeated="1016"/>
        </table:table-row>
        <table:table-row table:style-name="ro15">
          <table:table-cell office:value-type="float" office:value="4008">
            <text:p>4008</text:p>
          </table:table-cell>
          <table:table-cell office:value-type="string">
            <text:p>SK Yaris Records INC</text:p>
          </table:table-cell>
          <table:table-cell office:value-type="string">
            <text:p>The meeting of two musicians Vlad Ihnatsiuk “Punque” and Yaroslav Sabitov “Y-Sab” has led to the realization of joint projects and the formation of their bright union. Their successful teamwork was the catalyst for the creation of “Label SK YARIS Records”. “Label SK YARIS Records” is a brand new association of two talented musicians who are not only willing to reach their goals but wish to move further reaching new heights in developing their creativity. It is a tandem of two open-minded people who represent themselves in music and aspire for constant perfection of their skills using various styles such as Techno, Deep/Minimal House, Downtempo, Ambient, IDM and Glitch. The main purpose of their collaboration is to develop and support the culture of electronic music. In spite of the fact that “Label” has been recently created, they have already gained the trust of musicians all over the Internet stores including Beatport, JunoDownload, Trackitdown, Audiojelly, etc. We are open to collaborate with all who can't imagine a world without music. View all charted tracks on SK Yaris Records INC</text:p>
          </table:table-cell>
          <table:table-cell office:value-type="string">
            <text:p>Miami, USA</text:p>
          </table:table-cell>
          <table:table-cell table:number-columns-repeated="2" office:value-type="string">
            <text:p>NULL</text:p>
          </table:table-cell>
          <table:table-cell office:value-type="string">
            <text:p>yaris.and.punque@gmail.com</text:p>
          </table:table-cell>
          <table:table-cell office:value-type="string">
            <text:p>NULL</text:p>
          </table:table-cell>
          <table:table-cell table:number-columns-repeated="1016"/>
        </table:table-row>
        <table:table-row table:style-name="ro19">
          <table:table-cell office:value-type="float" office:value="3821">
            <text:p>3821</text:p>
          </table:table-cell>
          <table:table-cell office:value-type="string">
            <text:p>Tonaroma Records</text:p>
          </table:table-cell>
          <table:table-cell office:value-type="string">
            <text:p>Tonaroma from Köln / Cologne / Germany is a project aiming to release special and tasteful electronic music, from minimal techno to ambient electronic music, including also more dancefloor orientated DJ-music with a certain sound treatment attitude. Tonaroma is presented by koelnelektro (a cologne electronic music label with a wider music spectrum) and partly distributed under the koelnelektro label. Cologne is a city with a very deep history of making electronic music and tonaroma aims to contribute another flavor to this by discovering new artists or releasing new styles. Tonaroma is a new project founded 2009 of Heiner Kruse (also producing music and running a Drum &amp; Bass label) and Boris de Schreisalz (who is a minimal Techno orientated DJ and producer). Tonaroma ist ein Techno-Minimal-Ambient Projekt, das auf einen modernen, minimalistischen Sound mit einer bestimmten, speziellen Ästhetik ausgerichtet ist. Tonaroma wird von "koelnelektro" präsentiert (ein Kölner Elektronik-Musiklabel mit einem breiteren Musikspektrum) und teilweise auch über das koelnelektro Label vertrieben. Köln ist eine Stadt mit einer langen Tradition der elektronischen Musikkomposition und tonaroma möchte einen weiteren Beitrag hinzufügen und neue Artists und Sounds releasen. Das Projekt wurde gegründet von Heiner Kruse (auch ein Drum &amp; Bass Labelbetreiber und Musiker) und Boris de Schreisalz (ein Minimal-Techno orientierter DJ und Producer). Tonaroma sieht seine Künstler als natürliche Geschmacksverstärker mit dem Techno-Sound von morgen. View all charted tracks on Tonaroma Records</text:p>
          </table:table-cell>
          <table:table-cell office:value-type="string">
            <text:p>Cologne, Germany</text:p>
          </table:table-cell>
          <table:table-cell office:value-type="string">
            <text:p>NULL</text:p>
          </table:table-cell>
          <table:table-cell office:value-type="string">
            <text:p>http://www.tonaroma.com</text:p>
          </table:table-cell>
          <table:table-cell office:value-type="string">
            <text:p>info@tonaroma.de</text:p>
          </table:table-cell>
          <table:table-cell office:value-type="string">
            <text:p>NULL</text:p>
          </table:table-cell>
          <table:table-cell table:number-columns-repeated="1016"/>
        </table:table-row>
        <table:table-row table:style-name="ro12">
          <table:table-cell office:value-type="float" office:value="3708">
            <text:p>3708</text:p>
          </table:table-cell>
          <table:table-cell office:value-type="string">
            <text:p>Exquisite Music</text:p>
          </table:table-cell>
          <table:table-cell office:value-type="string">
            <text:p>Exquisite Music is a record label created in 2005 and run by Bioground, as an output for innovative electronic music, focused on deep beats and absorbing atmospheric textures. Somewhere along the way, after a large serie of successful releases, the imprint took a break to rethink its time and place, as music didn’t sound as refreshing and original as before. And so, it was time for a change, to explore different directions without forgeting our solid foundations. Expect techno, coloured vinyl, radio, podcasting, deep house, unicorns, ambient, and a glass of cognac. Exquisite Music releases have been charted by Eli Verveine, Doc Martin, Eli Verveine, Gerd Janson, Boris Werner, Kiki and 57 others. View all charted tracks on Exquisite Music</text:p>
          </table:table-cell>
          <table:table-cell office:value-type="string">
            <text:p>Portugal</text:p>
          </table:table-cell>
          <table:table-cell office:value-type="string">
            <text:p>NULL</text:p>
          </table:table-cell>
          <table:table-cell office:value-type="string">
            <text:p>http://www.exquisitemusic.net</text:p>
          </table:table-cell>
          <table:table-cell office:value-type="string">
            <text:p>info@exquisitemusic.net</text:p>
          </table:table-cell>
          <table:table-cell office:value-type="string">
            <text:p>NULL</text:p>
          </table:table-cell>
          <table:table-cell table:number-columns-repeated="1016"/>
        </table:table-row>
        <table:table-row table:style-name="ro17">
          <table:table-cell office:value-type="float" office:value="3698">
            <text:p>3698</text:p>
          </table:table-cell>
          <table:table-cell office:value-type="string">
            <text:p>Vibrant Music</text:p>
          </table:table-cell>
          <table:table-cell office:value-type="string">
            <text:p>Techno, minimal and ambient label from Athens, Greece run by Fluxion. View all charted tracks on Vibrant Music</text:p>
          </table:table-cell>
          <table:table-cell office:value-type="string">
            <text:p>Greece</text:p>
          </table:table-cell>
          <table:table-cell office:value-type="string">
            <text:p>NULL</text:p>
          </table:table-cell>
          <table:table-cell office:value-type="string">
            <text:p>http://www.vibrantmusic.com</text:p>
          </table:table-cell>
          <table:table-cell table:number-columns-repeated="2" office:value-type="string">
            <text:p>NULL</text:p>
          </table:table-cell>
          <table:table-cell table:number-columns-repeated="1016"/>
        </table:table-row>
        <table:table-row table:style-name="ro2">
          <table:table-cell office:value-type="float" office:value="3667">
            <text:p>3667</text:p>
          </table:table-cell>
          <table:table-cell office:value-type="string">
            <text:p>Deafness Records</text:p>
          </table:table-cell>
          <table:table-cell office:value-type="string">
            <text:p>Our first random thoughts of founding a label emerged on a morning in the year 2007, heading back home from an open-air festival. Our aim was to create a netlabel which would offer a chance and help to young and talented artists and producers to show up themselves and their works to electronic music-lovers with a sophisticated taste.Among the latest and most forward-thinking directions we would like to make some space for all the genres or styles which are being pushed to the background and also less popular due to current music trends - indicating that not only the latest musical directions have refreshing energy, soul and progressive conceptions in themselves. All the kinds of electronic music fit into our profile which differs from the commonplace and average, let it be electro, electroclash, techno, minimal, experimental or ambient. Our aim has not changed: we transmit and mediate considerable, fresh and forward-thinking soundscapes towards party people, dj's and connoisseurs, so actually, to You all! Contact us via this email address: deafnessrecords@gmail.com Our materials are under the 'Attribution-Noncommercial-No Derivative Works' Creative Commons License. Supported by: Cio D'Or, Electric Indigo, Beroshima, Kosmas Epsilon, Fine Cut Bodies, Reecoba aka Igor Do'urden, Workidz View all charted tracks on Deafness Records</text:p>
          </table:table-cell>
          <table:table-cell office:value-type="string">
            <text:p>Sopron / Budapest</text:p>
          </table:table-cell>
          <table:table-cell office:value-type="string">
            <text:p>http://www.soundcloud.com/deafnessrecords</text:p>
          </table:table-cell>
          <table:table-cell office:value-type="string">
            <text:p>http://www.deafnessrecords.com</text:p>
          </table:table-cell>
          <table:table-cell office:value-type="string">
            <text:p>deafnessrecords@gmail.com</text:p>
          </table:table-cell>
          <table:table-cell office:value-type="string">
            <text:p>http://www.facebook.com/deafnessrecords</text:p>
          </table:table-cell>
          <table:table-cell table:number-columns-repeated="1016"/>
        </table:table-row>
        <table:table-row table:style-name="ro17">
          <table:table-cell office:value-type="float" office:value="3442">
            <text:p>3442</text:p>
          </table:table-cell>
          <table:table-cell office:value-type="string">
            <text:p>Reiz Musik</text:p>
          </table:table-cell>
          <table:table-cell office:value-type="string">
            <text:p>Experimental electro funk techno house deep house ambient release label. View all charted tracks on Reiz Musik</text:p>
          </table:table-cell>
          <table:table-cell office:value-type="string">
            <text:p>Via tito speri 21</text:p>
          </table:table-cell>
          <table:table-cell office:value-type="string">
            <text:p>NULL</text:p>
          </table:table-cell>
          <table:table-cell office:value-type="string">
            <text:p>http://www.myspace.com/reizmusik</text:p>
          </table:table-cell>
          <table:table-cell office:value-type="string">
            <text:p>reizmusik@libero.it</text:p>
          </table:table-cell>
          <table:table-cell office:value-type="string">
            <text:p>NULL</text:p>
          </table:table-cell>
          <table:table-cell table:number-columns-repeated="1016"/>
        </table:table-row>
        <table:table-row table:style-name="ro17">
          <table:table-cell office:value-type="float" office:value="3397">
            <text:p>3397</text:p>
          </table:table-cell>
          <table:table-cell office:value-type="string">
            <text:p>Simphonic Silence Inside</text:p>
          </table:table-cell>
          <table:table-cell office:value-type="string">
            <text:p>russian underground music label based in rostov on don, russia. ambient, deep, techno, experimental. View all charted tracks on Simphonic Silence Inside</text:p>
          </table:table-cell>
          <table:table-cell office:value-type="string">
            <text:p>Rostov-on- Don</text:p>
          </table:table-cell>
          <table:table-cell office:value-type="string">
            <text:p>http://www.soundcloud.com/ssi-records</text:p>
          </table:table-cell>
          <table:table-cell office:value-type="string">
            <text:p>http://www.ssirec.com</text:p>
          </table:table-cell>
          <table:table-cell office:value-type="string">
            <text:p>mail@ssirec.com</text:p>
          </table:table-cell>
          <table:table-cell office:value-type="string">
            <text:p>http://www.facebook.com/ssirecords</text:p>
          </table:table-cell>
          <table:table-cell table:number-columns-repeated="1016"/>
        </table:table-row>
        <table:table-row table:style-name="ro5">
          <table:table-cell office:value-type="float" office:value="3347">
            <text:p>3347</text:p>
          </table:table-cell>
          <table:table-cell office:value-type="string">
            <text:p>Lightspeed Recordings</text:p>
          </table:table-cell>
          <table:table-cell office:value-type="string">
            <text:p>Disco, House, Re-edits, Electronica, Post-Punk, EBM, Hip-Hop, Jazz, Beats, Soul, Urban, IDM, Funk, Electro, Techno, Breaks, Rock, Turntablist Tools, Classical, EMO, Gothic, Ambient, Sad, Happy, Thoughtful, Thoughtless, and much more. We love music. Lightspeed Recordings releases have been charted by Slam, Daniel Bortz, Maher Daniel and 69 others. View all charted tracks on Lightspeed Recordings</text:p>
          </table:table-cell>
          <table:table-cell office:value-type="string">
            <text:p>1000 Hardware Lane, Melbourne, 3000</text:p>
          </table:table-cell>
          <table:table-cell office:value-type="string">
            <text:p>NULL</text:p>
          </table:table-cell>
          <table:table-cell office:value-type="string">
            <text:p>http://www.lightspeedrecordings.com</text:p>
          </table:table-cell>
          <table:table-cell office:value-type="string">
            <text:p>info@lightspeedrecordings.com</text:p>
          </table:table-cell>
          <table:table-cell office:value-type="string">
            <text:p>NULL</text:p>
          </table:table-cell>
          <table:table-cell table:number-columns-repeated="1016"/>
        </table:table-row>
        <table:table-row table:style-name="ro16">
          <table:table-cell office:value-type="float" office:value="3173">
            <text:p>3173</text:p>
          </table:table-cell>
          <table:table-cell office:value-type="string">
            <text:p>Road Trip Recordings</text:p>
          </table:table-cell>
          <table:table-cell office:value-type="string">
            <text:p>Esta fabula hace erupción a través de tres mortales ávidos de música, adheridos con las nuevas tendencias por lo tanto quisieron compartirlo con sus análogos y surgió ROAD TRIP RECORDINGS. El sello es cimentado para rastrear los nuevos sonidos, talentos y aquellos nacidos con el alma impregnada de Techno, Minimal, Tech House y Deep House para concederles un espacio a los sedientos de expresar a través de la música electrónica sus vibraciones. ROAD TRIP RECORDINGS predicara a todos los amantes y curiosos la infalible música, cargada de todas las fabulosas resonancias que alteran el más sutil sonido. Quiere proveerle fuerza y aceptación a todos aquellos que tienen el talento pero que no cuentan con las facilidades y el ambiente para expresarse y por supuesto apuntando a los ya conocidos por los seguidores de esta tendencia, estimulando tus neuronas para que estas se seduzcan en un despliegue de emociones que nos compartirá evoluciones musicales y nos preparara e instruirá hacía el maravilloso futuro musical. ROAD TRIP RECORDINGS es una explosión de diversos mundos que da reconocimiento a sus talentos y acoge a los eufóricos de la buena música. View all charted tracks on Road Trip Recordings</text:p>
          </table:table-cell>
          <table:table-cell office:value-type="string">
            <text:p>Colombia</text:p>
          </table:table-cell>
          <table:table-cell office:value-type="string">
            <text:p>NULL</text:p>
          </table:table-cell>
          <table:table-cell office:value-type="string">
            <text:p>http://www.roadtriprecordings.com</text:p>
          </table:table-cell>
          <table:table-cell office:value-type="string">
            <text:p>roadtriprecordings@hotmail.com</text:p>
          </table:table-cell>
          <table:table-cell office:value-type="string">
            <text:p>NULL</text:p>
          </table:table-cell>
          <table:table-cell table:number-columns-repeated="1016"/>
        </table:table-row>
        <table:table-row table:style-name="ro15">
          <table:table-cell office:value-type="float" office:value="3137">
            <text:p>3137</text:p>
          </table:table-cell>
          <table:table-cell office:value-type="string">
            <text:p>AlterImage Recordings</text:p>
          </table:table-cell>
          <table:table-cell office:value-type="string">
            <text:p>Forming in May 2009, AlterImage Recordings (AIR) is a digital music label established by NYC DJs and producers Adam Force &amp; Ian Resler aka AlterImage. The label was created as an outlet for AlterImage productions and other like-minded, forward thinking electronic dance music musicians. AIR aims to release high quality music from all around the world. AIR will be a home for an array of genres generated from different inspirations (techno, progressive, chill out/ambient, house, deep house, tech). The label has amassed an artist roster of some of the biggest names in electronic dance music and looks to bring up new talent to the forefront of the scene. AlterImage Recordings does not stop with releasing tracks alone. The label holds events showcasing their latest releases and talented artists at the best clubs in NYC and run a monthly show on Di.FM. AlterImage offers its fans and artists the very best in club and electronic music culture and keep true to their underground roots of the music they are so passionate about. View all charted tracks on AlterImage Recordings</text:p>
          </table:table-cell>
          <table:table-cell office:value-type="string">
            <text:p>New York City</text:p>
          </table:table-cell>
          <table:table-cell office:value-type="string">
            <text:p>NULL</text:p>
          </table:table-cell>
          <table:table-cell office:value-type="string">
            <text:p>http://www.alterimagerecordings.com</text:p>
          </table:table-cell>
          <table:table-cell office:value-type="string">
            <text:p>info@alterimagerecordings.com</text:p>
          </table:table-cell>
          <table:table-cell office:value-type="string">
            <text:p>NULL</text:p>
          </table:table-cell>
          <table:table-cell table:number-columns-repeated="1016"/>
        </table:table-row>
        <table:table-row table:style-name="ro9">
          <table:table-cell office:value-type="float" office:value="3034">
            <text:p>3034</text:p>
          </table:table-cell>
          <table:table-cell office:value-type="string">
            <text:p>Tropic Netlabel</text:p>
          </table:table-cell>
          <table:table-cell office:value-type="string">
            <text:p>Tropic serves you fine free electronic music. We are based in Frankfurt, Germany and established as a netlabel since 2005. this means, that the music is FREE and LEGAL to download and share. Our Philosophy is to give a talented variety of artists a home for their music and bulit up a woldwide collective based on fine electronic music. Tropic is non commercial, open minded and colorful. No matter if its House, Electronica, Ambient or Techno, its has to be special with a warm feeling. View all charted tracks on Tropic Netlabel</text:p>
          </table:table-cell>
          <table:table-cell office:value-type="string">
            <text:p>Frankfurt, Germany</text:p>
          </table:table-cell>
          <table:table-cell office:value-type="string">
            <text:p>NULL</text:p>
          </table:table-cell>
          <table:table-cell office:value-type="string">
            <text:p>http://www.tropic-netlabel.de</text:p>
          </table:table-cell>
          <table:table-cell office:value-type="string">
            <text:p>dsoul@tropic-netlabel.de</text:p>
          </table:table-cell>
          <table:table-cell office:value-type="string">
            <text:p>NULL</text:p>
          </table:table-cell>
          <table:table-cell table:number-columns-repeated="1016"/>
        </table:table-row>
        <table:table-row table:style-name="ro6">
          <table:table-cell office:value-type="float" office:value="3025">
            <text:p>3025</text:p>
          </table:table-cell>
          <table:table-cell office:value-type="string">
            <text:p>Organica Music Labworks</text:p>
          </table:table-cell>
          <table:table-cell office:value-type="string">
            <text:p>Organica Music Labworks is a quality electronic music label owned by Tony Blunt, founded in Barcelona in 2009, and oriented towards sounds of detroit, nu jazz, deep house, warm ambient or electronica. Looking for the most organic side of the electronic music, Organica counts with artist like Akin Khan, Dactilar, Darren Nye, Franco Cangelli, Itokim, Lee Holman or Pablo Bolivar among others. The new wave of future techno soul came back to stay. View all charted tracks on Organica Music Labworks</text:p>
          </table:table-cell>
          <table:table-cell office:value-type="string">
            <text:p>Shanghai, China.</text:p>
          </table:table-cell>
          <table:table-cell office:value-type="string">
            <text:p>NULL</text:p>
          </table:table-cell>
          <table:table-cell office:value-type="string">
            <text:p>http://www.musiclabworks.com</text:p>
          </table:table-cell>
          <table:table-cell office:value-type="string">
            <text:p>musiclabworks@eastern-side.com</text:p>
          </table:table-cell>
          <table:table-cell office:value-type="string">
            <text:p>http://www.facebook.com/musiclabworks</text:p>
          </table:table-cell>
          <table:table-cell table:number-columns-repeated="1016"/>
        </table:table-row>
        <table:table-row table:style-name="ro9">
          <table:table-cell office:value-type="float" office:value="2997">
            <text:p>2997</text:p>
          </table:table-cell>
          <table:table-cell office:value-type="string">
            <text:p>Soundmute Recordings</text:p>
          </table:table-cell>
          <table:table-cell office:value-type="string">
            <text:p>SoundMute Recordings is an electronic music record label based on techno, trance and down tempo sounds. Label is run from already long time existent artist community SoundMute, who dealing with promoting artists and labels releases in a couple of years. After much cooperation with many producers and record labels, SoundMute become one of publisher of electronic music. Under the main label there is one more group for publishing different styles such as techno, trance &amp; ambient. View all charted tracks on Soundmute Recordings</text:p>
          </table:table-cell>
          <table:table-cell office:value-type="string">
            <text:p>Slovenska 11,1000 Zagreb</text:p>
          </table:table-cell>
          <table:table-cell office:value-type="string">
            <text:p>NULL</text:p>
          </table:table-cell>
          <table:table-cell office:value-type="string">
            <text:p>http://www.soundmute-recordings.com</text:p>
          </table:table-cell>
          <table:table-cell office:value-type="string">
            <text:p>info@soundmute-recordings.com</text:p>
          </table:table-cell>
          <table:table-cell office:value-type="string">
            <text:p>NULL</text:p>
          </table:table-cell>
          <table:table-cell table:number-columns-repeated="1016"/>
        </table:table-row>
        <table:table-row table:style-name="ro11">
          <table:table-cell office:value-type="float" office:value="2507">
            <text:p>2507</text:p>
          </table:table-cell>
          <table:table-cell office:value-type="string">
            <text:p>Overflow Records</text:p>
          </table:table-cell>
          <table:table-cell office:value-type="string">
            <text:p>This label attempts to expand the music that will not expire in the middle of the dance floor, that one that keeps your mind on movement. Without any stylistic prejudice but with some clear ideas, Overflow Records initiates its musical path with a wide range of sounds. Deep and Dub Techno/House, Electro, Chicago, IDM/Ambient and some other tags. Coming Soon: OVF09 - HD Substance + Javier Orduña - "Conexión Maño Serrana" (Incl. Brendon Moeller Remix) Overflow Records releases have been charted by Dario Zenker, Hernan Cattaneo and 24 others. View all charted tracks on Overflow Records</text:p>
          </table:table-cell>
          <table:table-cell table:number-columns-repeated="2" office:value-type="string">
            <text:p>NULL</text:p>
          </table:table-cell>
          <table:table-cell office:value-type="string">
            <text:p>http://soundcloud.com/overflowrecords</text:p>
          </table:table-cell>
          <table:table-cell office:value-type="string">
            <text:p>net@dskonnect.com</text:p>
          </table:table-cell>
          <table:table-cell office:value-type="string">
            <text:p>NULL</text:p>
          </table:table-cell>
          <table:table-cell table:number-columns-repeated="1016"/>
        </table:table-row>
        <table:table-row table:style-name="ro5">
          <table:table-cell office:value-type="float" office:value="2479">
            <text:p>2479</text:p>
          </table:table-cell>
          <table:table-cell office:value-type="string">
            <text:p>Ipologica Recordings</text:p>
          </table:table-cell>
          <table:table-cell office:value-type="string">
            <text:p>Ipologica is a Rome based digital label focused on electronic music from techno beats to ambient soundscapes. Owners are Fabio Sestili and Giulio Maresca. Artists: Fabio Martinelli, Sustainer, Mezmeric, Yuuki Hori, Elisa Luu, Fabio Sestili, Giulio Maresca, Ness, Gale Talk, Miquel Salla, Insect Elektrika, Andrea Suglia, Ika Sali, Stefano De Mattia (dj) View all charted tracks on Ipologica Recordings</text:p>
          </table:table-cell>
          <table:table-cell office:value-type="string">
            <text:p>Via Prati Fiscali 284, 00100, Rome</text:p>
          </table:table-cell>
          <table:table-cell office:value-type="string">
            <text:p>NULL</text:p>
          </table:table-cell>
          <table:table-cell office:value-type="string">
            <text:p>http://ipologica.com</text:p>
          </table:table-cell>
          <table:table-cell office:value-type="string">
            <text:p>info@ipologica.com</text:p>
          </table:table-cell>
          <table:table-cell office:value-type="string">
            <text:p>http://www.facebook.com/pages/Ipologica-Recordings/293652930660491</text:p>
          </table:table-cell>
          <table:table-cell table:number-columns-repeated="1016"/>
        </table:table-row>
        <table:table-row table:style-name="ro3">
          <table:table-cell office:value-type="float" office:value="2187">
            <text:p>2187</text:p>
          </table:table-cell>
          <table:table-cell office:value-type="string">
            <text:p>Embarcadero Records</text:p>
          </table:table-cell>
          <table:table-cell office:value-type="string">
            <text:p>Embarcadero Records was founded by Donald Wilborn in 2006, primarily to distribute his own productions as well as undiscovered artists. Spanning genres such as cinematic ambient, spacey house, progressive breaks, experimental techno, melodic trance, and ethereal drum and bass. View all charted tracks on Embarcadero Records</text:p>
          </table:table-cell>
          <table:table-cell office:value-type="string">
            <text:p>Dallas</text:p>
          </table:table-cell>
          <table:table-cell office:value-type="string">
            <text:p>NULL</text:p>
          </table:table-cell>
          <table:table-cell office:value-type="string">
            <text:p>http://www.embarcaderorecords.com</text:p>
          </table:table-cell>
          <table:table-cell office:value-type="string">
            <text:p>label@embarcaderorecords.com</text:p>
          </table:table-cell>
          <table:table-cell office:value-type="string">
            <text:p>http://www.facebook.com/donaldwilborn</text:p>
          </table:table-cell>
          <table:table-cell table:number-columns-repeated="1016"/>
        </table:table-row>
        <table:table-row table:style-name="ro21">
          <table:table-cell office:value-type="float" office:value="2029">
            <text:p>2029</text:p>
          </table:table-cell>
          <table:table-cell office:value-type="string">
            <text:p>Aconito Records</text:p>
          </table:table-cell>
          <table:table-cell office:value-type="string">
            <text:p>We are told that they condensed in the shape of seeds and they gained an evil power drawing nourishment from the fertile and rich soil; and as they grow luxuriantly among hard rocks, the peasants call them aconites. Aconito is London based record label owned by Andrea Ruffino aka nAX_acid. The label is a sonic experiment with techno, minimal and also with ambient and electronica, to create a new atmospheric techno voyage. The label will be characterized by deep and dark, but also sweet and sublime sounds to drive people in a hypnotic suggestion, thanks also to the warmness of the sounds. Not just to hit the dance floor and to make the feet move, but also to hit minds and hearts with melodies and atmospheres, to create emotions, and not just moving……….. Aconito Records releases have been charted by Etapp Kyle, Eric Cloutier, Etapp Kyle, Giorgio Gigli, Etapp Kyle, Derek Plaslaiko, Etapp Kyle, Giorgio Gigli and 81 others. View all charted tracks on Aconito Records</text:p>
          </table:table-cell>
          <table:table-cell office:value-type="string">
            <text:p>London</text:p>
          </table:table-cell>
          <table:table-cell office:value-type="string">
            <text:p>http://www.soundcloud.com/aconito-records/</text:p>
          </table:table-cell>
          <table:table-cell office:value-type="string">
            <text:p>http://www.aconitorecords.co.uk</text:p>
          </table:table-cell>
          <table:table-cell office:value-type="string">
            <text:p>Info@aconitorecords.co.uk</text:p>
          </table:table-cell>
          <table:table-cell office:value-type="string">
            <text:p>http://www.facebook.com/pages/Aconito-Records/113719585360791</text:p>
          </table:table-cell>
          <table:table-cell table:number-columns-repeated="1016"/>
        </table:table-row>
        <table:table-row table:style-name="ro23">
          <table:table-cell office:value-type="float" office:value="1953">
            <text:p>1953</text:p>
          </table:table-cell>
          <table:table-cell office:value-type="string">
            <text:p>Thinner</text:p>
          </table:table-cell>
          <table:table-cell office:value-type="string">
            <text:p>thinner from frankfurt/germany is one of the most prominent netlabels, having accumulated over 2 million downloads in the past. randomly select an available release from the extensive thinner discography and there's a very high probability that the sounds on that album can be broadly described as "dub-inspired" i.e. some permutation of a fusion of dub with house, techno, or even ambient music. it's also quite possible that the album could be further redefined as belonging to the sound departments of either "dubby techhouse" or "intelligent dub," and, if not one of these, the more evasive aesthetic referred to as "minimalism" is an increasingly more likely descriptor. an alternate categorization can also classify the music as either soft and mellifluous or hard and edgy. although dub-influences are clearly the predominant inspiration behind the general flavor of the thinner sound, even a cursory sampling of its catalog quickly reveals that thinner is not a static label. during the time period 2001 - 2007, thinner has grown and evolved to encompass a wider variety of sounds and to make available a more diverse palette of releases from which interested listeners can make their selections. the early steady stream of signature dub-inspired techno/house music for which thinner initially became recognized still make their appearances but, as time has progressed and tastes have changed, new sounds have found their way into the thinner discography. while many of early thinner virtual releases were clearly efforts to emulate styles/genres similar to those offered by popular physical labels (eg. basic channel), later albums demonstrate innovative efforts to offer new sounds and/or interesting hybrids of existing ones. View all charted tracks on Thinner</text:p>
          </table:table-cell>
          <table:table-cell office:value-type="string">
            <text:p>Koselstr. 37, 60318 Frankfurt</text:p>
          </table:table-cell>
          <table:table-cell office:value-type="string">
            <text:p>NULL</text:p>
          </table:table-cell>
          <table:table-cell office:value-type="string">
            <text:p>http://www.thinner.cc</text:p>
          </table:table-cell>
          <table:table-cell office:value-type="string">
            <text:p>info@thinner.cc</text:p>
          </table:table-cell>
          <table:table-cell office:value-type="string">
            <text:p>NULL</text:p>
          </table:table-cell>
          <table:table-cell table:number-columns-repeated="1016"/>
        </table:table-row>
        <table:table-row table:style-name="ro16">
          <table:table-cell office:value-type="float" office:value="1802">
            <text:p>1802</text:p>
          </table:table-cell>
          <table:table-cell office:value-type="string">
            <text:p>Pastamusik</text:p>
          </table:table-cell>
          <table:table-cell office:value-type="string">
            <text:p>Pastamusik was originally setup in the late 1990s by a group of Munich/Sendling based DJs and Musicians. After several changes the label is run today by co-founder Anette Party (Rote Sonne) Daniel Bortz and Michael Weiss. Munich based Pastamusik is still on the mission to give space for fresh new artists and to provide cutting edge house, techno, electro, ambient, chicago, dub….pop. Whatever you wanna call it.. for wherever you will be… Until today Pastamusik released more than 30 Records by Daniel Bortz, Jichael Mackson, The Analog Roland Orchestra, Macchina Nera, Kaan Duzarat, Anette Party, Macchina Nera, Borrowed Identity For the near future, there is also planned to build a digital platform for new and innovative young artists. more infos soon! Distributed by: Diamonds &amp; Pearls Berlin www.dnp-music.com Pastamusik releases have been charted by Mark Henning, Sebo K, Catz 'N Dogz, Mark Henning, Marco Resmann, Adam Port, Ian Pooley, Adana Twins, Marc Romboy, Fur Coat, Michael Mayer, &amp;ME, NTFO, Thomas Schumacher, Marc Romboy, Daniel Bortz, Steve Lawler, Daniel Bortz, Ben Pearce, Hot Since 82, Blond:ish and 311 others. View all charted tracks on Pastamusik</text:p>
          </table:table-cell>
          <table:table-cell office:value-type="string">
            <text:p>Lindwurmstr. 173/RGB , 81369 Munich</text:p>
          </table:table-cell>
          <table:table-cell office:value-type="string">
            <text:p>http://www.soundcloud.com/pastamusik</text:p>
          </table:table-cell>
          <table:table-cell office:value-type="string">
            <text:p>http://www.pastamusik.de</text:p>
          </table:table-cell>
          <table:table-cell office:value-type="string">
            <text:p>info@pastamusik.de</text:p>
          </table:table-cell>
          <table:table-cell office:value-type="string">
            <text:p>http://www.facebook.com/pastamusiklabel</text:p>
          </table:table-cell>
          <table:table-cell table:number-columns-repeated="1016"/>
        </table:table-row>
        <table:table-row table:style-name="ro20">
          <table:table-cell office:value-type="float" office:value="1779">
            <text:p>1779</text:p>
          </table:table-cell>
          <table:table-cell office:value-type="string">
            <text:p>Airdrop Records</text:p>
          </table:table-cell>
          <table:table-cell office:value-type="string">
            <text:p>When Airdrop was founded in 2006 by Paulo and Henry, the labels’ mission was clear: providing a stable and fertile ground to develop a talented selection of Argentine artists, as well as launching the American duo Soul Clap far up in the air. Bridging the often-too-wide gap between the Northern and Southern parts of the American continent, Airdrop creates record releases that have Argentine and US artists come together. Since then, Franco Cinelli, Andres Zacco and Leonel Castillo have remained the label’s spearheads, while new missions are also developed around fresh European recruits, such as John Spring, Le Loup &amp; Funkalicious James, Death On The Balcony or Fritz &amp; Lang. Airdrop defies categorization – its releases fuse house, techno, funk, disco, ambient and many more genres into a holistic one as they aim to unite, not separate, the floor. Over the last two years, Airdrop Records has performed its sound around prestigious festivals such as Miami's WMC, Detroit's Movement or Zürich's Streetparade, as well as taking over important clubs and parties - NYC's Bar 13, Berlin's Weekend Club or Paris's Sundae have all bared the Airdrop flag. A series of sub-labels have naturally grown out of the Airdrop bole – Aux-Rec offers special projects based on re-editions and bootlegs. Curated by Andres Zacco, Greener features a bleeding-edge techno slant. In collaboration with Jorge Savoretti, Savor Music pushes some definitive club cuts and cultivates a certain acid touch. Finally, Groovear will be launched in 2012, focusing on Leonel Castillo’s rich and diverse production... Airdrop Records releases have been charted by Franco Cinelli, D'Julz, Julian Perez, Le Loup, Apollonia, Jef K, Felipe Venegas, Andrea Oliva, Franco Cinelli, The Revenge, Sebo K, Franco Cinelli, Silicone Soul, Noir, MANIK, System Of Survival, Thomas Schumacher, Maxxi Soundsystem, DJ Tennis, Jef K, Martin Eyerer, Tim Green, Varoslav and 437 others. View all charted tracks on Airdrop Records</text:p>
          </table:table-cell>
          <table:table-cell office:value-type="string">
            <text:p>New York, USA</text:p>
          </table:table-cell>
          <table:table-cell office:value-type="string">
            <text:p>NULL</text:p>
          </table:table-cell>
          <table:table-cell office:value-type="string">
            <text:p>http://www.airdrop.com</text:p>
          </table:table-cell>
          <table:table-cell office:value-type="string">
            <text:p>info@airdrop.com</text:p>
          </table:table-cell>
          <table:table-cell office:value-type="string">
            <text:p>NULL</text:p>
          </table:table-cell>
          <table:table-cell table:number-columns-repeated="1016"/>
        </table:table-row>
        <table:table-row table:style-name="ro11">
          <table:table-cell office:value-type="float" office:value="1693">
            <text:p>1693</text:p>
          </table:table-cell>
          <table:table-cell office:value-type="string">
            <text:p>Fassade Records</text:p>
          </table:table-cell>
          <table:table-cell office:value-type="string">
            <text:p>Fassade Records was founded by Bjoern Scheurmann in 2006 and should be a should be a familiar playground for talented electronic musician and naturally himself. The sound of the label shouldn’t be direct categorisable, but always should represent the diversity of modern electronic music. In that point of view the releases always represent styles like Techno, Detroit, Minimal, Modern House, Ambient and Dub… Fassade Records releases have been charted by Mano Le Tough, Andrew Grant, Rodriguez Jr., Loco Dice, Hernan Cattaneo and 57 others. View all charted tracks on Fassade Records</text:p>
          </table:table-cell>
          <table:table-cell office:value-type="string">
            <text:p>Gerokstraße 65, 70184 Stuttgart</text:p>
          </table:table-cell>
          <table:table-cell office:value-type="string">
            <text:p>http://www.soundcloud.com/fassade-records</text:p>
          </table:table-cell>
          <table:table-cell office:value-type="string">
            <text:p>http://www.fassade-records.de</text:p>
          </table:table-cell>
          <table:table-cell office:value-type="string">
            <text:p>info@fassade-records.de</text:p>
          </table:table-cell>
          <table:table-cell office:value-type="string">
            <text:p>http://www.facebook.com/pages/Fassade-Records/114526978966</text:p>
          </table:table-cell>
          <table:table-cell table:number-columns-repeated="1016"/>
        </table:table-row>
        <table:table-row table:style-name="ro6">
          <table:table-cell office:value-type="float" office:value="1202">
            <text:p>1202</text:p>
          </table:table-cell>
          <table:table-cell office:value-type="string">
            <text:p>Phil e</text:p>
          </table:table-cell>
          <table:table-cell office:value-type="string">
            <text:p>Phil e is a division of Philpot-Records. Its releases range from ambient and drone music to experimental forms of techno. Phil e releases have been charted by Dario Zenker, Seuil, Samuli Kemppi, Kenneth Christiansen, Ilario Alicante, Simian Mobile Disco, Booka Shade, Brendon Moeller, nd_baumecker, Dave DK, André Lodemann, Ripperton, And.Id, Karotte, Adam Port, DJ Koze, Ellen Allien, Ryan Elliott, Modeselektor, Ripperton, Lawrence and 142 others. View all charted tracks on Phil e</text:p>
          </table:table-cell>
          <table:table-cell office:value-type="string">
            <text:p>Stuttgart, Germany</text:p>
          </table:table-cell>
          <table:table-cell office:value-type="string">
            <text:p>NULL</text:p>
          </table:table-cell>
          <table:table-cell office:value-type="string">
            <text:p>http://www.philpot-records.net</text:p>
          </table:table-cell>
          <table:table-cell table:number-columns-repeated="2" office:value-type="string">
            <text:p>NULL</text:p>
          </table:table-cell>
          <table:table-cell table:number-columns-repeated="1016"/>
        </table:table-row>
        <table:table-row table:style-name="ro3">
          <table:table-cell office:value-type="float" office:value="838">
            <text:p>838</text:p>
          </table:table-cell>
          <table:table-cell office:value-type="string">
            <text:p>Microcosm Music</text:p>
          </table:table-cell>
          <table:table-cell office:value-type="string">
            <text:p>Microcosm Music is a New York City based label specializing in leftfield directions in microhouse, minimal techno, ambient, dub, electro-acoustic composition, and the occasional foray into drum and bass. Microcosm Music releases have been charted by Patrice Baumel, Agoria and 12 others. View all charted tracks on Microcosm Music</text:p>
          </table:table-cell>
          <table:table-cell office:value-type="string">
            <text:p>59 Franklin St. #403, New York, NY 10013</text:p>
          </table:table-cell>
          <table:table-cell office:value-type="string">
            <text:p>NULL</text:p>
          </table:table-cell>
          <table:table-cell office:value-type="string">
            <text:p>http://www.microcosm-music.com/</text:p>
          </table:table-cell>
          <table:table-cell office:value-type="string">
            <text:p>info@microcosm-music.com</text:p>
          </table:table-cell>
          <table:table-cell office:value-type="string">
            <text:p>NULL</text:p>
          </table:table-cell>
          <table:table-cell table:number-columns-repeated="1016"/>
        </table:table-row>
        <table:table-row table:style-name="ro16">
          <table:table-cell office:value-type="float" office:value="675">
            <text:p>675</text:p>
          </table:table-cell>
          <table:table-cell office:value-type="string">
            <text:p>Kompakt</text:p>
          </table:table-cell>
          <table:table-cell office:value-type="string">
            <text:p>Kompakt is a record store, an international distributor, a record label and the home of the “Cologne sound”. Launched in 1998 by Wolfgang Voigt, Jurgen Paape and Michael Mayer upon the back of pre-existing labels Profan and Auftrieb, Kompakt soon developed its signature “Cologne Sound” – a mix of minimalism, melody, and melancholy, often with an underlying pop sensibility. Over the past seven years Kompakt’s inherent love of melody and emotion has seen the label embrace such seemingly disparate styles as ambient, minimal techno, tech-house, shuffle-tech, trance, and pop. The creation of sub-labels such as Kompakt Pop and Kompakt Extra hints at the diverse and ever-growing nature of the label. Thanks to its distribution network, it’s become a key player in the electronic music scene in Europe helping such labels as Traum, Musik Krause, Sender, and Dial. Kompakt releases have been charted by Shall Ocin, Catz 'N Dogz, Andhim, Oxia, Jimpster, Patrick Topping, Re.You, Adam Port, Rampa, &amp;ME, Guy J, Adam Port, Dominik Eulberg, Camea, El_Txef_A, La Fleur, Re.You, Oxia, Jay Lumen, Andhim, Dominik Eulberg, Tim Green, &amp;ME, Franco Cinelli and 3348 others. View all charted tracks on Kompakt</text:p>
          </table:table-cell>
          <table:table-cell office:value-type="string">
            <text:p>Werderstrasse 15-19, Cologne</text:p>
          </table:table-cell>
          <table:table-cell office:value-type="string">
            <text:p>http://www.soundcloud.com/kompakt</text:p>
          </table:table-cell>
          <table:table-cell office:value-type="string">
            <text:p>http://www.kompakt.fm</text:p>
          </table:table-cell>
          <table:table-cell office:value-type="string">
            <text:p>NULL</text:p>
          </table:table-cell>
          <table:table-cell office:value-type="string">
            <text:p>http://www.facebook.com/kompaktrec</text:p>
          </table:table-cell>
          <table:table-cell table:number-columns-repeated="1016"/>
        </table:table-row>
        <table:table-row table:style-name="ro3">
          <table:table-cell office:value-type="float" office:value="397">
            <text:p>397</text:p>
          </table:table-cell>
          <table:table-cell office:value-type="string">
            <text:p>RedTempa Recordings</text:p>
          </table:table-cell>
          <table:table-cell office:value-type="string">
            <text:p>RedTempa Recordings specialises in British underground Dance and Electonnica from Deep House to Drum and Bass. Artists 'Layer1', 'Dan Canneloni' and 'Breathe' all produce Ambient House, Trance and Techno while 'Ridem Beta' and 'Nightrider' specialise in Urban beats and Drum and Bass.</text:p>
          </table:table-cell>
          <table:table-cell office:value-type="string">
            <text:p>London, United Kingdom</text:p>
          </table:table-cell>
          <table:table-cell office:value-type="string">
            <text:p>NULL</text:p>
          </table:table-cell>
          <table:table-cell office:value-type="string">
            <text:p>http://www.redtempa.com</text:p>
          </table:table-cell>
          <table:table-cell office:value-type="string">
            <text:p>ska@redtempa.com</text:p>
          </table:table-cell>
          <table:table-cell office:value-type="string">
            <text:p>NULL</text:p>
          </table:table-cell>
          <table:table-cell table:number-columns-repeated="1016"/>
        </table:table-row>
        <table:table-row table:style-name="ro3" table:number-rows-repeated="104846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top="2.54cm" fo:margin-bottom="2.54cm" fo:margin-left="3.175cm" fo:margin-right="3.175c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6">16-12-2015</text:date>, <text:time>19:57:15</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phpMyAdmin 4.1.14</meta:initial-creator>
    <meta:creation-date>2015-10-24T15:12:30</meta:creation-date>
    <dc:date>2015-12-16T19:57:15.33</dc:date>
    <dc:creator>Ayco Holleman</dc:creator>
    <meta:editing-duration>PT5H55M50S</meta:editing-duration>
    <meta:editing-cycles>7</meta:editing-cycles>
    <meta:document-statistic meta:table-count="1" meta:cell-count="896" meta:object-count="0"/>
  </office:meta>
</office:document-meta>
</file>